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2571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4827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1.6543in"/>
    </style:style>
    <style:style style:name="co8" style:family="table-column">
      <style:table-column-properties fo:break-before="auto" style:column-width="0.5181in"/>
    </style:style>
    <style:style style:name="co9" style:family="table-column">
      <style:table-column-properties fo:break-before="auto" style:column-width="0.539in"/>
    </style:style>
    <style:style style:name="co10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30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4811in" svg:height="4.7705in" svg:x="10.985in" svg:y="0.4272in">
            <draw:object draw:notify-on-update-of-ranges="Sheet1.D4:Sheet1.D15 Sheet1.E3:Sheet1.E3 Sheet1.E4:Sheet1.E15 Sheet1.F4:Sheet1.F15 Sheet1.F4:Sheet1.F15 Sheet1.D4:Sheet1.D15 Sheet1.G3:Sheet1.G3 Sheet1.G4:Sheet1.G15 Sheet1.E16:Sheet1.E16 Sheet1.E17:Sheet1.E22 Sheet1.D17:Sheet1.D22 Sheet1.F17:Sheet1.F22 Sheet1.F17:Sheet1.F22 Sheet1.G16:Sheet1.G16 Sheet1.G17:Sheet1.G22 Sheet1.D17:Sheet1.D22 Sheet1.E29:Sheet1.E29 Sheet1.E30:Sheet1.E35 Sheet1.D30:Sheet1.D35 Sheet1.F30:Sheet1.F35 Sheet1.F30:Sheet1.F35 Sheet1.G29:Sheet1.G29 Sheet1.G30:Sheet1.G35 Sheet1.D30:Sheet1.D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4705in" svg:height="4.7646in" svg:x="11.1098in" svg:y="7.7878in">
            <draw:object draw:notify-on-update-of-ranges="Sheet1.D45:Sheet1.D54 Sheet1.E44:Sheet1.E44 Sheet1.E45:Sheet1.E54 Sheet1.F45:Sheet1.F54 Sheet1.F45:Sheet1.F54 Sheet1.G44:Sheet1.G44 Sheet1.G45:Sheet1.G54 Sheet1.D45:Sheet1.D54 Sheet1.E61:Sheet1.E61 Sheet1.E62:Sheet1.E71 Sheet1.D62:Sheet1.D71 Sheet1.F62:Sheet1.F71 Sheet1.F62:Sheet1.F71 Sheet1.G61:Sheet1.G61 Sheet1.G62:Sheet1.G71 Sheet1.D62:Sheet1.D71 Sheet1.E78:Sheet1.E78 Sheet1.E79:Sheet1.E88 Sheet1.D79:Sheet1.D88 Sheet1.F79:Sheet1.F88 Sheet1.F79:Sheet1.F88 Sheet1.G78:Sheet1.G78 Sheet1.G79:Sheet1.G88 Sheet1.D79:Sheet1.D8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7"/>
        <table:table-column table:style-name="co9" table:number-columns-repeated="4" table:default-cell-style-name="ce7"/>
        <table:table-column table:style-name="co1" table:number-columns-repeated="11" table:default-cell-style-name="ce1"/>
        <table:table-column table:style-name="co10" table:default-cell-style-name="ce1"/>
        <table:table-column table:style-name="co1" table:number-columns-repeated="999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 table:number-columns-repeated="2"/>
          <table:table-cell table:number-columns-repeated="19"/>
          <table:table-cell table:style-name="ce2" office:value-type="string" calcext:value-type="string">
            <text:p>Files per Anna</text:p>
          </table:table-cell>
          <table:table-cell table:number-columns-repeated="999"/>
        </table:table-row>
        <table:table-row table:style-name="ro1">
          <table:table-cell/>
          <table:table-cell table:style-name="ce4" office:value-type="string" calcext:value-type="string" table:number-columns-spanned="1" table:number-rows-spanned="39">
            <text:p>W9</text:p>
          </table:table-cell>
          <table:table-cell table:style-name="ce5"/>
          <table:table-cell table:style-name="ce2" office:value-type="string" calcext:value-type="string">
            <text:p>charge_cloud (um)</text:p>
          </table:table-cell>
          <table:table-cell table:style-name="ce2" office:value-type="string" calcext:value-type="string">
            <text:p>Peak 900eV MC (eV)</text:p>
          </table:table-cell>
          <table:table-cell table:style-name="ce2" office:value-type="string" calcext:value-type="string">
            <text:p>Peak std (eV)</text:p>
          </table:table-cell>
          <table:table-cell table:style-name="ce2" office:value-type="string" calcext:value-type="string">
            <text:p>Peak 900eV data (eV)</text:p>
          </table:table-cell>
          <table:table-cell table:number-columns-repeated="1017"/>
        </table:table-row>
        <table:table-row table:style-name="ro1">
          <table:table-cell/>
          <table:covered-table-cell/>
          <table:table-cell/>
          <table:table-cell office:value-type="float" office:value="3.5" calcext:value-type="float">
            <text:p>3.5</text:p>
          </table:table-cell>
          <table:table-cell table:style-name="ce7" table:formula="of:=AVERAGE([.I4:.M4])" office:value-type="float" office:value="880.454787850197" calcext:value-type="float">
            <text:p>880.45</text:p>
          </table:table-cell>
          <table:table-cell table:style-name="ce7" table:formula="of:=STDEV([.I4:.M4])" office:value-type="float" office:value="1.56899257166953" calcext:value-type="float">
            <text:p>1.57</text:p>
          </table:table-cell>
          <table:table-cell table:style-name="ce7" office:value-type="float" office:value="875.549384338452" calcext:value-type="float">
            <text:p>875.55</text:p>
          </table:table-cell>
          <table:table-cell/>
          <table:table-cell office:value-type="float" office:value="879.40216496219" calcext:value-type="float">
            <text:p>879.40</text:p>
          </table:table-cell>
          <table:table-cell office:value-type="float" office:value="879.755756205223" calcext:value-type="float">
            <text:p>879.76</text:p>
          </table:table-cell>
          <table:table-cell office:value-type="float" office:value="883.190272876367" calcext:value-type="float">
            <text:p>883.19</text:p>
          </table:table-cell>
          <table:table-cell office:value-type="float" office:value="879.586408112103" calcext:value-type="float">
            <text:p>879.59</text:p>
          </table:table-cell>
          <table:table-cell office:value-type="float" office:value="880.339337095102" calcext:value-type="float">
            <text:p>880.34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/>
          <table:covered-table-cell/>
          <table:table-cell/>
          <table:table-cell office:value-type="float" office:value="4" calcext:value-type="float">
            <text:p>4</text:p>
          </table:table-cell>
          <table:table-cell table:style-name="ce7" table:formula="of:=AVERAGE([.I5:.M5])" office:value-type="float" office:value="878.311074600555" calcext:value-type="float">
            <text:p>878.31</text:p>
          </table:table-cell>
          <table:table-cell table:style-name="ce7" table:formula="of:=STDEV([.I5:.M5])" office:value-type="float" office:value="1.71206264228612" calcext:value-type="float">
            <text:p>1.71</text:p>
          </table:table-cell>
          <table:table-cell table:style-name="ce7" office:value-type="float" office:value="875.549386037236" calcext:value-type="float">
            <text:p>875.55</text:p>
          </table:table-cell>
          <table:table-cell/>
          <table:table-cell office:value-type="float" office:value="877.299429007311" calcext:value-type="float">
            <text:p>877.30</text:p>
          </table:table-cell>
          <table:table-cell office:value-type="float" office:value="877.073879715069" calcext:value-type="float">
            <text:p>877.07</text:p>
          </table:table-cell>
          <table:table-cell office:value-type="float" office:value="876.934484106971" calcext:value-type="float">
            <text:p>876.93</text:p>
          </table:table-cell>
          <table:table-cell office:value-type="float" office:value="879.530629181514" calcext:value-type="float">
            <text:p>879.53</text:p>
          </table:table-cell>
          <table:table-cell office:value-type="float" office:value="880.71695099191" calcext:value-type="float">
            <text:p>880.7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/>
          <table:covered-table-cell/>
          <table:table-cell/>
          <table:table-cell office:value-type="float" office:value="4.68" calcext:value-type="float">
            <text:p>4.68</text:p>
          </table:table-cell>
          <table:table-cell table:style-name="ce7" table:formula="of:=AVERAGE([.I6:.M6])" office:value-type="float" office:value="872.173487653329" calcext:value-type="float">
            <text:p>872.17</text:p>
          </table:table-cell>
          <table:table-cell table:style-name="ce7" table:formula="of:=STDEV([.I6:.M6])" office:value-type="float" office:value="1.24328615900132" calcext:value-type="float">
            <text:p>1.24</text:p>
          </table:table-cell>
          <table:table-cell table:style-name="ce7" office:value-type="float" office:value="875.549383829826" calcext:value-type="float">
            <text:p>875.55</text:p>
          </table:table-cell>
          <table:table-cell/>
          <table:table-cell office:value-type="float" office:value="871.241978579229" calcext:value-type="float">
            <text:p>871.24</text:p>
          </table:table-cell>
          <table:table-cell office:value-type="float" office:value="870.607599773076" calcext:value-type="float">
            <text:p>870.61</text:p>
          </table:table-cell>
          <table:table-cell office:value-type="float" office:value="873.182383141287" calcext:value-type="float">
            <text:p>873.18</text:p>
          </table:table-cell>
          <table:table-cell office:value-type="float" office:value="872.310433080007" calcext:value-type="float">
            <text:p>872.31</text:p>
          </table:table-cell>
          <table:table-cell office:value-type="float" office:value="873.525043693046" calcext:value-type="float">
            <text:p>873.53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/>
          <table:covered-table-cell/>
          <table:table-cell/>
          <table:table-cell office:value-type="float" office:value="6" calcext:value-type="float">
            <text:p>6</text:p>
          </table:table-cell>
          <table:table-cell table:style-name="ce7" table:formula="of:=AVERAGE([.I7:.M7])" office:value-type="float" office:value="864.051416792416" calcext:value-type="float">
            <text:p>864.05</text:p>
          </table:table-cell>
          <table:table-cell table:style-name="ce7" table:formula="of:=STDEV([.I7:.M7])" office:value-type="float" office:value="1.72277824759339" calcext:value-type="float">
            <text:p>1.72</text:p>
          </table:table-cell>
          <table:table-cell table:style-name="ce7" office:value-type="float" office:value="875.549401898899" calcext:value-type="float">
            <text:p>875.55</text:p>
          </table:table-cell>
          <table:table-cell/>
          <table:table-cell office:value-type="float" office:value="862.273321543967" calcext:value-type="float">
            <text:p>862.27</text:p>
          </table:table-cell>
          <table:table-cell office:value-type="float" office:value="863.989304318922" calcext:value-type="float">
            <text:p>863.99</text:p>
          </table:table-cell>
          <table:table-cell office:value-type="float" office:value="862.81859710658" calcext:value-type="float">
            <text:p>862.82</text:p>
          </table:table-cell>
          <table:table-cell office:value-type="float" office:value="866.698062422551" calcext:value-type="float">
            <text:p>866.70</text:p>
          </table:table-cell>
          <table:table-cell office:value-type="float" office:value="864.477798570061" calcext:value-type="float">
            <text:p>864.48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/>
          <table:covered-table-cell/>
          <table:table-cell/>
          <table:table-cell office:value-type="float" office:value="5.5" calcext:value-type="float">
            <text:p>5.5</text:p>
          </table:table-cell>
          <table:table-cell table:style-name="ce7" table:formula="of:=AVERAGE([.I8:.M8])" office:value-type="float" office:value="868.884127579966" calcext:value-type="float">
            <text:p>868.88</text:p>
          </table:table-cell>
          <table:table-cell table:style-name="ce7" table:formula="of:=STDEV([.I8:.M8])" office:value-type="float" office:value="2.53001775340147" calcext:value-type="float">
            <text:p>2.53</text:p>
          </table:table-cell>
          <table:table-cell table:style-name="ce7" office:value-type="float" office:value="875.549381016315" calcext:value-type="float">
            <text:p>875.55</text:p>
          </table:table-cell>
          <table:table-cell/>
          <table:table-cell office:value-type="float" office:value="867.982331018797" calcext:value-type="float">
            <text:p>867.98</text:p>
          </table:table-cell>
          <table:table-cell office:value-type="float" office:value="869.875495071469" calcext:value-type="float">
            <text:p>869.88</text:p>
          </table:table-cell>
          <table:table-cell office:value-type="float" office:value="872.515549922898" calcext:value-type="float">
            <text:p>872.52</text:p>
          </table:table-cell>
          <table:table-cell office:value-type="float" office:value="865.663890327155" calcext:value-type="float">
            <text:p>865.66</text:p>
          </table:table-cell>
          <table:table-cell office:value-type="float" office:value="868.383371559511" calcext:value-type="float">
            <text:p>868.38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/>
          <table:covered-table-cell/>
          <table:table-cell/>
          <table:table-cell office:value-type="float" office:value="3" calcext:value-type="float">
            <text:p>3</text:p>
          </table:table-cell>
          <table:table-cell table:style-name="ce7" table:formula="of:=AVERAGE([.I9:.M9])" office:value-type="float" office:value="882.176651382823" calcext:value-type="float">
            <text:p>882.18</text:p>
          </table:table-cell>
          <table:table-cell table:style-name="ce7" table:formula="of:=STDEV([.I9:.M9])" office:value-type="float" office:value="0.649370658485669" calcext:value-type="float">
            <text:p>0.65</text:p>
          </table:table-cell>
          <table:table-cell table:style-name="ce7" office:value-type="float" office:value="875.549381016315" calcext:value-type="float">
            <text:p>875.55</text:p>
          </table:table-cell>
          <table:table-cell/>
          <table:table-cell office:value-type="float" office:value="882.610238365844" calcext:value-type="float">
            <text:p>882.61</text:p>
          </table:table-cell>
          <table:table-cell office:value-type="float" office:value="881.399365781829" calcext:value-type="float">
            <text:p>881.40</text:p>
          </table:table-cell>
          <table:table-cell office:value-type="float" office:value="881.774002402707" calcext:value-type="float">
            <text:p>881.77</text:p>
          </table:table-cell>
          <table:table-cell office:value-type="float" office:value="882.073424687914" calcext:value-type="float">
            <text:p>882.07</text:p>
          </table:table-cell>
          <table:table-cell office:value-type="float" office:value="883.02622567582" calcext:value-type="float">
            <text:p>883.03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1">
          <table:table-cell/>
          <table:covered-table-cell/>
          <table:table-cell/>
          <table:table-cell table:style-name="ce2" office:value-type="string" calcext:value-type="string">
            <text:p>m</text:p>
          </table:table-cell>
          <table:table-cell office:value-type="float" office:value="-6.08002" calcext:value-type="float">
            <text:p>-6.08002</text:p>
          </table:table-cell>
          <table:table-cell/>
          <table:table-cell table:style-name="ce2" office:value-type="string" calcext:value-type="string">
            <text:p>best charge cloud (um)</text:p>
          </table:table-cell>
          <table:table-cell/>
          <table:table-cell table:style-name="ce9" office:value-type="string" calcext:value-type="string">
            <text:p>minf</text:p>
          </table:table-cell>
          <table:table-cell office:value-type="float" office:value="80" calcext:value-type="float">
            <text:p>80.00</text:p>
          </table:table-cell>
          <table:table-cell table:number-columns-repeated="1014"/>
        </table:table-row>
        <table:table-row table:style-name="ro1">
          <table:table-cell/>
          <table:covered-table-cell/>
          <table:table-cell/>
          <table:table-cell table:style-name="ce2" office:value-type="string" calcext:value-type="string">
            <text:p>q</text:p>
          </table:table-cell>
          <table:table-cell office:value-type="float" office:value="901.377" calcext:value-type="float">
            <text:p>901.377</text:p>
          </table:table-cell>
          <table:table-cell/>
          <table:table-cell table:style-name="ce8" table:formula="of:=(AVERAGE([.G4:.G9])-[.E12])/[.E11]" office:value-type="float" office:value="4.24794879685036" calcext:value-type="float">
            <text:p>4.248</text:p>
          </table:table-cell>
          <table:table-cell/>
          <table:table-cell table:style-name="ce9" office:value-type="string" calcext:value-type="string">
            <text:p>maxf</text:p>
          </table:table-cell>
          <table:table-cell office:value-type="float" office:value="110" calcext:value-type="float">
            <text:p>110.00</text:p>
          </table:table-cell>
          <table:table-cell table:number-columns-repeated="1014"/>
        </table:table-row>
        <table:table-row table:style-name="ro1">
          <table:table-cell/>
          <table:covered-table-cell/>
          <table:table-cell table:number-columns-repeated="6"/>
          <table:table-cell table:style-name="ce9" office:value-type="string" calcext:value-type="string">
            <text:p>minf1</text:p>
          </table:table-cell>
          <table:table-cell office:value-type="float" office:value="135" calcext:value-type="float">
            <text:p>135.00</text:p>
          </table:table-cell>
          <table:table-cell table:number-columns-repeated="1014"/>
        </table:table-row>
        <table:table-row table:style-name="ro1">
          <table:table-cell/>
          <table:covered-table-cell/>
          <table:table-cell table:number-columns-repeated="6"/>
          <table:table-cell table:style-name="ce9" office:value-type="string" calcext:value-type="string">
            <text:p>maxf1</text:p>
          </table:table-cell>
          <table:table-cell office:value-type="float" office:value="170" calcext:value-type="float">
            <text:p>170.00</text:p>
          </table:table-cell>
          <table:table-cell table:number-columns-repeated="1014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1">
          <table:table-cell/>
          <table:covered-table-cell/>
          <table:table-cell/>
          <table:table-cell table:style-name="ce2" office:value-type="string" calcext:value-type="string">
            <text:p>charge_cloud (um)</text:p>
          </table:table-cell>
          <table:table-cell table:style-name="ce2" office:value-type="string" calcext:value-type="string">
            <text:p>Peak 850eV MC (eV)</text:p>
          </table:table-cell>
          <table:table-cell table:style-name="ce2" office:value-type="string" calcext:value-type="string">
            <text:p>Peak std (eV)</text:p>
          </table:table-cell>
          <table:table-cell table:style-name="ce2" office:value-type="string" calcext:value-type="string">
            <text:p>Peak 850eV data (eV)</text:p>
          </table:table-cell>
          <table:table-cell table:number-columns-repeated="1017"/>
        </table:table-row>
        <table:table-row table:style-name="ro1">
          <table:table-cell/>
          <table:covered-table-cell/>
          <table:table-cell/>
          <table:table-cell office:value-type="float" office:value="3.5" calcext:value-type="float">
            <text:p>3.5</text:p>
          </table:table-cell>
          <table:table-cell table:style-name="ce7" table:formula="of:=AVERAGE([.I17:.M17])" office:value-type="float" office:value="829.801336284408" calcext:value-type="float">
            <text:p>829.80</text:p>
          </table:table-cell>
          <table:table-cell table:style-name="ce7" table:formula="of:=STDEV([.I17:.M17])" office:value-type="float" office:value="1.22845743156711" calcext:value-type="float">
            <text:p>1.23</text:p>
          </table:table-cell>
          <table:table-cell table:style-name="ce7" office:value-type="float" office:value="827.004922862072" calcext:value-type="float">
            <text:p>827.00</text:p>
          </table:table-cell>
          <table:table-cell/>
          <table:table-cell office:value-type="float" office:value="829.707341763793" calcext:value-type="float">
            <text:p>829.71</text:p>
          </table:table-cell>
          <table:table-cell office:value-type="float" office:value="828.784082976384" calcext:value-type="float">
            <text:p>828.78</text:p>
          </table:table-cell>
          <table:table-cell office:value-type="float" office:value="831.865108937023" calcext:value-type="float">
            <text:p>831.87</text:p>
          </table:table-cell>
          <table:table-cell office:value-type="float" office:value="828.950920127101" calcext:value-type="float">
            <text:p>828.95</text:p>
          </table:table-cell>
          <table:table-cell office:value-type="float" office:value="829.699227617739" calcext:value-type="float">
            <text:p>829.70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4" calcext:value-type="float">
            <text:p>4</text:p>
          </table:table-cell>
          <table:table-cell table:style-name="ce7" table:formula="of:=AVERAGE([.I18:.M18])" office:value-type="float" office:value="827.958737946981" calcext:value-type="float">
            <text:p>827.96</text:p>
          </table:table-cell>
          <table:table-cell table:style-name="ce7" table:formula="of:=STDEV([.I18:.M18])" office:value-type="float" office:value="0.616315238641017" calcext:value-type="float">
            <text:p>0.62</text:p>
          </table:table-cell>
          <table:table-cell table:style-name="ce7" office:value-type="float" office:value="827.00492291078" calcext:value-type="float">
            <text:p>827.00</text:p>
          </table:table-cell>
          <table:table-cell/>
          <table:table-cell office:value-type="float" office:value="828.911410951956" calcext:value-type="float">
            <text:p>828.91</text:p>
          </table:table-cell>
          <table:table-cell office:value-type="float" office:value="827.311932704079" calcext:value-type="float">
            <text:p>827.31</text:p>
          </table:table-cell>
          <table:table-cell office:value-type="float" office:value="827.937570069101" calcext:value-type="float">
            <text:p>827.94</text:p>
          </table:table-cell>
          <table:table-cell office:value-type="float" office:value="827.540290263327" calcext:value-type="float">
            <text:p>827.54</text:p>
          </table:table-cell>
          <table:table-cell office:value-type="float" office:value="828.092485746441" calcext:value-type="float">
            <text:p>828.09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4.68" calcext:value-type="float">
            <text:p>4.68</text:p>
          </table:table-cell>
          <table:table-cell table:style-name="ce7" table:formula="of:=AVERAGE([.I19:.M19])" office:value-type="float" office:value="823.661968992148" calcext:value-type="float">
            <text:p>823.66</text:p>
          </table:table-cell>
          <table:table-cell table:style-name="ce7" table:formula="of:=STDEV([.I19:.M19])" office:value-type="float" office:value="2.40176853568738" calcext:value-type="float">
            <text:p>2.40</text:p>
          </table:table-cell>
          <table:table-cell table:style-name="ce7" office:value-type="float" office:value="827.004922911751" calcext:value-type="float">
            <text:p>827.00</text:p>
          </table:table-cell>
          <table:table-cell/>
          <table:table-cell office:value-type="float" office:value="823.490224895696" calcext:value-type="float">
            <text:p>823.49</text:p>
          </table:table-cell>
          <table:table-cell office:value-type="float" office:value="823.310245892762" calcext:value-type="float">
            <text:p>823.31</text:p>
          </table:table-cell>
          <table:table-cell office:value-type="float" office:value="822.436574136587" calcext:value-type="float">
            <text:p>822.44</text:p>
          </table:table-cell>
          <table:table-cell office:value-type="float" office:value="821.382837632757" calcext:value-type="float">
            <text:p>821.38</text:p>
          </table:table-cell>
          <table:table-cell office:value-type="float" office:value="827.689962402938" calcext:value-type="float">
            <text:p>827.69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6" calcext:value-type="float">
            <text:p>6</text:p>
          </table:table-cell>
          <table:table-cell table:style-name="ce7" table:formula="of:=AVERAGE([.I20:.M20])" office:value-type="float" office:value="814.561234262389" calcext:value-type="float">
            <text:p>814.56</text:p>
          </table:table-cell>
          <table:table-cell table:style-name="ce7" table:formula="of:=STDEV([.I20:.M20])" office:value-type="float" office:value="1.70581069857213" calcext:value-type="float">
            <text:p>1.71</text:p>
          </table:table-cell>
          <table:table-cell table:style-name="ce7" office:value-type="float" office:value="827.0049229112" calcext:value-type="float">
            <text:p>827.00</text:p>
          </table:table-cell>
          <table:table-cell/>
          <table:table-cell office:value-type="float" office:value="815.176614137426" calcext:value-type="float">
            <text:p>815.18</text:p>
          </table:table-cell>
          <table:table-cell office:value-type="float" office:value="813.650524574733" calcext:value-type="float">
            <text:p>813.65</text:p>
          </table:table-cell>
          <table:table-cell office:value-type="float" office:value="812.069055306358" calcext:value-type="float">
            <text:p>812.07</text:p>
          </table:table-cell>
          <table:table-cell office:value-type="float" office:value="815.545710309191" calcext:value-type="float">
            <text:p>815.55</text:p>
          </table:table-cell>
          <table:table-cell office:value-type="float" office:value="816.364266984236" calcext:value-type="float">
            <text:p>816.36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5.5" calcext:value-type="float">
            <text:p>5.5</text:p>
          </table:table-cell>
          <table:table-cell table:style-name="ce7" table:formula="of:=AVERAGE([.I21:.M21])" office:value-type="float" office:value="818.65293123793" calcext:value-type="float">
            <text:p>818.65</text:p>
          </table:table-cell>
          <table:table-cell table:style-name="ce7" table:formula="of:=STDEV([.I21:.M21])" office:value-type="float" office:value="0.993681496077721" calcext:value-type="float">
            <text:p>0.99</text:p>
          </table:table-cell>
          <table:table-cell table:style-name="ce7" office:value-type="float" office:value="827.004922911294" calcext:value-type="float">
            <text:p>827.00</text:p>
          </table:table-cell>
          <table:table-cell/>
          <table:table-cell office:value-type="float" office:value="819.086538559623" calcext:value-type="float">
            <text:p>819.09</text:p>
          </table:table-cell>
          <table:table-cell office:value-type="float" office:value="818.418482665015" calcext:value-type="float">
            <text:p>818.42</text:p>
          </table:table-cell>
          <table:table-cell office:value-type="float" office:value="817.302774523625" calcext:value-type="float">
            <text:p>817.30</text:p>
          </table:table-cell>
          <table:table-cell office:value-type="float" office:value="818.446986394077" calcext:value-type="float">
            <text:p>818.45</text:p>
          </table:table-cell>
          <table:table-cell office:value-type="float" office:value="820.00987404731" calcext:value-type="float">
            <text:p>820.01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3" calcext:value-type="float">
            <text:p>3</text:p>
          </table:table-cell>
          <table:table-cell table:style-name="ce7" table:formula="of:=AVERAGE([.I22:.M22])" office:value-type="float" office:value="832.702344040373" calcext:value-type="float">
            <text:p>832.70</text:p>
          </table:table-cell>
          <table:table-cell table:style-name="ce7" table:formula="of:=STDEV([.I22:.M22])" office:value-type="float" office:value="0.815700344203902" calcext:value-type="float">
            <text:p>0.82</text:p>
          </table:table-cell>
          <table:table-cell table:style-name="ce7" office:value-type="float" office:value="827.004922909756" calcext:value-type="float">
            <text:p>827.00</text:p>
          </table:table-cell>
          <table:table-cell/>
          <table:table-cell office:value-type="float" office:value="833.447080757131" calcext:value-type="float">
            <text:p>833.45</text:p>
          </table:table-cell>
          <table:table-cell office:value-type="float" office:value="831.429221629241" calcext:value-type="float">
            <text:p>831.43</text:p>
          </table:table-cell>
          <table:table-cell office:value-type="float" office:value="832.509694645138" calcext:value-type="float">
            <text:p>832.51</text:p>
          </table:table-cell>
          <table:table-cell office:value-type="float" office:value="833.370217376903" calcext:value-type="float">
            <text:p>833.37</text:p>
          </table:table-cell>
          <table:table-cell office:value-type="float" office:value="832.755505793452" calcext:value-type="float">
            <text:p>832.76</text:p>
          </table:table-cell>
          <table:table-cell table:number-columns-repeated="1011"/>
        </table:table-row>
        <table:table-row table:style-name="ro1">
          <table:table-cell/>
          <table:covered-table-cell/>
          <table:table-cell table:number-columns-repeated="2"/>
          <table:table-cell table:style-name="ce8"/>
          <table:table-cell table:number-columns-repeated="1019"/>
        </table:table-row>
        <table:table-row table:style-name="ro1">
          <table:table-cell/>
          <table:covered-table-cell/>
          <table:table-cell/>
          <table:table-cell table:style-name="ce2" office:value-type="string" calcext:value-type="string">
            <text:p>m</text:p>
          </table:table-cell>
          <table:table-cell table:style-name="ce8" office:value-type="float" office:value="-5.9453431396727" calcext:value-type="float">
            <text:p>-5.945</text:p>
          </table:table-cell>
          <table:table-cell/>
          <table:table-cell table:style-name="ce2" office:value-type="string" calcext:value-type="string">
            <text:p>best charge cloud (um)</text:p>
          </table:table-cell>
          <table:table-cell/>
          <table:table-cell table:style-name="ce9" office:value-type="string" calcext:value-type="string">
            <text:p>minf</text:p>
          </table:table-cell>
          <table:table-cell office:value-type="float" office:value="70" calcext:value-type="float">
            <text:p>70.00</text:p>
          </table:table-cell>
          <table:table-cell table:number-columns-repeated="1014"/>
        </table:table-row>
        <table:table-row table:style-name="ro1">
          <table:table-cell/>
          <table:covered-table-cell/>
          <table:table-cell/>
          <table:table-cell table:style-name="ce2" office:value-type="string" calcext:value-type="string">
            <text:p>q</text:p>
          </table:table-cell>
          <table:table-cell table:style-name="ce8" office:value-type="float" office:value="850.993384621783" calcext:value-type="float">
            <text:p>850.993</text:p>
          </table:table-cell>
          <table:table-cell/>
          <table:table-cell table:style-name="ce8" table:formula="of:=(AVERAGE([.G17:.G22])-[.E25])/[.E24]" office:value-type="float" office:value="4.03483216282352" calcext:value-type="float">
            <text:p>4.035</text:p>
          </table:table-cell>
          <table:table-cell/>
          <table:table-cell table:style-name="ce9" office:value-type="string" calcext:value-type="string">
            <text:p>maxf</text:p>
          </table:table-cell>
          <table:table-cell office:value-type="float" office:value="90" calcext:value-type="float">
            <text:p>90.00</text:p>
          </table:table-cell>
          <table:table-cell table:number-columns-repeated="1014"/>
        </table:table-row>
        <table:table-row table:style-name="ro1">
          <table:table-cell/>
          <table:covered-table-cell/>
          <table:table-cell table:number-columns-repeated="6"/>
          <table:table-cell table:style-name="ce9" office:value-type="string" calcext:value-type="string">
            <text:p>minf1</text:p>
          </table:table-cell>
          <table:table-cell office:value-type="float" office:value="135" calcext:value-type="float">
            <text:p>135.00</text:p>
          </table:table-cell>
          <table:table-cell table:number-columns-repeated="1014"/>
        </table:table-row>
        <table:table-row table:style-name="ro1">
          <table:table-cell/>
          <table:covered-table-cell/>
          <table:table-cell table:number-columns-repeated="4"/>
          <table:table-cell table:style-name="ce2"/>
          <table:table-cell/>
          <table:table-cell table:style-name="ce9" office:value-type="string" calcext:value-type="string">
            <text:p>maxf1</text:p>
          </table:table-cell>
          <table:table-cell office:value-type="float" office:value="170" calcext:value-type="float">
            <text:p>170.00</text:p>
          </table:table-cell>
          <table:table-cell table:number-columns-repeated="1014"/>
        </table:table-row>
        <table:table-row table:style-name="ro1">
          <table:table-cell/>
          <table:covered-table-cell/>
          <table:table-cell table:number-columns-repeated="4"/>
          <table:table-cell table:style-name="ce7"/>
          <table:table-cell table:number-columns-repeated="1017"/>
        </table:table-row>
        <table:table-row table:style-name="ro1">
          <table:table-cell/>
          <table:covered-table-cell/>
          <table:table-cell/>
          <table:table-cell table:style-name="ce2" office:value-type="string" calcext:value-type="string">
            <text:p>charge_cloud (um)</text:p>
          </table:table-cell>
          <table:table-cell table:style-name="ce2" office:value-type="string" calcext:value-type="string">
            <text:p>Peak 800eV MC (eV)</text:p>
          </table:table-cell>
          <table:table-cell table:style-name="ce2" office:value-type="string" calcext:value-type="string">
            <text:p>Peak std (eV)</text:p>
          </table:table-cell>
          <table:table-cell table:style-name="ce2" office:value-type="string" calcext:value-type="string">
            <text:p>Peak 800eV data (eV)</text:p>
          </table:table-cell>
          <table:table-cell table:number-columns-repeated="1017"/>
        </table:table-row>
        <table:table-row table:style-name="ro1">
          <table:table-cell/>
          <table:covered-table-cell/>
          <table:table-cell/>
          <table:table-cell office:value-type="float" office:value="3.5" calcext:value-type="float">
            <text:p>3.5</text:p>
          </table:table-cell>
          <table:table-cell table:style-name="ce7" table:formula="of:=AVERAGE([.I30:.M30])" office:value-type="float" office:value="780.271631651897" calcext:value-type="float">
            <text:p>780.27</text:p>
          </table:table-cell>
          <table:table-cell table:style-name="ce7" table:formula="of:=STDEV([.I30:.M30])" office:value-type="float" office:value="0.606439644954695" calcext:value-type="float">
            <text:p>0.61</text:p>
          </table:table-cell>
          <table:table-cell table:style-name="ce7" office:value-type="float" office:value="771.25934478632" calcext:value-type="float">
            <text:p>771.26</text:p>
          </table:table-cell>
          <table:table-cell/>
          <table:table-cell office:value-type="float" office:value="780.251668890827" calcext:value-type="float">
            <text:p>780.25</text:p>
          </table:table-cell>
          <table:table-cell office:value-type="float" office:value="779.298694096851" calcext:value-type="float">
            <text:p>779.30</text:p>
          </table:table-cell>
          <table:table-cell office:value-type="float" office:value="780.423458712217" calcext:value-type="float">
            <text:p>780.42</text:p>
          </table:table-cell>
          <table:table-cell office:value-type="float" office:value="780.963568912615" calcext:value-type="float">
            <text:p>780.96</text:p>
          </table:table-cell>
          <table:table-cell office:value-type="float" office:value="780.420767646975" calcext:value-type="float">
            <text:p>780.42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4" calcext:value-type="float">
            <text:p>4</text:p>
          </table:table-cell>
          <table:table-cell table:style-name="ce7" table:formula="of:=AVERAGE([.I31:.M31])" office:value-type="float" office:value="778.687142143813" calcext:value-type="float">
            <text:p>778.69</text:p>
          </table:table-cell>
          <table:table-cell table:style-name="ce7" table:formula="of:=STDEV([.I31:.M31])" office:value-type="float" office:value="1.07909260195823" calcext:value-type="float">
            <text:p>1.08</text:p>
          </table:table-cell>
          <table:table-cell table:style-name="ce7" office:value-type="float" office:value="771.25934478632" calcext:value-type="float">
            <text:p>771.26</text:p>
          </table:table-cell>
          <table:table-cell/>
          <table:table-cell office:value-type="float" office:value="779.596899031941" calcext:value-type="float">
            <text:p>779.60</text:p>
          </table:table-cell>
          <table:table-cell office:value-type="float" office:value="776.985833163905" calcext:value-type="float">
            <text:p>776.99</text:p>
          </table:table-cell>
          <table:table-cell office:value-type="float" office:value="778.860477191769" calcext:value-type="float">
            <text:p>778.86</text:p>
          </table:table-cell>
          <table:table-cell office:value-type="float" office:value="778.398541564949" calcext:value-type="float">
            <text:p>778.40</text:p>
          </table:table-cell>
          <table:table-cell office:value-type="float" office:value="779.593959766502" calcext:value-type="float">
            <text:p>779.59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4.68" calcext:value-type="float">
            <text:p>4.68</text:p>
          </table:table-cell>
          <table:table-cell table:style-name="ce7" table:formula="of:=AVERAGE([.I32:.M32])" office:value-type="float" office:value="773.640839640089" calcext:value-type="float">
            <text:p>773.64</text:p>
          </table:table-cell>
          <table:table-cell table:style-name="ce7" table:formula="of:=STDEV([.I32:.M32])" office:value-type="float" office:value="1.73372369621307" calcext:value-type="float">
            <text:p>1.73</text:p>
          </table:table-cell>
          <table:table-cell table:style-name="ce7" office:value-type="float" office:value="771.25934478632" calcext:value-type="float">
            <text:p>771.26</text:p>
          </table:table-cell>
          <table:table-cell/>
          <table:table-cell office:value-type="float" office:value="774.92480854679" calcext:value-type="float">
            <text:p>774.92</text:p>
          </table:table-cell>
          <table:table-cell office:value-type="float" office:value="771.02023753564" calcext:value-type="float">
            <text:p>771.02</text:p>
          </table:table-cell>
          <table:table-cell office:value-type="float" office:value="775.389666434123" calcext:value-type="float">
            <text:p>775.39</text:p>
          </table:table-cell>
          <table:table-cell office:value-type="float" office:value="773.861189169214" calcext:value-type="float">
            <text:p>773.86</text:p>
          </table:table-cell>
          <table:table-cell office:value-type="float" office:value="773.008296514676" calcext:value-type="float">
            <text:p>773.01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6" calcext:value-type="float">
            <text:p>6</text:p>
          </table:table-cell>
          <table:table-cell table:style-name="ce7" table:formula="of:=AVERAGE([.I33:.M33])" office:value-type="float" office:value="766.299663357977" calcext:value-type="float">
            <text:p>766.30</text:p>
          </table:table-cell>
          <table:table-cell table:style-name="ce7" table:formula="of:=STDEV([.I33:.M33])" office:value-type="float" office:value="1.81233980660391" calcext:value-type="float">
            <text:p>1.81</text:p>
          </table:table-cell>
          <table:table-cell table:style-name="ce7" office:value-type="float" office:value="771.25934478632" calcext:value-type="float">
            <text:p>771.26</text:p>
          </table:table-cell>
          <table:table-cell/>
          <table:table-cell office:value-type="float" office:value="767.842625413172" calcext:value-type="float">
            <text:p>767.84</text:p>
          </table:table-cell>
          <table:table-cell office:value-type="float" office:value="765.885079908408" calcext:value-type="float">
            <text:p>765.89</text:p>
          </table:table-cell>
          <table:table-cell office:value-type="float" office:value="763.346873794025" calcext:value-type="float">
            <text:p>763.35</text:p>
          </table:table-cell>
          <table:table-cell office:value-type="float" office:value="766.893680939381" calcext:value-type="float">
            <text:p>766.89</text:p>
          </table:table-cell>
          <table:table-cell office:value-type="float" office:value="767.5300567349" calcext:value-type="float">
            <text:p>767.53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5.5" calcext:value-type="float">
            <text:p>5.5</text:p>
          </table:table-cell>
          <table:table-cell table:style-name="ce7" table:formula="of:=AVERAGE([.I34:.M34])" office:value-type="float" office:value="767.294370421022" calcext:value-type="float">
            <text:p>767.29</text:p>
          </table:table-cell>
          <table:table-cell table:style-name="ce7" table:formula="of:=STDEV([.I34:.M34])" office:value-type="float" office:value="2.07104317819824" calcext:value-type="float">
            <text:p>2.07</text:p>
          </table:table-cell>
          <table:table-cell table:style-name="ce7" office:value-type="float" office:value="771.25934478632" calcext:value-type="float">
            <text:p>771.26</text:p>
          </table:table-cell>
          <table:table-cell/>
          <table:table-cell office:value-type="float" office:value="765.4105489439" calcext:value-type="float">
            <text:p>765.41</text:p>
          </table:table-cell>
          <table:table-cell office:value-type="float" office:value="768.266664856028" calcext:value-type="float">
            <text:p>768.27</text:p>
          </table:table-cell>
          <table:table-cell office:value-type="float" office:value="766.601365725925" calcext:value-type="float">
            <text:p>766.60</text:p>
          </table:table-cell>
          <table:table-cell office:value-type="float" office:value="765.762624399927" calcext:value-type="float">
            <text:p>765.76</text:p>
          </table:table-cell>
          <table:table-cell office:value-type="float" office:value="770.430648179332" calcext:value-type="float">
            <text:p>770.43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3" calcext:value-type="float">
            <text:p>3</text:p>
          </table:table-cell>
          <table:table-cell table:style-name="ce7" table:formula="of:=AVERAGE([.I35:.M35])" office:value-type="float" office:value="782.02969894335" calcext:value-type="float">
            <text:p>782.03</text:p>
          </table:table-cell>
          <table:table-cell table:style-name="ce7" table:formula="of:=STDEV([.I35:.M35])" office:value-type="float" office:value="0.953508124547599" calcext:value-type="float">
            <text:p>0.95</text:p>
          </table:table-cell>
          <table:table-cell table:style-name="ce7" office:value-type="float" office:value="771.25934478632" calcext:value-type="float">
            <text:p>771.26</text:p>
          </table:table-cell>
          <table:table-cell/>
          <table:table-cell office:value-type="float" office:value="781.811703419333" calcext:value-type="float">
            <text:p>781.81</text:p>
          </table:table-cell>
          <table:table-cell office:value-type="float" office:value="783.142065445536" calcext:value-type="float">
            <text:p>783.14</text:p>
          </table:table-cell>
          <table:table-cell office:value-type="float" office:value="781.700769473848" calcext:value-type="float">
            <text:p>781.70</text:p>
          </table:table-cell>
          <table:table-cell office:value-type="float" office:value="782.767706616381" calcext:value-type="float">
            <text:p>782.77</text:p>
          </table:table-cell>
          <table:table-cell office:value-type="float" office:value="780.726249761649" calcext:value-type="float">
            <text:p>780.73</text:p>
          </table:table-cell>
          <table:table-cell table:number-columns-repeated="1011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1">
          <table:table-cell/>
          <table:covered-table-cell/>
          <table:table-cell/>
          <table:table-cell table:style-name="ce2" office:value-type="string" calcext:value-type="string">
            <text:p>m</text:p>
          </table:table-cell>
          <table:table-cell office:value-type="float" office:value="-5.729" calcext:value-type="float">
            <text:p>-5.729</text:p>
          </table:table-cell>
          <table:table-cell/>
          <table:table-cell table:style-name="ce2" office:value-type="string" calcext:value-type="string">
            <text:p>best charge cloud (um)</text:p>
          </table:table-cell>
          <table:table-cell/>
          <table:table-cell table:style-name="ce9" office:value-type="string" calcext:value-type="string">
            <text:p>minf</text:p>
          </table:table-cell>
          <table:table-cell office:value-type="float" office:value="70" calcext:value-type="float">
            <text:p>70.00</text:p>
          </table:table-cell>
          <table:table-cell table:number-columns-repeated="1014"/>
        </table:table-row>
        <table:table-row table:style-name="ro1">
          <table:table-cell/>
          <table:covered-table-cell/>
          <table:table-cell/>
          <table:table-cell table:style-name="ce2" office:value-type="string" calcext:value-type="string">
            <text:p>q</text:p>
          </table:table-cell>
          <table:table-cell office:value-type="float" office:value="800.177" calcext:value-type="float">
            <text:p>800.177</text:p>
          </table:table-cell>
          <table:table-cell/>
          <table:table-cell table:style-name="ce8" table:formula="of:=(AVERAGE([.G30:.G35])-[.E38])/[.E37]" office:value-type="float" office:value="5.04759211270372" calcext:value-type="float">
            <text:p>5.048</text:p>
          </table:table-cell>
          <table:table-cell/>
          <table:table-cell table:style-name="ce9" office:value-type="string" calcext:value-type="string">
            <text:p>maxf</text:p>
          </table:table-cell>
          <table:table-cell office:value-type="float" office:value="90" calcext:value-type="float">
            <text:p>90.00</text:p>
          </table:table-cell>
          <table:table-cell table:number-columns-repeated="1014"/>
        </table:table-row>
        <table:table-row table:style-name="ro1">
          <table:table-cell/>
          <table:covered-table-cell/>
          <table:table-cell table:number-columns-repeated="6"/>
          <table:table-cell table:style-name="ce9" office:value-type="string" calcext:value-type="string">
            <text:p>minf1</text:p>
          </table:table-cell>
          <table:table-cell office:value-type="float" office:value="135" calcext:value-type="float">
            <text:p>135.00</text:p>
          </table:table-cell>
          <table:table-cell table:number-columns-repeated="1014"/>
        </table:table-row>
        <table:table-row table:style-name="ro1">
          <table:table-cell/>
          <table:covered-table-cell/>
          <table:table-cell table:number-columns-repeated="4"/>
          <table:table-cell table:style-name="ce2" office:value-type="string" calcext:value-type="string">
            <text:p>Avg charge cloud (um)</text:p>
          </table:table-cell>
          <table:table-cell/>
          <table:table-cell table:style-name="ce9" office:value-type="string" calcext:value-type="string">
            <text:p>maxf1</text:p>
          </table:table-cell>
          <table:table-cell office:value-type="float" office:value="170" calcext:value-type="float">
            <text:p>170.00</text:p>
          </table:table-cell>
          <table:table-cell table:number-columns-repeated="1014"/>
        </table:table-row>
        <table:table-row table:style-name="ro1">
          <table:table-cell/>
          <table:covered-table-cell/>
          <table:table-cell table:number-columns-repeated="4"/>
          <table:table-cell table:style-name="ce7" table:formula="of:=AVERAGE([.G12];[.G38];[.G25])" office:value-type="float" office:value="4.44345769079253" calcext:value-type="float">
            <text:p>4.4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1" table:number-rows-spanned="51">
            <text:p>W1</text:p>
          </table:table-cell>
          <table:table-cell table:style-name="ce5"/>
          <table:table-cell table:style-name="ce2" office:value-type="string" calcext:value-type="string">
            <text:p>charge_cloud (um)</text:p>
          </table:table-cell>
          <table:table-cell table:style-name="ce2" office:value-type="string" calcext:value-type="string">
            <text:p>Peak 900eV MC (eV)</text:p>
          </table:table-cell>
          <table:table-cell table:style-name="ce2" office:value-type="string" calcext:value-type="string">
            <text:p>Peak std (eV)</text:p>
          </table:table-cell>
          <table:table-cell table:style-name="ce2" office:value-type="string" calcext:value-type="string">
            <text:p>Peak 900eV data (eV)</text:p>
          </table:table-cell>
          <table:table-cell table:number-columns-repeated="17"/>
          <table:table-cell table:style-name="ce2" office:value-type="string" calcext:value-type="string">
            <text:p>Files per Anna</text:p>
          </table:table-cell>
          <table:table-cell table:number-columns-repeated="999"/>
        </table:table-row>
        <table:table-row table:style-name="ro1">
          <table:table-cell/>
          <table:covered-table-cell/>
          <table:table-cell/>
          <table:table-cell office:value-type="float" office:value="7" calcext:value-type="float">
            <text:p>7</text:p>
          </table:table-cell>
          <table:table-cell table:style-name="ce7" table:formula="of:=AVERAGE([.I45:.M45])" office:value-type="float" office:value="852.712476186235" calcext:value-type="float">
            <text:p>852.71</text:p>
          </table:table-cell>
          <table:table-cell table:style-name="ce7" table:formula="of:=STDEV([.I45:.M45])" office:value-type="float" office:value="2.3695107405743" calcext:value-type="float">
            <text:p>2.37</text:p>
          </table:table-cell>
          <table:table-cell table:style-name="ce7" office:value-type="float" office:value="850.055588160531" calcext:value-type="float">
            <text:p>850.06</text:p>
          </table:table-cell>
          <table:table-cell/>
          <table:table-cell office:value-type="float" office:value="855.148553476043" calcext:value-type="float">
            <text:p>855.15</text:p>
          </table:table-cell>
          <table:table-cell office:value-type="float" office:value="852.304737386557" calcext:value-type="float">
            <text:p>852.30</text:p>
          </table:table-cell>
          <table:table-cell office:value-type="float" office:value="855.135367983669" calcext:value-type="float">
            <text:p>855.14</text:p>
          </table:table-cell>
          <table:table-cell office:value-type="float" office:value="849.948125991813" calcext:value-type="float">
            <text:p>849.95</text:p>
          </table:table-cell>
          <table:table-cell office:value-type="float" office:value="851.025596093094" calcext:value-type="float">
            <text:p>851.03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/>
          <table:covered-table-cell/>
          <table:table-cell/>
          <table:table-cell office:value-type="float" office:value="6" calcext:value-type="float">
            <text:p>6</text:p>
          </table:table-cell>
          <table:table-cell table:style-name="ce7" table:formula="of:=AVERAGE([.I46:.M46])" office:value-type="float" office:value="859.866465336689" calcext:value-type="float">
            <text:p>859.87</text:p>
          </table:table-cell>
          <table:table-cell table:style-name="ce7" table:formula="of:=STDEV([.I46:.M46])" office:value-type="float" office:value="2.80293912530414" calcext:value-type="float">
            <text:p>2.80</text:p>
          </table:table-cell>
          <table:table-cell table:style-name="ce7" office:value-type="float" office:value="850.055588160531" calcext:value-type="float">
            <text:p>850.06</text:p>
          </table:table-cell>
          <table:table-cell/>
          <table:table-cell office:value-type="float" office:value="858.388348467671" calcext:value-type="float">
            <text:p>858.39</text:p>
          </table:table-cell>
          <table:table-cell office:value-type="float" office:value="861.344674052335" calcext:value-type="float">
            <text:p>861.34</text:p>
          </table:table-cell>
          <table:table-cell office:value-type="float" office:value="855.649444245497" calcext:value-type="float">
            <text:p>855.65</text:p>
          </table:table-cell>
          <table:table-cell office:value-type="float" office:value="861.538222124847" calcext:value-type="float">
            <text:p>861.54</text:p>
          </table:table-cell>
          <table:table-cell office:value-type="float" office:value="862.411637793095" calcext:value-type="float">
            <text:p>862.4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/>
          <table:covered-table-cell/>
          <table:table-cell/>
          <table:table-cell office:value-type="float" office:value="5.5" calcext:value-type="float">
            <text:p>5.5</text:p>
          </table:table-cell>
          <table:table-cell table:style-name="ce7" table:formula="of:=AVERAGE([.I47:.M47])" office:value-type="float" office:value="863.302225294852" calcext:value-type="float">
            <text:p>863.30</text:p>
          </table:table-cell>
          <table:table-cell table:style-name="ce7" table:formula="of:=STDEV([.I47:.M47])" office:value-type="float" office:value="1.35924328923714" calcext:value-type="float">
            <text:p>1.36</text:p>
          </table:table-cell>
          <table:table-cell table:style-name="ce7" office:value-type="float" office:value="850.055588160531" calcext:value-type="float">
            <text:p>850.06</text:p>
          </table:table-cell>
          <table:table-cell/>
          <table:table-cell office:value-type="float" office:value="863.099852901581" calcext:value-type="float">
            <text:p>863.10</text:p>
          </table:table-cell>
          <table:table-cell office:value-type="float" office:value="864.067921914151" calcext:value-type="float">
            <text:p>864.07</text:p>
          </table:table-cell>
          <table:table-cell office:value-type="float" office:value="863.681714137218" calcext:value-type="float">
            <text:p>863.68</text:p>
          </table:table-cell>
          <table:table-cell office:value-type="float" office:value="864.587870745733" calcext:value-type="float">
            <text:p>864.59</text:p>
          </table:table-cell>
          <table:table-cell office:value-type="float" office:value="861.073766775577" calcext:value-type="float">
            <text:p>861.07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/>
          <table:covered-table-cell/>
          <table:table-cell/>
          <table:table-cell office:value-type="float" office:value="8" calcext:value-type="float">
            <text:p>8</text:p>
          </table:table-cell>
          <table:table-cell table:style-name="ce7" table:formula="of:=AVERAGE([.I48:.M48])" office:value-type="float" office:value="845.256588862924" calcext:value-type="float">
            <text:p>845.26</text:p>
          </table:table-cell>
          <table:table-cell table:style-name="ce7" table:formula="of:=STDEV([.I48:.M48])" office:value-type="float" office:value="1.64283682241005" calcext:value-type="float">
            <text:p>1.64</text:p>
          </table:table-cell>
          <table:table-cell table:style-name="ce7" office:value-type="float" office:value="850.055588160531" calcext:value-type="float">
            <text:p>850.06</text:p>
          </table:table-cell>
          <table:table-cell/>
          <table:table-cell office:value-type="float" office:value="845.096352661391" calcext:value-type="float">
            <text:p>845.10</text:p>
          </table:table-cell>
          <table:table-cell office:value-type="float" office:value="848.058066131278" calcext:value-type="float">
            <text:p>848.06</text:p>
          </table:table-cell>
          <table:table-cell office:value-type="float" office:value="843.746707045292" calcext:value-type="float">
            <text:p>843.75</text:p>
          </table:table-cell>
          <table:table-cell office:value-type="float" office:value="844.722300290391" calcext:value-type="float">
            <text:p>844.72</text:p>
          </table:table-cell>
          <table:table-cell office:value-type="float" office:value="844.659518186268" calcext:value-type="float">
            <text:p>844.66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/>
          <table:covered-table-cell/>
          <table:table-cell/>
          <table:table-cell office:value-type="float" office:value="6.5" calcext:value-type="float">
            <text:p>6.5</text:p>
          </table:table-cell>
          <table:table-cell table:style-name="ce7" table:formula="of:=AVERAGE([.I49:.M49])" office:value-type="float" office:value="858.678157752431" calcext:value-type="float">
            <text:p>858.68</text:p>
          </table:table-cell>
          <table:table-cell table:style-name="ce7" table:formula="of:=STDEV([.I49:.M49])" office:value-type="float" office:value="2.09917424327238" calcext:value-type="float">
            <text:p>2.10</text:p>
          </table:table-cell>
          <table:table-cell table:style-name="ce7" office:value-type="float" office:value="850.055588160531" calcext:value-type="float">
            <text:p>850.06</text:p>
          </table:table-cell>
          <table:table-cell/>
          <table:table-cell office:value-type="float" office:value="860.954688813726" calcext:value-type="float">
            <text:p>860.95</text:p>
          </table:table-cell>
          <table:table-cell office:value-type="float" office:value="859.495357126717" calcext:value-type="float">
            <text:p>859.50</text:p>
          </table:table-cell>
          <table:table-cell office:value-type="float" office:value="855.520540127759" calcext:value-type="float">
            <text:p>855.52</text:p>
          </table:table-cell>
          <table:table-cell office:value-type="float" office:value="859.659609554944" calcext:value-type="float">
            <text:p>859.66</text:p>
          </table:table-cell>
          <table:table-cell office:value-type="float" office:value="857.76059313901" calcext:value-type="float">
            <text:p>857.76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/>
          <table:covered-table-cell/>
          <table:table-cell/>
          <table:table-cell office:value-type="float" office:value="9" calcext:value-type="float">
            <text:p>9</text:p>
          </table:table-cell>
          <table:table-cell table:style-name="ce7" table:formula="of:=AVERAGE([.I50:.M50])" office:value-type="float" office:value="837.808760847904" calcext:value-type="float">
            <text:p>837.81</text:p>
          </table:table-cell>
          <table:table-cell table:style-name="ce7" table:formula="of:=STDEV([.I50:.M50])" office:value-type="float" office:value="4.33140701637574" calcext:value-type="float">
            <text:p>4.33</text:p>
          </table:table-cell>
          <table:table-cell table:style-name="ce7" office:value-type="float" office:value="850.055588160531" calcext:value-type="float">
            <text:p>850.06</text:p>
          </table:table-cell>
          <table:table-cell/>
          <table:table-cell office:value-type="float" office:value="833.76458438676" calcext:value-type="float">
            <text:p>833.76</text:p>
          </table:table-cell>
          <table:table-cell office:value-type="float" office:value="844.224688439456" calcext:value-type="float">
            <text:p>844.22</text:p>
          </table:table-cell>
          <table:table-cell office:value-type="float" office:value="838.542588876321" calcext:value-type="float">
            <text:p>838.54</text:p>
          </table:table-cell>
          <table:table-cell office:value-type="float" office:value="838.722146680539" calcext:value-type="float">
            <text:p>838.72</text:p>
          </table:table-cell>
          <table:table-cell office:value-type="float" office:value="833.789795856445" calcext:value-type="float">
            <text:p>833.79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/>
          <table:covered-table-cell/>
          <table:table-cell/>
          <table:table-cell office:value-type="float" office:value="7.5" calcext:value-type="float">
            <text:p>7.5</text:p>
          </table:table-cell>
          <table:table-cell table:style-name="ce7" table:formula="of:=AVERAGE([.I51:.M51])" office:value-type="float" office:value="848.146988586878" calcext:value-type="float">
            <text:p>848.15</text:p>
          </table:table-cell>
          <table:table-cell table:style-name="ce7" table:formula="of:=STDEV([.I51:.M51])" office:value-type="float" office:value="2.00008033129318" calcext:value-type="float">
            <text:p>2.00</text:p>
          </table:table-cell>
          <table:table-cell table:style-name="ce7" office:value-type="float" office:value="850.055588160531" calcext:value-type="float">
            <text:p>850.06</text:p>
          </table:table-cell>
          <table:table-cell/>
          <table:table-cell office:value-type="float" office:value="847.011448137118" calcext:value-type="float">
            <text:p>847.01</text:p>
          </table:table-cell>
          <table:table-cell office:value-type="float" office:value="848.410808037453" calcext:value-type="float">
            <text:p>848.41</text:p>
          </table:table-cell>
          <table:table-cell office:value-type="float" office:value="847.13436512053" calcext:value-type="float">
            <text:p>847.13</text:p>
          </table:table-cell>
          <table:table-cell office:value-type="float" office:value="851.52241473097" calcext:value-type="float">
            <text:p>851.52</text:p>
          </table:table-cell>
          <table:table-cell office:value-type="float" office:value="846.655906908317" calcext:value-type="float">
            <text:p>846.66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/>
          <table:covered-table-cell/>
          <table:table-cell/>
          <table:table-cell office:value-type="float" office:value="9.5" calcext:value-type="float">
            <text:p>9.5</text:p>
          </table:table-cell>
          <table:table-cell table:style-name="ce7" table:formula="of:=AVERAGE([.I52:.M52])" office:value-type="float" office:value="829.37360559487" calcext:value-type="float">
            <text:p>829.37</text:p>
          </table:table-cell>
          <table:table-cell table:style-name="ce7" table:formula="of:=STDEV([.I52:.M52])" office:value-type="float" office:value="2.02937715518498" calcext:value-type="float">
            <text:p>2.03</text:p>
          </table:table-cell>
          <table:table-cell table:style-name="ce7" office:value-type="float" office:value="850.055588160531" calcext:value-type="float">
            <text:p>850.06</text:p>
          </table:table-cell>
          <table:table-cell/>
          <table:table-cell office:value-type="float" office:value="830.006500782532" calcext:value-type="float">
            <text:p>830.01</text:p>
          </table:table-cell>
          <table:table-cell office:value-type="float" office:value="828.807857020737" calcext:value-type="float">
            <text:p>828.81</text:p>
          </table:table-cell>
          <table:table-cell office:value-type="float" office:value="830.754202418455" calcext:value-type="float">
            <text:p>830.75</text:p>
          </table:table-cell>
          <table:table-cell office:value-type="float" office:value="831.179440446757" calcext:value-type="float">
            <text:p>831.18</text:p>
          </table:table-cell>
          <table:table-cell office:value-type="float" office:value="826.120027305868" calcext:value-type="float">
            <text:p>826.1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/>
          <table:covered-table-cell/>
          <table:table-cell/>
          <table:table-cell office:value-type="float" office:value="10" calcext:value-type="float">
            <text:p>10</text:p>
          </table:table-cell>
          <table:table-cell table:style-name="ce7" table:formula="of:=AVERAGE([.I53:.M53])" office:value-type="float" office:value="825.686126491077" calcext:value-type="float">
            <text:p>825.69</text:p>
          </table:table-cell>
          <table:table-cell table:style-name="ce7" table:formula="of:=STDEV([.I53:.M53])" office:value-type="float" office:value="5.03199471075612" calcext:value-type="float">
            <text:p>5.03</text:p>
          </table:table-cell>
          <table:table-cell table:style-name="ce7" office:value-type="float" office:value="850.055588160531" calcext:value-type="float">
            <text:p>850.06</text:p>
          </table:table-cell>
          <table:table-cell/>
          <table:table-cell office:value-type="float" office:value="825.511427976043" calcext:value-type="float">
            <text:p>825.51</text:p>
          </table:table-cell>
          <table:table-cell office:value-type="float" office:value="827.468790332557" calcext:value-type="float">
            <text:p>827.47</text:p>
          </table:table-cell>
          <table:table-cell office:value-type="float" office:value="832.90012183584" calcext:value-type="float">
            <text:p>832.90</text:p>
          </table:table-cell>
          <table:table-cell office:value-type="float" office:value="823.161975408083" calcext:value-type="float">
            <text:p>823.16</text:p>
          </table:table-cell>
          <table:table-cell office:value-type="float" office:value="819.388316902863" calcext:value-type="float">
            <text:p>819.39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/>
          <table:covered-table-cell/>
          <table:table-cell/>
          <table:table-cell office:value-type="float" office:value="8.5" calcext:value-type="float">
            <text:p>8.5</text:p>
          </table:table-cell>
          <table:table-cell table:style-name="ce7" table:formula="of:=AVERAGE([.I54:.M54])" office:value-type="float" office:value="841.295535058057" calcext:value-type="float">
            <text:p>841.30</text:p>
          </table:table-cell>
          <table:table-cell table:style-name="ce7" table:formula="of:=STDEV([.I54:.M54])" office:value-type="float" office:value="4.24978645445573" calcext:value-type="float">
            <text:p>4.25</text:p>
          </table:table-cell>
          <table:table-cell table:style-name="ce7" office:value-type="float" office:value="850.055588160531" calcext:value-type="float">
            <text:p>850.06</text:p>
          </table:table-cell>
          <table:table-cell/>
          <table:table-cell office:value-type="float" office:value="835.866882275887" calcext:value-type="float">
            <text:p>835.87</text:p>
          </table:table-cell>
          <table:table-cell office:value-type="float" office:value="841.230909676511" calcext:value-type="float">
            <text:p>841.23</text:p>
          </table:table-cell>
          <table:table-cell office:value-type="float" office:value="847.427419474195" calcext:value-type="float">
            <text:p>847.43</text:p>
          </table:table-cell>
          <table:table-cell office:value-type="float" office:value="839.400735708602" calcext:value-type="float">
            <text:p>839.40</text:p>
          </table:table-cell>
          <table:table-cell office:value-type="float" office:value="842.551728155087" calcext:value-type="float">
            <text:p>842.55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1">
          <table:table-cell/>
          <table:covered-table-cell/>
          <table:table-cell/>
          <table:table-cell table:style-name="ce2" office:value-type="string" calcext:value-type="string">
            <text:p>m</text:p>
          </table:table-cell>
          <table:table-cell table:style-name="ce8" office:value-type="float" office:value="-8.08504" calcext:value-type="float">
            <text:p>-8.085</text:p>
          </table:table-cell>
          <table:table-cell/>
          <table:table-cell table:style-name="ce2" office:value-type="string" calcext:value-type="string">
            <text:p>best charge cloud (um)</text:p>
          </table:table-cell>
          <table:table-cell/>
          <table:table-cell table:style-name="ce9" office:value-type="string" calcext:value-type="string">
            <text:p>minf</text:p>
          </table:table-cell>
          <table:table-cell office:value-type="float" office:value="75" calcext:value-type="float">
            <text:p>75.00</text:p>
          </table:table-cell>
          <table:table-cell table:number-columns-repeated="1014"/>
        </table:table-row>
        <table:table-row table:style-name="ro1">
          <table:table-cell/>
          <table:covered-table-cell/>
          <table:table-cell/>
          <table:table-cell table:style-name="ce2" office:value-type="string" calcext:value-type="string">
            <text:p>q</text:p>
          </table:table-cell>
          <table:table-cell table:style-name="ce8" office:value-type="float" office:value="909.9755" calcext:value-type="float">
            <text:p>909.976</text:p>
          </table:table-cell>
          <table:table-cell/>
          <table:table-cell table:style-name="ce8" table:formula="of:=(AVERAGE([.G45:.G54])-[.E57])/[.E56]" office:value-type="float" office:value="7.41120784058815" calcext:value-type="float">
            <text:p>7.411</text:p>
          </table:table-cell>
          <table:table-cell/>
          <table:table-cell table:style-name="ce9" office:value-type="string" calcext:value-type="string">
            <text:p>maxf</text:p>
          </table:table-cell>
          <table:table-cell office:value-type="float" office:value="95" calcext:value-type="float">
            <text:p>95.00</text:p>
          </table:table-cell>
          <table:table-cell table:number-columns-repeated="1014"/>
        </table:table-row>
        <table:table-row table:style-name="ro1">
          <table:table-cell/>
          <table:covered-table-cell/>
          <table:table-cell table:number-columns-repeated="6"/>
          <table:table-cell table:style-name="ce9" office:value-type="string" calcext:value-type="string">
            <text:p>minf1</text:p>
          </table:table-cell>
          <table:table-cell office:value-type="float" office:value="135" calcext:value-type="float">
            <text:p>135.00</text:p>
          </table:table-cell>
          <table:table-cell table:number-columns-repeated="1014"/>
        </table:table-row>
        <table:table-row table:style-name="ro1">
          <table:table-cell/>
          <table:covered-table-cell/>
          <table:table-cell table:number-columns-repeated="6"/>
          <table:table-cell table:style-name="ce9" office:value-type="string" calcext:value-type="string">
            <text:p>maxf1</text:p>
          </table:table-cell>
          <table:table-cell office:value-type="float" office:value="170" calcext:value-type="float">
            <text:p>170.00</text:p>
          </table:table-cell>
          <table:table-cell table:number-columns-repeated="1014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1">
          <table:table-cell/>
          <table:covered-table-cell/>
          <table:table-cell/>
          <table:table-cell table:style-name="ce2" office:value-type="string" calcext:value-type="string">
            <text:p>charge_cloud (um)</text:p>
          </table:table-cell>
          <table:table-cell table:style-name="ce2" office:value-type="string" calcext:value-type="string">
            <text:p>Peak 850eV MC (eV)</text:p>
          </table:table-cell>
          <table:table-cell table:style-name="ce2" office:value-type="string" calcext:value-type="string">
            <text:p>Peak std (eV)</text:p>
          </table:table-cell>
          <table:table-cell table:style-name="ce2" office:value-type="string" calcext:value-type="string">
            <text:p>Peak 850eV data (eV)</text:p>
          </table:table-cell>
          <table:table-cell table:number-columns-repeated="1017"/>
        </table:table-row>
        <table:table-row table:style-name="ro1">
          <table:table-cell/>
          <table:covered-table-cell/>
          <table:table-cell/>
          <table:table-cell office:value-type="float" office:value="7" calcext:value-type="float">
            <text:p>7</text:p>
          </table:table-cell>
          <table:table-cell table:style-name="ce7" table:formula="of:=AVERAGE([.I62:.M62])" office:value-type="float" office:value="803.244486464504" calcext:value-type="float">
            <text:p>803.24</text:p>
          </table:table-cell>
          <table:table-cell table:style-name="ce7" table:formula="of:=STDEV([.I62:.M62])" office:value-type="float" office:value="3.77992350881767" calcext:value-type="float">
            <text:p>3.78</text:p>
          </table:table-cell>
          <table:table-cell table:style-name="ce7" office:value-type="float" office:value="795.377773852431" calcext:value-type="float">
            <text:p>795.38</text:p>
          </table:table-cell>
          <table:table-cell/>
          <table:table-cell office:value-type="float" office:value="804.383425231737" calcext:value-type="float">
            <text:p>804.38</text:p>
          </table:table-cell>
          <table:table-cell office:value-type="float" office:value="807.8544217993" calcext:value-type="float">
            <text:p>807.85</text:p>
          </table:table-cell>
          <table:table-cell office:value-type="float" office:value="798.321849319451" calcext:value-type="float">
            <text:p>798.32</text:p>
          </table:table-cell>
          <table:table-cell office:value-type="float" office:value="800.592069947886" calcext:value-type="float">
            <text:p>800.59</text:p>
          </table:table-cell>
          <table:table-cell office:value-type="float" office:value="805.070666024147" calcext:value-type="float">
            <text:p>805.07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6" calcext:value-type="float">
            <text:p>6</text:p>
          </table:table-cell>
          <table:table-cell table:style-name="ce7" table:formula="of:=AVERAGE([.I63:.M63])" office:value-type="float" office:value="810.914237431111" calcext:value-type="float">
            <text:p>810.91</text:p>
          </table:table-cell>
          <table:table-cell table:style-name="ce7" table:formula="of:=STDEV([.I63:.M63])" office:value-type="float" office:value="2.91122090968284" calcext:value-type="float">
            <text:p>2.91</text:p>
          </table:table-cell>
          <table:table-cell table:style-name="ce7" office:value-type="float" office:value="795.377773852431" calcext:value-type="float">
            <text:p>795.38</text:p>
          </table:table-cell>
          <table:table-cell/>
          <table:table-cell office:value-type="float" office:value="809.225493562757" calcext:value-type="float">
            <text:p>809.23</text:p>
          </table:table-cell>
          <table:table-cell office:value-type="float" office:value="809.293763138392" calcext:value-type="float">
            <text:p>809.29</text:p>
          </table:table-cell>
          <table:table-cell office:value-type="float" office:value="812.84157877825" calcext:value-type="float">
            <text:p>812.84</text:p>
          </table:table-cell>
          <table:table-cell office:value-type="float" office:value="815.051449152893" calcext:value-type="float">
            <text:p>815.05</text:p>
          </table:table-cell>
          <table:table-cell office:value-type="float" office:value="808.158902523265" calcext:value-type="float">
            <text:p>808.16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5.5" calcext:value-type="float">
            <text:p>5.5</text:p>
          </table:table-cell>
          <table:table-cell table:style-name="ce7" table:formula="of:=AVERAGE([.I64:.M64])" office:value-type="float" office:value="816.338271443646" calcext:value-type="float">
            <text:p>816.34</text:p>
          </table:table-cell>
          <table:table-cell table:style-name="ce7" table:formula="of:=STDEV([.I64:.M64])" office:value-type="float" office:value="3.45667672975164" calcext:value-type="float">
            <text:p>3.46</text:p>
          </table:table-cell>
          <table:table-cell table:style-name="ce7" office:value-type="float" office:value="795.377773852431" calcext:value-type="float">
            <text:p>795.38</text:p>
          </table:table-cell>
          <table:table-cell/>
          <table:table-cell office:value-type="float" office:value="819.418832832274" calcext:value-type="float">
            <text:p>819.42</text:p>
          </table:table-cell>
          <table:table-cell office:value-type="float" office:value="816.47286385202" calcext:value-type="float">
            <text:p>816.47</text:p>
          </table:table-cell>
          <table:table-cell office:value-type="float" office:value="812.073936307997" calcext:value-type="float">
            <text:p>812.07</text:p>
          </table:table-cell>
          <table:table-cell office:value-type="float" office:value="813.736239527758" calcext:value-type="float">
            <text:p>813.74</text:p>
          </table:table-cell>
          <table:table-cell office:value-type="float" office:value="819.989484698182" calcext:value-type="float">
            <text:p>819.99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8" calcext:value-type="float">
            <text:p>8</text:p>
          </table:table-cell>
          <table:table-cell table:style-name="ce7" table:formula="of:=AVERAGE([.I65:.M65])" office:value-type="float" office:value="795.940478783298" calcext:value-type="float">
            <text:p>795.94</text:p>
          </table:table-cell>
          <table:table-cell table:style-name="ce7" table:formula="of:=STDEV([.I65:.M65])" office:value-type="float" office:value="1.19792915744487" calcext:value-type="float">
            <text:p>1.20</text:p>
          </table:table-cell>
          <table:table-cell table:style-name="ce7" office:value-type="float" office:value="795.377773182142" calcext:value-type="float">
            <text:p>795.38</text:p>
          </table:table-cell>
          <table:table-cell/>
          <table:table-cell office:value-type="float" office:value="795.209978004523" calcext:value-type="float">
            <text:p>795.21</text:p>
          </table:table-cell>
          <table:table-cell office:value-type="float" office:value="796.717140953617" calcext:value-type="float">
            <text:p>796.72</text:p>
          </table:table-cell>
          <table:table-cell office:value-type="float" office:value="795.464336672656" calcext:value-type="float">
            <text:p>795.46</text:p>
          </table:table-cell>
          <table:table-cell office:value-type="float" office:value="794.691886461288" calcext:value-type="float">
            <text:p>794.69</text:p>
          </table:table-cell>
          <table:table-cell office:value-type="float" office:value="797.619051824403" calcext:value-type="float">
            <text:p>797.62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6.5" calcext:value-type="float">
            <text:p>6.5</text:p>
          </table:table-cell>
          <table:table-cell table:style-name="ce7" table:formula="of:=AVERAGE([.I66:.M66])" office:value-type="float" office:value="807.725418546407" calcext:value-type="float">
            <text:p>807.73</text:p>
          </table:table-cell>
          <table:table-cell table:style-name="ce7" table:formula="of:=STDEV([.I66:.M66])" office:value-type="float" office:value="4.61690436536185" calcext:value-type="float">
            <text:p>4.62</text:p>
          </table:table-cell>
          <table:table-cell table:style-name="ce7" office:value-type="float" office:value="795.377773852431" calcext:value-type="float">
            <text:p>795.38</text:p>
          </table:table-cell>
          <table:table-cell/>
          <table:table-cell office:value-type="float" office:value="805.371166168415" calcext:value-type="float">
            <text:p>805.37</text:p>
          </table:table-cell>
          <table:table-cell office:value-type="float" office:value="809.454626727021" calcext:value-type="float">
            <text:p>809.45</text:p>
          </table:table-cell>
          <table:table-cell office:value-type="float" office:value="808.206789103144" calcext:value-type="float">
            <text:p>808.21</text:p>
          </table:table-cell>
          <table:table-cell office:value-type="float" office:value="813.981449728727" calcext:value-type="float">
            <text:p>813.98</text:p>
          </table:table-cell>
          <table:table-cell office:value-type="float" office:value="801.613061004725" calcext:value-type="float">
            <text:p>801.61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9" calcext:value-type="float">
            <text:p>9</text:p>
          </table:table-cell>
          <table:table-cell table:style-name="ce7" table:formula="of:=AVERAGE([.I67:.M67])" office:value-type="float" office:value="786.922714610958" calcext:value-type="float">
            <text:p>786.92</text:p>
          </table:table-cell>
          <table:table-cell table:style-name="ce7" table:formula="of:=STDEV([.I67:.M67])" office:value-type="float" office:value="3.05897242338936" calcext:value-type="float">
            <text:p>3.06</text:p>
          </table:table-cell>
          <table:table-cell table:style-name="ce7" office:value-type="float" office:value="795.377775110254" calcext:value-type="float">
            <text:p>795.38</text:p>
          </table:table-cell>
          <table:table-cell/>
          <table:table-cell office:value-type="float" office:value="783.712159209029" calcext:value-type="float">
            <text:p>783.71</text:p>
          </table:table-cell>
          <table:table-cell office:value-type="float" office:value="787.243249432409" calcext:value-type="float">
            <text:p>787.24</text:p>
          </table:table-cell>
          <table:table-cell office:value-type="float" office:value="790.800323512516" calcext:value-type="float">
            <text:p>790.80</text:p>
          </table:table-cell>
          <table:table-cell office:value-type="float" office:value="788.826348702546" calcext:value-type="float">
            <text:p>788.83</text:p>
          </table:table-cell>
          <table:table-cell office:value-type="float" office:value="784.031492198291" calcext:value-type="float">
            <text:p>784.03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7.5" calcext:value-type="float">
            <text:p>7.5</text:p>
          </table:table-cell>
          <table:table-cell table:style-name="ce7" table:formula="of:=AVERAGE([.I68:.M68])" office:value-type="float" office:value="799.30779900092" calcext:value-type="float">
            <text:p>799.31</text:p>
          </table:table-cell>
          <table:table-cell table:style-name="ce7" table:formula="of:=STDEV([.I68:.M68])" office:value-type="float" office:value="4.45928892486942" calcext:value-type="float">
            <text:p>4.46</text:p>
          </table:table-cell>
          <table:table-cell table:style-name="ce7" office:value-type="float" office:value="795.377773436896" calcext:value-type="float">
            <text:p>795.38</text:p>
          </table:table-cell>
          <table:table-cell/>
          <table:table-cell office:value-type="float" office:value="803.268961103567" calcext:value-type="float">
            <text:p>803.27</text:p>
          </table:table-cell>
          <table:table-cell office:value-type="float" office:value="796.376831183361" calcext:value-type="float">
            <text:p>796.38</text:p>
          </table:table-cell>
          <table:table-cell office:value-type="float" office:value="800.960664868" calcext:value-type="float">
            <text:p>800.96</text:p>
          </table:table-cell>
          <table:table-cell office:value-type="float" office:value="802.912392752956" calcext:value-type="float">
            <text:p>802.91</text:p>
          </table:table-cell>
          <table:table-cell office:value-type="float" office:value="793.020145096716" calcext:value-type="float">
            <text:p>793.02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9.5" calcext:value-type="float">
            <text:p>9.5</text:p>
          </table:table-cell>
          <table:table-cell table:style-name="ce7" table:formula="of:=AVERAGE([.I69:.M69])" office:value-type="float" office:value="779.00023862045" calcext:value-type="float">
            <text:p>779.00</text:p>
          </table:table-cell>
          <table:table-cell table:style-name="ce7" table:formula="of:=STDEV([.I69:.M69])" office:value-type="float" office:value="3.24279158044587" calcext:value-type="float">
            <text:p>3.24</text:p>
          </table:table-cell>
          <table:table-cell table:style-name="ce7" office:value-type="float" office:value="795.377773436896" calcext:value-type="float">
            <text:p>795.38</text:p>
          </table:table-cell>
          <table:table-cell/>
          <table:table-cell office:value-type="float" office:value="780.074526104074" calcext:value-type="float">
            <text:p>780.07</text:p>
          </table:table-cell>
          <table:table-cell office:value-type="float" office:value="773.921245789904" calcext:value-type="float">
            <text:p>773.92</text:p>
          </table:table-cell>
          <table:table-cell office:value-type="float" office:value="782.186400659615" calcext:value-type="float">
            <text:p>782.19</text:p>
          </table:table-cell>
          <table:table-cell office:value-type="float" office:value="777.888672996135" calcext:value-type="float">
            <text:p>777.89</text:p>
          </table:table-cell>
          <table:table-cell office:value-type="float" office:value="780.93034755252" calcext:value-type="float">
            <text:p>780.93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10" calcext:value-type="float">
            <text:p>10</text:p>
          </table:table-cell>
          <table:table-cell table:style-name="ce7" table:formula="of:=AVERAGE([.I70:.M70])" office:value-type="float" office:value="773.2768294112" calcext:value-type="float">
            <text:p>773.28</text:p>
          </table:table-cell>
          <table:table-cell table:style-name="ce7" table:formula="of:=STDEV([.I70:.M70])" office:value-type="float" office:value="1.47618878081709" calcext:value-type="float">
            <text:p>1.48</text:p>
          </table:table-cell>
          <table:table-cell table:style-name="ce7" office:value-type="float" office:value="795.377773436896" calcext:value-type="float">
            <text:p>795.38</text:p>
          </table:table-cell>
          <table:table-cell/>
          <table:table-cell table:style-name="Default" office:value-type="float" office:value="771.067318814125" calcext:value-type="float">
            <text:p>771.067318814125</text:p>
          </table:table-cell>
          <table:table-cell office:value-type="float" office:value="775.123544289464" calcext:value-type="float">
            <text:p>775.12</text:p>
          </table:table-cell>
          <table:table-cell office:value-type="float" office:value="772.894736485473" calcext:value-type="float">
            <text:p>772.89</text:p>
          </table:table-cell>
          <table:table-cell office:value-type="float" office:value="773.669470218059" calcext:value-type="float">
            <text:p>773.67</text:p>
          </table:table-cell>
          <table:table-cell office:value-type="float" office:value="773.62907724888" calcext:value-type="float">
            <text:p>773.63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8.5" calcext:value-type="float">
            <text:p>8.5</text:p>
          </table:table-cell>
          <table:table-cell table:style-name="ce7" table:formula="of:=AVERAGE([.I71:.M71])" office:value-type="float" office:value="791.612968382388" calcext:value-type="float">
            <text:p>791.61</text:p>
          </table:table-cell>
          <table:table-cell table:style-name="ce7" table:formula="of:=STDEV([.I71:.M71])" office:value-type="float" office:value="3.32292640343433" calcext:value-type="float">
            <text:p>3.32</text:p>
          </table:table-cell>
          <table:table-cell table:style-name="ce7" office:value-type="float" office:value="795.377773714103" calcext:value-type="float">
            <text:p>795.38</text:p>
          </table:table-cell>
          <table:table-cell/>
          <table:table-cell office:value-type="float" office:value="787.074065213986" calcext:value-type="float">
            <text:p>787.07</text:p>
          </table:table-cell>
          <table:table-cell office:value-type="float" office:value="791.45301089937" calcext:value-type="float">
            <text:p>791.45</text:p>
          </table:table-cell>
          <table:table-cell office:value-type="float" office:value="792.213600587038" calcext:value-type="float">
            <text:p>792.21</text:p>
          </table:table-cell>
          <table:table-cell office:value-type="float" office:value="796.380688306849" calcext:value-type="float">
            <text:p>796.38</text:p>
          </table:table-cell>
          <table:table-cell office:value-type="float" office:value="790.943476904696" calcext:value-type="float">
            <text:p>790.94</text:p>
          </table:table-cell>
          <table:table-cell table:number-columns-repeated="1011"/>
        </table:table-row>
        <table:table-row table:style-name="ro1">
          <table:table-cell/>
          <table:covered-table-cell/>
          <table:table-cell table:number-columns-repeated="2"/>
          <table:table-cell table:style-name="ce8"/>
          <table:table-cell table:number-columns-repeated="1019"/>
        </table:table-row>
        <table:table-row table:style-name="ro1">
          <table:table-cell/>
          <table:covered-table-cell/>
          <table:table-cell/>
          <table:table-cell table:style-name="ce2" office:value-type="string" calcext:value-type="string">
            <text:p>m</text:p>
          </table:table-cell>
          <table:table-cell table:style-name="ce8" office:value-type="float" office:value="-8.13" calcext:value-type="float">
            <text:p>-8.130</text:p>
          </table:table-cell>
          <table:table-cell/>
          <table:table-cell table:style-name="ce2" office:value-type="string" calcext:value-type="string">
            <text:p>best charge cloud (um)</text:p>
          </table:table-cell>
          <table:table-cell/>
          <table:table-cell table:style-name="ce9" office:value-type="string" calcext:value-type="string">
            <text:p>minf</text:p>
          </table:table-cell>
          <table:table-cell office:value-type="float" office:value="70" calcext:value-type="float">
            <text:p>70.00</text:p>
          </table:table-cell>
          <table:table-cell table:number-columns-repeated="1014"/>
        </table:table-row>
        <table:table-row table:style-name="ro1">
          <table:table-cell/>
          <table:covered-table-cell/>
          <table:table-cell/>
          <table:table-cell table:style-name="ce2" office:value-type="string" calcext:value-type="string">
            <text:p>q</text:p>
          </table:table-cell>
          <table:table-cell table:style-name="ce8" office:value-type="float" office:value="860.46666" calcext:value-type="float">
            <text:p>860.467</text:p>
          </table:table-cell>
          <table:table-cell/>
          <table:table-cell table:style-name="ce8" table:formula="of:=(AVERAGE([.G62:.G71])-[.E74])/[.E73]" office:value-type="float" office:value="8.00601306608965" calcext:value-type="float">
            <text:p>8.006</text:p>
          </table:table-cell>
          <table:table-cell/>
          <table:table-cell table:style-name="ce9" office:value-type="string" calcext:value-type="string">
            <text:p>maxf</text:p>
          </table:table-cell>
          <table:table-cell office:value-type="float" office:value="90" calcext:value-type="float">
            <text:p>90.00</text:p>
          </table:table-cell>
          <table:table-cell table:number-columns-repeated="1014"/>
        </table:table-row>
        <table:table-row table:style-name="ro1">
          <table:table-cell/>
          <table:covered-table-cell/>
          <table:table-cell table:number-columns-repeated="6"/>
          <table:table-cell table:style-name="ce9" office:value-type="string" calcext:value-type="string">
            <text:p>minf1</text:p>
          </table:table-cell>
          <table:table-cell office:value-type="float" office:value="135" calcext:value-type="float">
            <text:p>135.00</text:p>
          </table:table-cell>
          <table:table-cell table:number-columns-repeated="1014"/>
        </table:table-row>
        <table:table-row table:style-name="ro1">
          <table:table-cell/>
          <table:covered-table-cell/>
          <table:table-cell table:number-columns-repeated="4"/>
          <table:table-cell table:style-name="ce2"/>
          <table:table-cell/>
          <table:table-cell table:style-name="ce9" office:value-type="string" calcext:value-type="string">
            <text:p>maxf1</text:p>
          </table:table-cell>
          <table:table-cell office:value-type="float" office:value="170" calcext:value-type="float">
            <text:p>170.00</text:p>
          </table:table-cell>
          <table:table-cell table:number-columns-repeated="1014"/>
        </table:table-row>
        <table:table-row table:style-name="ro1">
          <table:table-cell/>
          <table:covered-table-cell/>
          <table:table-cell table:number-columns-repeated="4"/>
          <table:table-cell table:style-name="ce7"/>
          <table:table-cell table:number-columns-repeated="1017"/>
        </table:table-row>
        <table:table-row table:style-name="ro1">
          <table:table-cell/>
          <table:covered-table-cell/>
          <table:table-cell/>
          <table:table-cell table:style-name="ce2" office:value-type="string" calcext:value-type="string">
            <text:p>charge_cloud (um)</text:p>
          </table:table-cell>
          <table:table-cell table:style-name="ce2" office:value-type="string" calcext:value-type="string">
            <text:p>Peak 800eV MC (eV)</text:p>
          </table:table-cell>
          <table:table-cell table:style-name="ce2" office:value-type="string" calcext:value-type="string">
            <text:p>Peak std (eV)</text:p>
          </table:table-cell>
          <table:table-cell table:style-name="ce2" office:value-type="string" calcext:value-type="string">
            <text:p>Peak 800eV data (eV)</text:p>
          </table:table-cell>
          <table:table-cell table:number-columns-repeated="1017"/>
        </table:table-row>
        <table:table-row table:style-name="ro1">
          <table:table-cell/>
          <table:covered-table-cell/>
          <table:table-cell/>
          <table:table-cell office:value-type="float" office:value="7" calcext:value-type="float">
            <text:p>7</text:p>
          </table:table-cell>
          <table:table-cell table:style-name="ce7" table:formula="of:=AVERAGE([.I79:.M79])" office:value-type="float" office:value="754.347118276472" calcext:value-type="float">
            <text:p>754.35</text:p>
          </table:table-cell>
          <table:table-cell table:style-name="ce7" table:formula="of:=STDEV([.I79:.M79])" office:value-type="float" office:value="0.559609257231281" calcext:value-type="float">
            <text:p>0.56</text:p>
          </table:table-cell>
          <table:table-cell table:style-name="ce7" office:value-type="float" office:value="741.745518260383" calcext:value-type="float">
            <text:p>741.75</text:p>
          </table:table-cell>
          <table:table-cell/>
          <table:table-cell office:value-type="float" office:value="754.215773444926" calcext:value-type="float">
            <text:p>754.22</text:p>
          </table:table-cell>
          <table:table-cell office:value-type="float" office:value="753.687707141374" calcext:value-type="float">
            <text:p>753.69</text:p>
          </table:table-cell>
          <table:table-cell office:value-type="float" office:value="753.983516907318" calcext:value-type="float">
            <text:p>753.98</text:p>
          </table:table-cell>
          <table:table-cell office:value-type="float" office:value="754.95669438444" calcext:value-type="float">
            <text:p>754.96</text:p>
          </table:table-cell>
          <table:table-cell office:value-type="float" office:value="754.8918995043" calcext:value-type="float">
            <text:p>754.89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6" calcext:value-type="float">
            <text:p>6</text:p>
          </table:table-cell>
          <table:table-cell table:style-name="ce7" table:formula="of:=AVERAGE([.I80:.M80])" office:value-type="float" office:value="762.81508431403" calcext:value-type="float">
            <text:p>762.82</text:p>
          </table:table-cell>
          <table:table-cell table:style-name="ce7" table:formula="of:=STDEV([.I80:.M80])" office:value-type="float" office:value="3.11739852297283" calcext:value-type="float">
            <text:p>3.12</text:p>
          </table:table-cell>
          <table:table-cell table:style-name="ce7" office:value-type="float" office:value="741.745518260383" calcext:value-type="float">
            <text:p>741.75</text:p>
          </table:table-cell>
          <table:table-cell/>
          <table:table-cell office:value-type="float" office:value="762.467834853814" calcext:value-type="float">
            <text:p>762.47</text:p>
          </table:table-cell>
          <table:table-cell office:value-type="float" office:value="763.170472960482" calcext:value-type="float">
            <text:p>763.17</text:p>
          </table:table-cell>
          <table:table-cell office:value-type="float" office:value="763.382404581958" calcext:value-type="float">
            <text:p>763.38</text:p>
          </table:table-cell>
          <table:table-cell office:value-type="float" office:value="758.16052611262" calcext:value-type="float">
            <text:p>758.16</text:p>
          </table:table-cell>
          <table:table-cell office:value-type="float" office:value="766.894183061274" calcext:value-type="float">
            <text:p>766.89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5.5" calcext:value-type="float">
            <text:p>5.5</text:p>
          </table:table-cell>
          <table:table-cell table:style-name="ce7" table:formula="of:=AVERAGE([.I81:.M81])" office:value-type="float" office:value="765.189263526741" calcext:value-type="float">
            <text:p>765.19</text:p>
          </table:table-cell>
          <table:table-cell table:style-name="ce7" table:formula="of:=STDEV([.I81:.M81])" office:value-type="float" office:value="1.7478789781508" calcext:value-type="float">
            <text:p>1.75</text:p>
          </table:table-cell>
          <table:table-cell table:style-name="ce7" office:value-type="float" office:value="741.745518260383" calcext:value-type="float">
            <text:p>741.75</text:p>
          </table:table-cell>
          <table:table-cell/>
          <table:table-cell office:value-type="float" office:value="765.441033385141" calcext:value-type="float">
            <text:p>765.44</text:p>
          </table:table-cell>
          <table:table-cell office:value-type="float" office:value="767.292344670576" calcext:value-type="float">
            <text:p>767.29</text:p>
          </table:table-cell>
          <table:table-cell office:value-type="float" office:value="766.209078839651" calcext:value-type="float">
            <text:p>766.21</text:p>
          </table:table-cell>
          <table:table-cell office:value-type="float" office:value="762.794902898641" calcext:value-type="float">
            <text:p>762.79</text:p>
          </table:table-cell>
          <table:table-cell office:value-type="float" office:value="764.208957839696" calcext:value-type="float">
            <text:p>764.21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8" calcext:value-type="float">
            <text:p>8</text:p>
          </table:table-cell>
          <table:table-cell table:style-name="ce7" table:formula="of:=AVERAGE([.I82:.M82])" office:value-type="float" office:value="748.781930998129" calcext:value-type="float">
            <text:p>748.78</text:p>
          </table:table-cell>
          <table:table-cell table:style-name="ce7" table:formula="of:=STDEV([.I82:.M82])" office:value-type="float" office:value="3.32889370664514" calcext:value-type="float">
            <text:p>3.33</text:p>
          </table:table-cell>
          <table:table-cell table:style-name="ce7" office:value-type="float" office:value="741.745517978557" calcext:value-type="float">
            <text:p>741.75</text:p>
          </table:table-cell>
          <table:table-cell/>
          <table:table-cell office:value-type="float" office:value="743.437639888106" calcext:value-type="float">
            <text:p>743.44</text:p>
          </table:table-cell>
          <table:table-cell office:value-type="float" office:value="752.463227988372" calcext:value-type="float">
            <text:p>752.46</text:p>
          </table:table-cell>
          <table:table-cell office:value-type="float" office:value="748.538272239688" calcext:value-type="float">
            <text:p>748.54</text:p>
          </table:table-cell>
          <table:table-cell office:value-type="float" office:value="749.325558735789" calcext:value-type="float">
            <text:p>749.33</text:p>
          </table:table-cell>
          <table:table-cell office:value-type="float" office:value="750.14495613869" calcext:value-type="float">
            <text:p>750.14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6.5" calcext:value-type="float">
            <text:p>6.5</text:p>
          </table:table-cell>
          <table:table-cell table:style-name="ce7" table:formula="of:=AVERAGE([.I83:.M83])" office:value-type="float" office:value="758.489640623993" calcext:value-type="float">
            <text:p>758.49</text:p>
          </table:table-cell>
          <table:table-cell table:style-name="ce7" table:formula="of:=STDEV([.I83:.M83])" office:value-type="float" office:value="2.37786371938205" calcext:value-type="float">
            <text:p>2.38</text:p>
          </table:table-cell>
          <table:table-cell table:style-name="ce7" office:value-type="float" office:value="741.745519943117" calcext:value-type="float">
            <text:p>741.75</text:p>
          </table:table-cell>
          <table:table-cell/>
          <table:table-cell table:style-name="Default" office:value-type="float" office:value="759.055152800756" calcext:value-type="float">
            <text:p>759.055152800756</text:p>
          </table:table-cell>
          <table:table-cell office:value-type="float" office:value="757.021317420972" calcext:value-type="float">
            <text:p>757.02</text:p>
          </table:table-cell>
          <table:table-cell office:value-type="float" office:value="762.430126796356" calcext:value-type="float">
            <text:p>762.43</text:p>
          </table:table-cell>
          <table:table-cell table:number-columns-repeated="2" office:value-type="float" office:value="756.97080305094" calcext:value-type="float">
            <text:p>756.97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9" calcext:value-type="float">
            <text:p>9</text:p>
          </table:table-cell>
          <table:table-cell table:style-name="ce7" table:formula="of:=AVERAGE([.I84:.M84])" office:value-type="float" office:value="736.305844456191" calcext:value-type="float">
            <text:p>736.31</text:p>
          </table:table-cell>
          <table:table-cell table:style-name="ce7" table:formula="of:=STDEV([.I84:.M84])" office:value-type="float" office:value="3.13897626450742" calcext:value-type="float">
            <text:p>3.14</text:p>
          </table:table-cell>
          <table:table-cell table:style-name="ce7" office:value-type="float" office:value="741.745518034929" calcext:value-type="float">
            <text:p>741.75</text:p>
          </table:table-cell>
          <table:table-cell/>
          <table:table-cell office:value-type="float" office:value="737.103743605502" calcext:value-type="float">
            <text:p>737.10</text:p>
          </table:table-cell>
          <table:table-cell office:value-type="float" office:value="732.588211531892" calcext:value-type="float">
            <text:p>732.59</text:p>
          </table:table-cell>
          <table:table-cell office:value-type="float" office:value="739.094581635289" calcext:value-type="float">
            <text:p>739.09</text:p>
          </table:table-cell>
          <table:table-cell office:value-type="float" office:value="733.441358519016" calcext:value-type="float">
            <text:p>733.44</text:p>
          </table:table-cell>
          <table:table-cell office:value-type="float" office:value="739.301326989257" calcext:value-type="float">
            <text:p>739.30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7.5" calcext:value-type="float">
            <text:p>7.5</text:p>
          </table:table-cell>
          <table:table-cell table:style-name="ce7" table:formula="of:=AVERAGE([.I85:.M85])" office:value-type="float" office:value="750.908464654271" calcext:value-type="float">
            <text:p>750.91</text:p>
          </table:table-cell>
          <table:table-cell table:style-name="ce7" table:formula="of:=STDEV([.I85:.M85])" office:value-type="float" office:value="4.20382959289768" calcext:value-type="float">
            <text:p>4.20</text:p>
          </table:table-cell>
          <table:table-cell table:style-name="ce7" office:value-type="float" office:value="741.745518221861" calcext:value-type="float">
            <text:p>741.75</text:p>
          </table:table-cell>
          <table:table-cell/>
          <table:table-cell office:value-type="float" office:value="751.472206707153" calcext:value-type="float">
            <text:p>751.47</text:p>
          </table:table-cell>
          <table:table-cell office:value-type="float" office:value="747.467335784462" calcext:value-type="float">
            <text:p>747.47</text:p>
          </table:table-cell>
          <table:table-cell office:value-type="float" office:value="757.959997193014" calcext:value-type="float">
            <text:p>757.96</text:p>
          </table:table-cell>
          <table:table-cell office:value-type="float" office:value="748.60494019919" calcext:value-type="float">
            <text:p>748.60</text:p>
          </table:table-cell>
          <table:table-cell office:value-type="float" office:value="749.037843387537" calcext:value-type="float">
            <text:p>749.04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9.5" calcext:value-type="float">
            <text:p>9.5</text:p>
          </table:table-cell>
          <table:table-cell table:style-name="ce7" table:formula="of:=AVERAGE([.I86:.M86])" office:value-type="float" office:value="730.631595588667" calcext:value-type="float">
            <text:p>730.63</text:p>
          </table:table-cell>
          <table:table-cell table:style-name="ce7" table:formula="of:=STDEV([.I86:.M86])" office:value-type="float" office:value="5.40360885676725" calcext:value-type="float">
            <text:p>5.40</text:p>
          </table:table-cell>
          <table:table-cell table:style-name="ce7" office:value-type="float" office:value="741.745518221861" calcext:value-type="float">
            <text:p>741.75</text:p>
          </table:table-cell>
          <table:table-cell/>
          <table:table-cell office:value-type="float" office:value="723.287102336024" calcext:value-type="float">
            <text:p>723.29</text:p>
          </table:table-cell>
          <table:table-cell office:value-type="float" office:value="731.193696268286" calcext:value-type="float">
            <text:p>731.19</text:p>
          </table:table-cell>
          <table:table-cell office:value-type="float" office:value="731.069138663639" calcext:value-type="float">
            <text:p>731.07</text:p>
          </table:table-cell>
          <table:table-cell office:value-type="float" office:value="729.209544585407" calcext:value-type="float">
            <text:p>729.21</text:p>
          </table:table-cell>
          <table:table-cell office:value-type="float" office:value="738.398496089977" calcext:value-type="float">
            <text:p>738.40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10" calcext:value-type="float">
            <text:p>10</text:p>
          </table:table-cell>
          <table:table-cell table:style-name="ce7" table:formula="of:=AVERAGE([.I87:.M87])" office:value-type="float" office:value="726.284353376016" calcext:value-type="float">
            <text:p>726.28</text:p>
          </table:table-cell>
          <table:table-cell table:style-name="ce7" table:formula="of:=STDEV([.I87:.M87])" office:value-type="float" office:value="3.22904843860273" calcext:value-type="float">
            <text:p>3.23</text:p>
          </table:table-cell>
          <table:table-cell table:style-name="ce7" office:value-type="float" office:value="741.745518221861" calcext:value-type="float">
            <text:p>741.75</text:p>
          </table:table-cell>
          <table:table-cell/>
          <table:table-cell office:value-type="float" office:value="727.686491784311" calcext:value-type="float">
            <text:p>727.69</text:p>
          </table:table-cell>
          <table:table-cell office:value-type="float" office:value="722.128882706606" calcext:value-type="float">
            <text:p>722.13</text:p>
          </table:table-cell>
          <table:table-cell office:value-type="float" office:value="729.767691065703" calcext:value-type="float">
            <text:p>729.77</text:p>
          </table:table-cell>
          <table:table-cell office:value-type="float" office:value="723.675136851533" calcext:value-type="float">
            <text:p>723.68</text:p>
          </table:table-cell>
          <table:table-cell office:value-type="float" office:value="728.163564471928" calcext:value-type="float">
            <text:p>728.16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8.5" calcext:value-type="float">
            <text:p>8.5</text:p>
          </table:table-cell>
          <table:table-cell table:style-name="ce7" table:formula="of:=AVERAGE([.I88:.M88])" office:value-type="float" office:value="742.463750033885" calcext:value-type="float">
            <text:p>742.46</text:p>
          </table:table-cell>
          <table:table-cell table:style-name="ce7" table:formula="of:=STDEV([.I88:.M88])" office:value-type="float" office:value="3.57233971161588" calcext:value-type="float">
            <text:p>3.57</text:p>
          </table:table-cell>
          <table:table-cell table:style-name="ce7" office:value-type="float" office:value="741.745518184787" calcext:value-type="float">
            <text:p>741.75</text:p>
          </table:table-cell>
          <table:table-cell/>
          <table:table-cell office:value-type="float" office:value="737.090746261973" calcext:value-type="float">
            <text:p>737.09</text:p>
          </table:table-cell>
          <table:table-cell office:value-type="float" office:value="741.250461485955" calcext:value-type="float">
            <text:p>741.25</text:p>
          </table:table-cell>
          <table:table-cell office:value-type="float" office:value="745.175152387112" calcext:value-type="float">
            <text:p>745.18</text:p>
          </table:table-cell>
          <table:table-cell office:value-type="float" office:value="742.69149963797" calcext:value-type="float">
            <text:p>742.69</text:p>
          </table:table-cell>
          <table:table-cell office:value-type="float" office:value="746.110890396414" calcext:value-type="float">
            <text:p>746.11</text:p>
          </table:table-cell>
          <table:table-cell table:number-columns-repeated="1011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1">
          <table:table-cell/>
          <table:covered-table-cell/>
          <table:table-cell/>
          <table:table-cell table:style-name="ce2" office:value-type="string" calcext:value-type="string">
            <text:p>m</text:p>
          </table:table-cell>
          <table:table-cell table:style-name="Default" office:value-type="float" office:value="-8.49689" calcext:value-type="float">
            <text:p>-8.49689</text:p>
          </table:table-cell>
          <table:table-cell/>
          <table:table-cell table:style-name="ce2" office:value-type="string" calcext:value-type="string">
            <text:p>best charge cloud (um)</text:p>
          </table:table-cell>
          <table:table-cell/>
          <table:table-cell table:style-name="ce9" office:value-type="string" calcext:value-type="string">
            <text:p>minf</text:p>
          </table:table-cell>
          <table:table-cell office:value-type="float" office:value="70" calcext:value-type="float">
            <text:p>70.00</text:p>
          </table:table-cell>
          <table:table-cell table:number-columns-repeated="1014"/>
        </table:table-row>
        <table:table-row table:style-name="ro1">
          <table:table-cell/>
          <table:covered-table-cell/>
          <table:table-cell/>
          <table:table-cell table:style-name="ce2" office:value-type="string" calcext:value-type="string">
            <text:p>q</text:p>
          </table:table-cell>
          <table:table-cell table:style-name="Default" office:value-type="float" office:value="814.4" calcext:value-type="float">
            <text:p>814.4</text:p>
          </table:table-cell>
          <table:table-cell/>
          <table:table-cell table:style-name="ce8" table:formula="of:=(AVERAGE([.G79:.G88])-[.E91])/[.E90]" office:value-type="float" office:value="8.55071463102241" calcext:value-type="float">
            <text:p>8.551</text:p>
          </table:table-cell>
          <table:table-cell/>
          <table:table-cell table:style-name="ce9" office:value-type="string" calcext:value-type="string">
            <text:p>maxf</text:p>
          </table:table-cell>
          <table:table-cell office:value-type="float" office:value="90" calcext:value-type="float">
            <text:p>90.00</text:p>
          </table:table-cell>
          <table:table-cell table:number-columns-repeated="1014"/>
        </table:table-row>
        <table:table-row table:style-name="ro1">
          <table:table-cell/>
          <table:covered-table-cell/>
          <table:table-cell table:number-columns-repeated="6"/>
          <table:table-cell table:style-name="ce9" office:value-type="string" calcext:value-type="string">
            <text:p>minf1</text:p>
          </table:table-cell>
          <table:table-cell office:value-type="float" office:value="135" calcext:value-type="float">
            <text:p>135.00</text:p>
          </table:table-cell>
          <table:table-cell table:number-columns-repeated="1014"/>
        </table:table-row>
        <table:table-row table:style-name="ro1">
          <table:table-cell/>
          <table:covered-table-cell/>
          <table:table-cell table:number-columns-repeated="4"/>
          <table:table-cell table:style-name="ce2" office:value-type="string" calcext:value-type="string">
            <text:p>Avg charge cloud (um)</text:p>
          </table:table-cell>
          <table:table-cell/>
          <table:table-cell table:style-name="ce9" office:value-type="string" calcext:value-type="string">
            <text:p>maxf1</text:p>
          </table:table-cell>
          <table:table-cell office:value-type="float" office:value="170" calcext:value-type="float">
            <text:p>170.00</text:p>
          </table:table-cell>
          <table:table-cell table:number-columns-repeated="1014"/>
        </table:table-row>
        <table:table-row table:style-name="ro1">
          <table:table-cell/>
          <table:covered-table-cell/>
          <table:table-cell table:number-columns-repeated="4"/>
          <table:table-cell table:style-name="ce7" table:formula="of:=AVERAGE([.G57];[.G91])" office:value-type="float" office:value="7.98096123580528" calcext:value-type="float">
            <text:p>7.98</text:p>
          </table:table-cell>
          <table:table-cell table:number-columns-repeated="1017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ot" table:style-name="ta1">
        <table:shapes>
          <draw:frame draw:z-index="0" draw:style-name="gr1" draw:text-style-name="P1" svg:width="6.2988in" svg:height="3.5429in" svg:x="9.4382in" svg:y="0.5307in">
            <draw:object draw:notify-on-update-of-ranges="plot.B3:plot.B202 plot.C3:plot.C202 plot.B3:plot.B202 plot.D3:plot.D202 plot.E2:plot.E150 plot.G2:plot.G1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count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F2]*[.$H$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F3]*[.$H$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F4]*[.$H$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F5]*[.$H$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F6]*[.$H$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F7]*[.$H$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44" calcext:value-type="float">
            <text:p>144</text:p>
          </table:table-cell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F8]*[.$H$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78" calcext:value-type="float">
            <text:p>178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F9]*[.$H$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F10]*[.$H$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16" calcext:value-type="float">
            <text:p>216</text:p>
          </table:table-cell>
          <table:table-cell office:value-type="float" office:value="158" calcext:value-type="float">
            <text:p>15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F11]*[.$H$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222" calcext:value-type="float">
            <text:p>222</text:p>
          </table:table-cell>
          <table:table-cell office:value-type="float" office:value="203" calcext:value-type="float">
            <text:p>20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F12]*[.$H$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06" calcext:value-type="float">
            <text:p>306</text:p>
          </table:table-cell>
          <table:table-cell office:value-type="float" office:value="222" calcext:value-type="float">
            <text:p>222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F13]*[.$H$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332" calcext:value-type="float">
            <text:p>332</text:p>
          </table:table-cell>
          <table:table-cell office:value-type="float" office:value="264" calcext:value-type="float">
            <text:p>26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F14]*[.$H$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319" calcext:value-type="float">
            <text:p>319</text:p>
          </table:table-cell>
          <table:table-cell office:value-type="float" office:value="267" calcext:value-type="float">
            <text:p>267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F15]*[.$H$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375" calcext:value-type="float">
            <text:p>375</text:p>
          </table:table-cell>
          <table:table-cell office:value-type="float" office:value="305" calcext:value-type="float">
            <text:p>305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F16]*[.$H$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413" calcext:value-type="float">
            <text:p>413</text:p>
          </table:table-cell>
          <table:table-cell office:value-type="float" office:value="313" calcext:value-type="float">
            <text:p>31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F17]*[.$H$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446" calcext:value-type="float">
            <text:p>446</text:p>
          </table:table-cell>
          <table:table-cell office:value-type="float" office:value="337" calcext:value-type="float">
            <text:p>337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[.F18]*[.$H$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502" calcext:value-type="float">
            <text:p>502</text:p>
          </table:table-cell>
          <table:table-cell office:value-type="float" office:value="361" calcext:value-type="float">
            <text:p>361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formula="of:=[.F19]*[.$H$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465" calcext:value-type="float">
            <text:p>465</text:p>
          </table:table-cell>
          <table:table-cell office:value-type="float" office:value="393" calcext:value-type="float">
            <text:p>393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[.F20]*[.$H$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507" calcext:value-type="float">
            <text:p>507</text:p>
          </table:table-cell>
          <table:table-cell office:value-type="float" office:value="397" calcext:value-type="float">
            <text:p>397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[.F21]*[.$H$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530" calcext:value-type="float">
            <text:p>530</text:p>
          </table:table-cell>
          <table:table-cell office:value-type="float" office:value="434" calcext:value-type="float">
            <text:p>43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22]*[.$H$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25" calcext:value-type="float">
            <text:p>525</text:p>
          </table:table-cell>
          <table:table-cell office:value-type="float" office:value="451" calcext:value-type="float">
            <text:p>451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formula="of:=[.F23]*[.$H$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535" calcext:value-type="float">
            <text:p>535</text:p>
          </table:table-cell>
          <table:table-cell office:value-type="float" office:value="465" calcext:value-type="float">
            <text:p>465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F24]*[.$H$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563" calcext:value-type="float">
            <text:p>563</text:p>
          </table:table-cell>
          <table:table-cell office:value-type="float" office:value="500" calcext:value-type="float">
            <text:p>50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formula="of:=[.F25]*[.$H$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602" calcext:value-type="float">
            <text:p>602</text:p>
          </table:table-cell>
          <table:table-cell office:value-type="float" office:value="518" calcext:value-type="float">
            <text:p>518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formula="of:=[.F26]*[.$H$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559" calcext:value-type="float">
            <text:p>559</text:p>
          </table:table-cell>
          <table:table-cell office:value-type="float" office:value="541" calcext:value-type="float">
            <text:p>541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F27]*[.$H$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580" calcext:value-type="float">
            <text:p>580</text:p>
          </table:table-cell>
          <table:table-cell office:value-type="float" office:value="539" calcext:value-type="float">
            <text:p>539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F28]*[.$H$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634" calcext:value-type="float">
            <text:p>634</text:p>
          </table:table-cell>
          <table:table-cell office:value-type="float" office:value="558" calcext:value-type="float">
            <text:p>558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formula="of:=[.F29]*[.$H$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616" calcext:value-type="float">
            <text:p>616</text:p>
          </table:table-cell>
          <table:table-cell office:value-type="float" office:value="532" calcext:value-type="float">
            <text:p>532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[.F30]*[.$H$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652" calcext:value-type="float">
            <text:p>652</text:p>
          </table:table-cell>
          <table:table-cell office:value-type="float" office:value="498" calcext:value-type="float">
            <text:p>498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F31]*[.$H$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641" calcext:value-type="float">
            <text:p>641</text:p>
          </table:table-cell>
          <table:table-cell office:value-type="float" office:value="561" calcext:value-type="float">
            <text:p>56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[.F32]*[.$H$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665" calcext:value-type="float">
            <text:p>665</text:p>
          </table:table-cell>
          <table:table-cell office:value-type="float" office:value="558" calcext:value-type="float">
            <text:p>558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[.F33]*[.$H$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682" calcext:value-type="float">
            <text:p>682</text:p>
          </table:table-cell>
          <table:table-cell office:value-type="float" office:value="559" calcext:value-type="float">
            <text:p>559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[.F34]*[.$H$1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700" calcext:value-type="float">
            <text:p>700</text:p>
          </table:table-cell>
          <table:table-cell office:value-type="float" office:value="586" calcext:value-type="float">
            <text:p>586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[.F35]*[.$H$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725" calcext:value-type="float">
            <text:p>725</text:p>
          </table:table-cell>
          <table:table-cell office:value-type="float" office:value="586" calcext:value-type="float">
            <text:p>586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[.F36]*[.$H$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711" calcext:value-type="float">
            <text:p>711</text:p>
          </table:table-cell>
          <table:table-cell office:value-type="float" office:value="588" calcext:value-type="float">
            <text:p>588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[.F37]*[.$H$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760" calcext:value-type="float">
            <text:p>760</text:p>
          </table:table-cell>
          <table:table-cell office:value-type="float" office:value="594" calcext:value-type="float">
            <text:p>594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[.F38]*[.$H$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742" calcext:value-type="float">
            <text:p>742</text:p>
          </table:table-cell>
          <table:table-cell office:value-type="float" office:value="580" calcext:value-type="float">
            <text:p>580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[.F39]*[.$H$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809" calcext:value-type="float">
            <text:p>809</text:p>
          </table:table-cell>
          <table:table-cell office:value-type="float" office:value="612" calcext:value-type="float">
            <text:p>612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table:formula="of:=[.F40]*[.$H$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819" calcext:value-type="float">
            <text:p>819</text:p>
          </table:table-cell>
          <table:table-cell office:value-type="float" office:value="660" calcext:value-type="float">
            <text:p>66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[.F41]*[.$H$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797" calcext:value-type="float">
            <text:p>797</text:p>
          </table:table-cell>
          <table:table-cell office:value-type="float" office:value="667" calcext:value-type="float">
            <text:p>667</text:p>
          </table:table-cell>
          <table:table-cell office:value-type="float" office:value="400" calcext:value-type="float">
            <text:p>400</text:p>
          </table:table-cell>
          <table:table-cell office:value-type="float" office:value="0.302198870286905" calcext:value-type="float">
            <text:p>0.302198870286905</text:p>
          </table:table-cell>
          <table:table-cell table:formula="of:=[.F42]*[.$H$1]" office:value-type="float" office:value="453.298305430357" calcext:value-type="float">
            <text:p>453.2983054303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893" calcext:value-type="float">
            <text:p>893</text:p>
          </table:table-cell>
          <table:table-cell office:value-type="float" office:value="644" calcext:value-type="float">
            <text:p>644</text:p>
          </table:table-cell>
          <table:table-cell office:value-type="float" office:value="410" calcext:value-type="float">
            <text:p>410</text:p>
          </table:table-cell>
          <table:table-cell office:value-type="float" office:value="0.140065426738831" calcext:value-type="float">
            <text:p>0.140065426738831</text:p>
          </table:table-cell>
          <table:table-cell table:formula="of:=[.F43]*[.$H$1]" office:value-type="float" office:value="210.098140108246" calcext:value-type="float">
            <text:p>210.0981401082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913" calcext:value-type="float">
            <text:p>913</text:p>
          </table:table-cell>
          <table:table-cell office:value-type="float" office:value="683" calcext:value-type="float">
            <text:p>683</text:p>
          </table:table-cell>
          <table:table-cell office:value-type="float" office:value="420" calcext:value-type="float">
            <text:p>420</text:p>
          </table:table-cell>
          <table:table-cell office:value-type="float" office:value="0.264277618416114" calcext:value-type="float">
            <text:p>0.264277618416114</text:p>
          </table:table-cell>
          <table:table-cell table:formula="of:=[.F44]*[.$H$1]" office:value-type="float" office:value="396.416427624171" calcext:value-type="float">
            <text:p>396.4164276241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963" calcext:value-type="float">
            <text:p>963</text:p>
          </table:table-cell>
          <table:table-cell office:value-type="float" office:value="733" calcext:value-type="float">
            <text:p>733</text:p>
          </table:table-cell>
          <table:table-cell office:value-type="float" office:value="430" calcext:value-type="float">
            <text:p>430</text:p>
          </table:table-cell>
          <table:table-cell office:value-type="float" office:value="0.289544590940945" calcext:value-type="float">
            <text:p>0.289544590940945</text:p>
          </table:table-cell>
          <table:table-cell table:formula="of:=[.F45]*[.$H$1]" office:value-type="float" office:value="434.316886411417" calcext:value-type="float">
            <text:p>434.3168864114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928" calcext:value-type="float">
            <text:p>928</text:p>
          </table:table-cell>
          <table:table-cell office:value-type="float" office:value="682" calcext:value-type="float">
            <text:p>682</text:p>
          </table:table-cell>
          <table:table-cell office:value-type="float" office:value="440" calcext:value-type="float">
            <text:p>440</text:p>
          </table:table-cell>
          <table:table-cell office:value-type="float" office:value="0.354022907733842" calcext:value-type="float">
            <text:p>0.354022907733842</text:p>
          </table:table-cell>
          <table:table-cell table:formula="of:=[.F46]*[.$H$1]" office:value-type="float" office:value="531.034361600764" calcext:value-type="float">
            <text:p>531.0343616007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1019" calcext:value-type="float">
            <text:p>1019</text:p>
          </table:table-cell>
          <table:table-cell office:value-type="float" office:value="712" calcext:value-type="float">
            <text:p>712</text:p>
          </table:table-cell>
          <table:table-cell office:value-type="float" office:value="450" calcext:value-type="float">
            <text:p>450</text:p>
          </table:table-cell>
          <table:table-cell office:value-type="float" office:value="0.388924853209674" calcext:value-type="float">
            <text:p>0.388924853209674</text:p>
          </table:table-cell>
          <table:table-cell table:formula="of:=[.F47]*[.$H$1]" office:value-type="float" office:value="583.387279814511" calcext:value-type="float">
            <text:p>583.3872798145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1053" calcext:value-type="float">
            <text:p>1053</text:p>
          </table:table-cell>
          <table:table-cell office:value-type="float" office:value="673" calcext:value-type="float">
            <text:p>673</text:p>
          </table:table-cell>
          <table:table-cell office:value-type="float" office:value="460" calcext:value-type="float">
            <text:p>460</text:p>
          </table:table-cell>
          <table:table-cell office:value-type="float" office:value="0.379899781505731" calcext:value-type="float">
            <text:p>0.379899781505731</text:p>
          </table:table-cell>
          <table:table-cell table:formula="of:=[.F48]*[.$H$1]" office:value-type="float" office:value="569.849672258597" calcext:value-type="float">
            <text:p>569.8496722585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1061" calcext:value-type="float">
            <text:p>1061</text:p>
          </table:table-cell>
          <table:table-cell office:value-type="float" office:value="713" calcext:value-type="float">
            <text:p>713</text:p>
          </table:table-cell>
          <table:table-cell office:value-type="float" office:value="470" calcext:value-type="float">
            <text:p>470</text:p>
          </table:table-cell>
          <table:table-cell office:value-type="float" office:value="0.416582179316911" calcext:value-type="float">
            <text:p>0.416582179316911</text:p>
          </table:table-cell>
          <table:table-cell table:formula="of:=[.F49]*[.$H$1]" office:value-type="float" office:value="624.873268975367" calcext:value-type="float">
            <text:p>624.8732689753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1053" calcext:value-type="float">
            <text:p>1053</text:p>
          </table:table-cell>
          <table:table-cell office:value-type="float" office:value="828" calcext:value-type="float">
            <text:p>828</text:p>
          </table:table-cell>
          <table:table-cell office:value-type="float" office:value="480" calcext:value-type="float">
            <text:p>480</text:p>
          </table:table-cell>
          <table:table-cell office:value-type="float" office:value="0.429929777384464" calcext:value-type="float">
            <text:p>0.429929777384464</text:p>
          </table:table-cell>
          <table:table-cell table:formula="of:=[.F50]*[.$H$1]" office:value-type="float" office:value="644.894666076696" calcext:value-type="float">
            <text:p>644.8946660766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1099" calcext:value-type="float">
            <text:p>1099</text:p>
          </table:table-cell>
          <table:table-cell office:value-type="float" office:value="746" calcext:value-type="float">
            <text:p>746</text:p>
          </table:table-cell>
          <table:table-cell office:value-type="float" office:value="490" calcext:value-type="float">
            <text:p>490</text:p>
          </table:table-cell>
          <table:table-cell office:value-type="float" office:value="0.412640625524925" calcext:value-type="float">
            <text:p>0.412640625524925</text:p>
          </table:table-cell>
          <table:table-cell table:formula="of:=[.F51]*[.$H$1]" office:value-type="float" office:value="618.960938287387" calcext:value-type="float">
            <text:p>618.9609382873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1073" calcext:value-type="float">
            <text:p>1073</text:p>
          </table:table-cell>
          <table:table-cell office:value-type="float" office:value="836" calcext:value-type="float">
            <text:p>836</text:p>
          </table:table-cell>
          <table:table-cell office:value-type="float" office:value="500" calcext:value-type="float">
            <text:p>500</text:p>
          </table:table-cell>
          <table:table-cell office:value-type="float" office:value="0.44194346704913" calcext:value-type="float">
            <text:p>0.44194346704913</text:p>
          </table:table-cell>
          <table:table-cell table:formula="of:=[.F52]*[.$H$1]" office:value-type="float" office:value="662.915200573696" calcext:value-type="float">
            <text:p>662.9152005736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76" calcext:value-type="float">
            <text:p>1076</text:p>
          </table:table-cell>
          <table:table-cell office:value-type="float" office:value="863" calcext:value-type="float">
            <text:p>863</text:p>
          </table:table-cell>
          <table:table-cell office:value-type="float" office:value="510" calcext:value-type="float">
            <text:p>510</text:p>
          </table:table-cell>
          <table:table-cell office:value-type="float" office:value="0.438170673424603" calcext:value-type="float">
            <text:p>0.438170673424603</text:p>
          </table:table-cell>
          <table:table-cell table:formula="of:=[.F53]*[.$H$1]" office:value-type="float" office:value="657.256010136905" calcext:value-type="float">
            <text:p>657.2560101369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1133" calcext:value-type="float">
            <text:p>1133</text:p>
          </table:table-cell>
          <table:table-cell office:value-type="float" office:value="868" calcext:value-type="float">
            <text:p>868</text:p>
          </table:table-cell>
          <table:table-cell office:value-type="float" office:value="520" calcext:value-type="float">
            <text:p>520</text:p>
          </table:table-cell>
          <table:table-cell office:value-type="float" office:value="0.445466100548055" calcext:value-type="float">
            <text:p>0.445466100548055</text:p>
          </table:table-cell>
          <table:table-cell table:formula="of:=[.F54]*[.$H$1]" office:value-type="float" office:value="668.199150822083" calcext:value-type="float">
            <text:p>668.1991508220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1104" calcext:value-type="float">
            <text:p>1104</text:p>
          </table:table-cell>
          <table:table-cell office:value-type="float" office:value="838" calcext:value-type="float">
            <text:p>838</text:p>
          </table:table-cell>
          <table:table-cell office:value-type="float" office:value="530" calcext:value-type="float">
            <text:p>530</text:p>
          </table:table-cell>
          <table:table-cell office:value-type="float" office:value="0.417813963399205" calcext:value-type="float">
            <text:p>0.417813963399205</text:p>
          </table:table-cell>
          <table:table-cell table:formula="of:=[.F55]*[.$H$1]" office:value-type="float" office:value="626.720945098808" calcext:value-type="float">
            <text:p>626.7209450988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float" office:value="1120" calcext:value-type="float">
            <text:p>1120</text:p>
          </table:table-cell>
          <table:table-cell office:value-type="float" office:value="823" calcext:value-type="float">
            <text:p>823</text:p>
          </table:table-cell>
          <table:table-cell office:value-type="float" office:value="540" calcext:value-type="float">
            <text:p>540</text:p>
          </table:table-cell>
          <table:table-cell office:value-type="float" office:value="0.435779494562672" calcext:value-type="float">
            <text:p>0.435779494562672</text:p>
          </table:table-cell>
          <table:table-cell table:formula="of:=[.F56]*[.$H$1]" office:value-type="float" office:value="653.669241844008" calcext:value-type="float">
            <text:p>653.6692418440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1116" calcext:value-type="float">
            <text:p>1116</text:p>
          </table:table-cell>
          <table:table-cell office:value-type="float" office:value="841" calcext:value-type="float">
            <text:p>841</text:p>
          </table:table-cell>
          <table:table-cell office:value-type="float" office:value="550" calcext:value-type="float">
            <text:p>550</text:p>
          </table:table-cell>
          <table:table-cell office:value-type="float" office:value="0.430606947247109" calcext:value-type="float">
            <text:p>0.430606947247109</text:p>
          </table:table-cell>
          <table:table-cell table:formula="of:=[.F57]*[.$H$1]" office:value-type="float" office:value="645.910420870664" calcext:value-type="float">
            <text:p>645.9104208706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1162" calcext:value-type="float">
            <text:p>1162</text:p>
          </table:table-cell>
          <table:table-cell office:value-type="float" office:value="859" calcext:value-type="float">
            <text:p>859</text:p>
          </table:table-cell>
          <table:table-cell office:value-type="float" office:value="560" calcext:value-type="float">
            <text:p>560</text:p>
          </table:table-cell>
          <table:table-cell office:value-type="float" office:value="0.415075668530092" calcext:value-type="float">
            <text:p>0.415075668530092</text:p>
          </table:table-cell>
          <table:table-cell table:formula="of:=[.F58]*[.$H$1]" office:value-type="float" office:value="622.613502795138" calcext:value-type="float">
            <text:p>622.6135027951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1166" calcext:value-type="float">
            <text:p>1166</text:p>
          </table:table-cell>
          <table:table-cell office:value-type="float" office:value="821" calcext:value-type="float">
            <text:p>821</text:p>
          </table:table-cell>
          <table:table-cell office:value-type="float" office:value="570" calcext:value-type="float">
            <text:p>570</text:p>
          </table:table-cell>
          <table:table-cell office:value-type="float" office:value="0.45129729477288" calcext:value-type="float">
            <text:p>0.45129729477288</text:p>
          </table:table-cell>
          <table:table-cell table:formula="of:=[.F59]*[.$H$1]" office:value-type="float" office:value="676.94594215932" calcext:value-type="float">
            <text:p>676.945942159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float" office:value="1176" calcext:value-type="float">
            <text:p>1176</text:p>
          </table:table-cell>
          <table:table-cell office:value-type="float" office:value="865" calcext:value-type="float">
            <text:p>865</text:p>
          </table:table-cell>
          <table:table-cell office:value-type="float" office:value="580" calcext:value-type="float">
            <text:p>580</text:p>
          </table:table-cell>
          <table:table-cell office:value-type="float" office:value="0.438481252066056" calcext:value-type="float">
            <text:p>0.438481252066056</text:p>
          </table:table-cell>
          <table:table-cell table:formula="of:=[.F60]*[.$H$1]" office:value-type="float" office:value="657.721878099084" calcext:value-type="float">
            <text:p>657.7218780990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float" office:value="1165" calcext:value-type="float">
            <text:p>1165</text:p>
          </table:table-cell>
          <table:table-cell office:value-type="float" office:value="850" calcext:value-type="float">
            <text:p>850</text:p>
          </table:table-cell>
          <table:table-cell office:value-type="float" office:value="590" calcext:value-type="float">
            <text:p>590</text:p>
          </table:table-cell>
          <table:table-cell office:value-type="float" office:value="0.433746711544956" calcext:value-type="float">
            <text:p>0.433746711544956</text:p>
          </table:table-cell>
          <table:table-cell table:formula="of:=[.F61]*[.$H$1]" office:value-type="float" office:value="650.620067317434" calcext:value-type="float">
            <text:p>650.6200673174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float" office:value="1219" calcext:value-type="float">
            <text:p>1219</text:p>
          </table:table-cell>
          <table:table-cell office:value-type="float" office:value="867" calcext:value-type="float">
            <text:p>867</text:p>
          </table:table-cell>
          <table:table-cell office:value-type="float" office:value="600" calcext:value-type="float">
            <text:p>600</text:p>
          </table:table-cell>
          <table:table-cell office:value-type="float" office:value="0.455301424749225" calcext:value-type="float">
            <text:p>0.455301424749225</text:p>
          </table:table-cell>
          <table:table-cell table:formula="of:=[.F62]*[.$H$1]" office:value-type="float" office:value="682.952137123837" calcext:value-type="float">
            <text:p>682.9521371238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157" calcext:value-type="float">
            <text:p>1157</text:p>
          </table:table-cell>
          <table:table-cell office:value-type="float" office:value="868" calcext:value-type="float">
            <text:p>868</text:p>
          </table:table-cell>
          <table:table-cell office:value-type="float" office:value="610" calcext:value-type="float">
            <text:p>610</text:p>
          </table:table-cell>
          <table:table-cell office:value-type="float" office:value="0.452915838477365" calcext:value-type="float">
            <text:p>0.452915838477365</text:p>
          </table:table-cell>
          <table:table-cell table:formula="of:=[.F63]*[.$H$1]" office:value-type="float" office:value="679.373757716048" calcext:value-type="float">
            <text:p>679.3737577160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1154" calcext:value-type="float">
            <text:p>1154</text:p>
          </table:table-cell>
          <table:table-cell office:value-type="float" office:value="868" calcext:value-type="float">
            <text:p>868</text:p>
          </table:table-cell>
          <table:table-cell office:value-type="float" office:value="620" calcext:value-type="float">
            <text:p>620</text:p>
          </table:table-cell>
          <table:table-cell office:value-type="float" office:value="0.455739940103296" calcext:value-type="float">
            <text:p>0.455739940103296</text:p>
          </table:table-cell>
          <table:table-cell table:formula="of:=[.F64]*[.$H$1]" office:value-type="float" office:value="683.609910154944" calcext:value-type="float">
            <text:p>683.6099101549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1204" calcext:value-type="float">
            <text:p>1204</text:p>
          </table:table-cell>
          <table:table-cell office:value-type="float" office:value="865" calcext:value-type="float">
            <text:p>865</text:p>
          </table:table-cell>
          <table:table-cell office:value-type="float" office:value="630" calcext:value-type="float">
            <text:p>630</text:p>
          </table:table-cell>
          <table:table-cell office:value-type="float" office:value="0.440220229769416" calcext:value-type="float">
            <text:p>0.440220229769416</text:p>
          </table:table-cell>
          <table:table-cell table:formula="of:=[.F65]*[.$H$1]" office:value-type="float" office:value="660.330344654124" calcext:value-type="float">
            <text:p>660.3303446541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1189" calcext:value-type="float">
            <text:p>1189</text:p>
          </table:table-cell>
          <table:table-cell office:value-type="float" office:value="872" calcext:value-type="float">
            <text:p>872</text:p>
          </table:table-cell>
          <table:table-cell office:value-type="float" office:value="640" calcext:value-type="float">
            <text:p>640</text:p>
          </table:table-cell>
          <table:table-cell office:value-type="float" office:value="0.484021742804351" calcext:value-type="float">
            <text:p>0.484021742804351</text:p>
          </table:table-cell>
          <table:table-cell table:formula="of:=[.F66]*[.$H$1]" office:value-type="float" office:value="726.032614206527" calcext:value-type="float">
            <text:p>726.0326142065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1157" calcext:value-type="float">
            <text:p>1157</text:p>
          </table:table-cell>
          <table:table-cell office:value-type="float" office:value="862" calcext:value-type="float">
            <text:p>862</text:p>
          </table:table-cell>
          <table:table-cell office:value-type="float" office:value="650" calcext:value-type="float">
            <text:p>650</text:p>
          </table:table-cell>
          <table:table-cell office:value-type="float" office:value="0.451659065506015" calcext:value-type="float">
            <text:p>0.451659065506015</text:p>
          </table:table-cell>
          <table:table-cell table:formula="of:=[.F67]*[.$H$1]" office:value-type="float" office:value="677.488598259023" calcext:value-type="float">
            <text:p>677.4885982590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1250" calcext:value-type="float">
            <text:p>1250</text:p>
          </table:table-cell>
          <table:table-cell office:value-type="float" office:value="982" calcext:value-type="float">
            <text:p>982</text:p>
          </table:table-cell>
          <table:table-cell office:value-type="float" office:value="660" calcext:value-type="float">
            <text:p>660</text:p>
          </table:table-cell>
          <table:table-cell office:value-type="float" office:value="0.492485420673964" calcext:value-type="float">
            <text:p>0.492485420673964</text:p>
          </table:table-cell>
          <table:table-cell table:formula="of:=[.F68]*[.$H$1]" office:value-type="float" office:value="738.728131010947" calcext:value-type="float">
            <text:p>738.7281310109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1178" calcext:value-type="float">
            <text:p>1178</text:p>
          </table:table-cell>
          <table:table-cell office:value-type="float" office:value="961" calcext:value-type="float">
            <text:p>961</text:p>
          </table:table-cell>
          <table:table-cell office:value-type="float" office:value="670" calcext:value-type="float">
            <text:p>670</text:p>
          </table:table-cell>
          <table:table-cell office:value-type="float" office:value="0.487081592052322" calcext:value-type="float">
            <text:p>0.487081592052322</text:p>
          </table:table-cell>
          <table:table-cell table:formula="of:=[.F69]*[.$H$1]" office:value-type="float" office:value="730.622388078483" calcext:value-type="float">
            <text:p>730.6223880784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float" office:value="1196" calcext:value-type="float">
            <text:p>1196</text:p>
          </table:table-cell>
          <table:table-cell office:value-type="float" office:value="1043" calcext:value-type="float">
            <text:p>1043</text:p>
          </table:table-cell>
          <table:table-cell office:value-type="float" office:value="680" calcext:value-type="float">
            <text:p>680</text:p>
          </table:table-cell>
          <table:table-cell office:value-type="float" office:value="0.490677263729939" calcext:value-type="float">
            <text:p>0.490677263729939</text:p>
          </table:table-cell>
          <table:table-cell table:formula="of:=[.F70]*[.$H$1]" office:value-type="float" office:value="736.015895594909" calcext:value-type="float">
            <text:p>736.0158955949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1239" calcext:value-type="float">
            <text:p>1239</text:p>
          </table:table-cell>
          <table:table-cell office:value-type="float" office:value="982" calcext:value-type="float">
            <text:p>982</text:p>
          </table:table-cell>
          <table:table-cell office:value-type="float" office:value="690" calcext:value-type="float">
            <text:p>690</text:p>
          </table:table-cell>
          <table:table-cell office:value-type="float" office:value="0.506837102436686" calcext:value-type="float">
            <text:p>0.506837102436686</text:p>
          </table:table-cell>
          <table:table-cell table:formula="of:=[.F71]*[.$H$1]" office:value-type="float" office:value="760.255653655029" calcext:value-type="float">
            <text:p>760.2556536550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 office:value-type="float" office:value="1240" calcext:value-type="float">
            <text:p>1240</text:p>
          </table:table-cell>
          <table:table-cell office:value-type="float" office:value="1029" calcext:value-type="float">
            <text:p>1029</text:p>
          </table:table-cell>
          <table:table-cell office:value-type="float" office:value="700" calcext:value-type="float">
            <text:p>700</text:p>
          </table:table-cell>
          <table:table-cell office:value-type="float" office:value="0.522060762291405" calcext:value-type="float">
            <text:p>0.522060762291405</text:p>
          </table:table-cell>
          <table:table-cell table:formula="of:=[.F72]*[.$H$1]" office:value-type="float" office:value="783.091143437108" calcext:value-type="float">
            <text:p>783.0911434371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1189" calcext:value-type="float">
            <text:p>1189</text:p>
          </table:table-cell>
          <table:table-cell office:value-type="float" office:value="1013" calcext:value-type="float">
            <text:p>1013</text:p>
          </table:table-cell>
          <table:table-cell office:value-type="float" office:value="710" calcext:value-type="float">
            <text:p>710</text:p>
          </table:table-cell>
          <table:table-cell office:value-type="float" office:value="0.538900600354075" calcext:value-type="float">
            <text:p>0.538900600354075</text:p>
          </table:table-cell>
          <table:table-cell table:formula="of:=[.F73]*[.$H$1]" office:value-type="float" office:value="808.350900531112" calcext:value-type="float">
            <text:p>808.3509005311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 office:value-type="float" office:value="1299" calcext:value-type="float">
            <text:p>1299</text:p>
          </table:table-cell>
          <table:table-cell office:value-type="float" office:value="1147" calcext:value-type="float">
            <text:p>1147</text:p>
          </table:table-cell>
          <table:table-cell office:value-type="float" office:value="720" calcext:value-type="float">
            <text:p>720</text:p>
          </table:table-cell>
          <table:table-cell office:value-type="float" office:value="0.554136387427887" calcext:value-type="float">
            <text:p>0.554136387427887</text:p>
          </table:table-cell>
          <table:table-cell table:formula="of:=[.F74]*[.$H$1]" office:value-type="float" office:value="831.20458114183" calcext:value-type="float">
            <text:p>831.204581141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1273" calcext:value-type="float">
            <text:p>1273</text:p>
          </table:table-cell>
          <table:table-cell office:value-type="float" office:value="1181" calcext:value-type="float">
            <text:p>1181</text:p>
          </table:table-cell>
          <table:table-cell office:value-type="float" office:value="730" calcext:value-type="float">
            <text:p>730</text:p>
          </table:table-cell>
          <table:table-cell office:value-type="float" office:value="0.589637694343897" calcext:value-type="float">
            <text:p>0.589637694343897</text:p>
          </table:table-cell>
          <table:table-cell table:formula="of:=[.F75]*[.$H$1]" office:value-type="float" office:value="884.456541515845" calcext:value-type="float">
            <text:p>884.4565415158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office:value-type="float" office:value="1396" calcext:value-type="float">
            <text:p>1396</text:p>
          </table:table-cell>
          <table:table-cell office:value-type="float" office:value="1229" calcext:value-type="float">
            <text:p>1229</text:p>
          </table:table-cell>
          <table:table-cell office:value-type="float" office:value="740" calcext:value-type="float">
            <text:p>740</text:p>
          </table:table-cell>
          <table:table-cell office:value-type="float" office:value="0.610344604300389" calcext:value-type="float">
            <text:p>0.610344604300389</text:p>
          </table:table-cell>
          <table:table-cell table:formula="of:=[.F76]*[.$H$1]" office:value-type="float" office:value="915.516906450584" calcext:value-type="float">
            <text:p>915.5169064505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office:value-type="float" office:value="1477" calcext:value-type="float">
            <text:p>1477</text:p>
          </table:table-cell>
          <table:table-cell office:value-type="float" office:value="1249" calcext:value-type="float">
            <text:p>1249</text:p>
          </table:table-cell>
          <table:table-cell office:value-type="float" office:value="750" calcext:value-type="float">
            <text:p>750</text:p>
          </table:table-cell>
          <table:table-cell office:value-type="float" office:value="0.645161160332412" calcext:value-type="float">
            <text:p>0.645161160332412</text:p>
          </table:table-cell>
          <table:table-cell table:formula="of:=[.F77]*[.$H$1]" office:value-type="float" office:value="967.741740498618" calcext:value-type="float">
            <text:p>967.7417404986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1396" calcext:value-type="float">
            <text:p>1396</text:p>
          </table:table-cell>
          <table:table-cell office:value-type="float" office:value="1333" calcext:value-type="float">
            <text:p>1333</text:p>
          </table:table-cell>
          <table:table-cell office:value-type="float" office:value="760" calcext:value-type="float">
            <text:p>760</text:p>
          </table:table-cell>
          <table:table-cell office:value-type="float" office:value="0.669473216378428" calcext:value-type="float">
            <text:p>0.669473216378428</text:p>
          </table:table-cell>
          <table:table-cell table:formula="of:=[.F78]*[.$H$1]" office:value-type="float" office:value="1004.20982456764" calcext:value-type="float">
            <text:p>1004.209824567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office:value-type="float" office:value="1478" calcext:value-type="float">
            <text:p>1478</text:p>
          </table:table-cell>
          <table:table-cell office:value-type="float" office:value="1407" calcext:value-type="float">
            <text:p>1407</text:p>
          </table:table-cell>
          <table:table-cell office:value-type="float" office:value="770" calcext:value-type="float">
            <text:p>770</text:p>
          </table:table-cell>
          <table:table-cell office:value-type="float" office:value="0.709371824611241" calcext:value-type="float">
            <text:p>0.709371824611241</text:p>
          </table:table-cell>
          <table:table-cell table:formula="of:=[.F79]*[.$H$1]" office:value-type="float" office:value="1064.05773691686" calcext:value-type="float">
            <text:p>1064.057736916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 office:value-type="float" office:value="1487" calcext:value-type="float">
            <text:p>1487</text:p>
          </table:table-cell>
          <table:table-cell office:value-type="float" office:value="1577" calcext:value-type="float">
            <text:p>1577</text:p>
          </table:table-cell>
          <table:table-cell office:value-type="float" office:value="780" calcext:value-type="float">
            <text:p>780</text:p>
          </table:table-cell>
          <table:table-cell office:value-type="float" office:value="0.750478382227862" calcext:value-type="float">
            <text:p>0.750478382227862</text:p>
          </table:table-cell>
          <table:table-cell table:formula="of:=[.F80]*[.$H$1]" office:value-type="float" office:value="1125.71757334179" calcext:value-type="float">
            <text:p>1125.717573341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1591" calcext:value-type="float">
            <text:p>1591</text:p>
          </table:table-cell>
          <table:table-cell office:value-type="float" office:value="1577" calcext:value-type="float">
            <text:p>1577</text:p>
          </table:table-cell>
          <table:table-cell office:value-type="float" office:value="790" calcext:value-type="float">
            <text:p>790</text:p>
          </table:table-cell>
          <table:table-cell office:value-type="float" office:value="0.77296712463254" calcext:value-type="float">
            <text:p>0.77296712463254</text:p>
          </table:table-cell>
          <table:table-cell table:formula="of:=[.F81]*[.$H$1]" office:value-type="float" office:value="1159.45068694881" calcext:value-type="float">
            <text:p>1159.450686948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90" calcext:value-type="float">
            <text:p>790</text:p>
          </table:table-cell>
          <table:table-cell office:value-type="float" office:value="1533" calcext:value-type="float">
            <text:p>1533</text:p>
          </table:table-cell>
          <table:table-cell office:value-type="float" office:value="1685" calcext:value-type="float">
            <text:p>1685</text:p>
          </table:table-cell>
          <table:table-cell office:value-type="float" office:value="800" calcext:value-type="float">
            <text:p>800</text:p>
          </table:table-cell>
          <table:table-cell office:value-type="float" office:value="0.826069708833683" calcext:value-type="float">
            <text:p>0.826069708833683</text:p>
          </table:table-cell>
          <table:table-cell table:formula="of:=[.F82]*[.$H$1]" office:value-type="float" office:value="1239.10456325052" calcext:value-type="float">
            <text:p>1239.104563250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1655" calcext:value-type="float">
            <text:p>1655</text:p>
          </table:table-cell>
          <table:table-cell office:value-type="float" office:value="1813" calcext:value-type="float">
            <text:p>1813</text:p>
          </table:table-cell>
          <table:table-cell office:value-type="float" office:value="810" calcext:value-type="float">
            <text:p>810</text:p>
          </table:table-cell>
          <table:table-cell office:value-type="float" office:value="0.860462745741141" calcext:value-type="float">
            <text:p>0.860462745741141</text:p>
          </table:table-cell>
          <table:table-cell table:formula="of:=[.F83]*[.$H$1]" office:value-type="float" office:value="1290.69411861171" calcext:value-type="float">
            <text:p>1290.694118611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810" calcext:value-type="float">
            <text:p>810</text:p>
          </table:table-cell>
          <table:table-cell office:value-type="float" office:value="1668" calcext:value-type="float">
            <text:p>1668</text:p>
          </table:table-cell>
          <table:table-cell office:value-type="float" office:value="1879" calcext:value-type="float">
            <text:p>1879</text:p>
          </table:table-cell>
          <table:table-cell office:value-type="float" office:value="820" calcext:value-type="float">
            <text:p>820</text:p>
          </table:table-cell>
          <table:table-cell office:value-type="float" office:value="0.895119439696666" calcext:value-type="float">
            <text:p>0.895119439696666</text:p>
          </table:table-cell>
          <table:table-cell table:formula="of:=[.F84]*[.$H$1]" office:value-type="float" office:value="1342.679159545" calcext:value-type="float">
            <text:p>1342.6791595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office:value-type="float" office:value="1551" calcext:value-type="float">
            <text:p>1551</text:p>
          </table:table-cell>
          <table:table-cell office:value-type="float" office:value="1909" calcext:value-type="float">
            <text:p>1909</text:p>
          </table:table-cell>
          <table:table-cell office:value-type="float" office:value="830" calcext:value-type="float">
            <text:p>830</text:p>
          </table:table-cell>
          <table:table-cell office:value-type="float" office:value="0.915170557196255" calcext:value-type="float">
            <text:p>0.915170557196255</text:p>
          </table:table-cell>
          <table:table-cell table:formula="of:=[.F85]*[.$H$1]" office:value-type="float" office:value="1372.75583579438" calcext:value-type="float">
            <text:p>1372.755835794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office:value-type="float" office:value="1605" calcext:value-type="float">
            <text:p>1605</text:p>
          </table:table-cell>
          <table:table-cell office:value-type="float" office:value="2066" calcext:value-type="float">
            <text:p>2066</text:p>
          </table:table-cell>
          <table:table-cell office:value-type="float" office:value="840" calcext:value-type="float">
            <text:p>840</text:p>
          </table:table-cell>
          <table:table-cell office:value-type="float" office:value="0.943253302290357" calcext:value-type="float">
            <text:p>0.943253302290357</text:p>
          </table:table-cell>
          <table:table-cell table:formula="of:=[.F86]*[.$H$1]" office:value-type="float" office:value="1414.87995343554" calcext:value-type="float">
            <text:p>1414.879953435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office:value-type="float" office:value="1625" calcext:value-type="float">
            <text:p>1625</text:p>
          </table:table-cell>
          <table:table-cell office:value-type="float" office:value="2162" calcext:value-type="float">
            <text:p>2162</text:p>
          </table:table-cell>
          <table:table-cell office:value-type="float" office:value="850" calcext:value-type="float">
            <text:p>850</text:p>
          </table:table-cell>
          <table:table-cell office:value-type="float" office:value="0.953568417648863" calcext:value-type="float">
            <text:p>0.953568417648863</text:p>
          </table:table-cell>
          <table:table-cell table:formula="of:=[.F87]*[.$H$1]" office:value-type="float" office:value="1430.3526264733" calcext:value-type="float">
            <text:p>1430.35262647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1587" calcext:value-type="float">
            <text:p>1587</text:p>
          </table:table-cell>
          <table:table-cell office:value-type="float" office:value="2146" calcext:value-type="float">
            <text:p>2146</text:p>
          </table:table-cell>
          <table:table-cell office:value-type="float" office:value="860" calcext:value-type="float">
            <text:p>860</text:p>
          </table:table-cell>
          <table:table-cell office:value-type="float" office:value="0.969054813295018" calcext:value-type="float">
            <text:p>0.969054813295018</text:p>
          </table:table-cell>
          <table:table-cell table:formula="of:=[.F88]*[.$H$1]" office:value-type="float" office:value="1453.58221994253" calcext:value-type="float">
            <text:p>1453.582219942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office:value-type="float" office:value="1566" calcext:value-type="float">
            <text:p>1566</text:p>
          </table:table-cell>
          <table:table-cell office:value-type="float" office:value="2154" calcext:value-type="float">
            <text:p>2154</text:p>
          </table:table-cell>
          <table:table-cell office:value-type="float" office:value="870" calcext:value-type="float">
            <text:p>870</text:p>
          </table:table-cell>
          <table:table-cell office:value-type="float" office:value="0.972022814909688" calcext:value-type="float">
            <text:p>0.972022814909688</text:p>
          </table:table-cell>
          <table:table-cell table:formula="of:=[.F89]*[.$H$1]" office:value-type="float" office:value="1458.03422236453" calcext:value-type="float">
            <text:p>1458.034222364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  <table:table-cell office:value-type="float" office:value="1551" calcext:value-type="float">
            <text:p>1551</text:p>
          </table:table-cell>
          <table:table-cell office:value-type="float" office:value="2201" calcext:value-type="float">
            <text:p>2201</text:p>
          </table:table-cell>
          <table:table-cell office:value-type="float" office:value="880" calcext:value-type="float">
            <text:p>880</text:p>
          </table:table-cell>
          <table:table-cell office:value-type="float" office:value="0.954622000964149" calcext:value-type="float">
            <text:p>0.954622000964149</text:p>
          </table:table-cell>
          <table:table-cell table:formula="of:=[.F90]*[.$H$1]" office:value-type="float" office:value="1431.93300144622" calcext:value-type="float">
            <text:p>1431.933001446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office:value-type="float" office:value="1531" calcext:value-type="float">
            <text:p>1531</text:p>
          </table:table-cell>
          <table:table-cell office:value-type="float" office:value="2114" calcext:value-type="float">
            <text:p>2114</text:p>
          </table:table-cell>
          <table:table-cell office:value-type="float" office:value="890" calcext:value-type="float">
            <text:p>890</text:p>
          </table:table-cell>
          <table:table-cell office:value-type="float" office:value="0.93439833529332" calcext:value-type="float">
            <text:p>0.93439833529332</text:p>
          </table:table-cell>
          <table:table-cell table:formula="of:=[.F91]*[.$H$1]" office:value-type="float" office:value="1401.59750293998" calcext:value-type="float">
            <text:p>1401.597502939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890" calcext:value-type="float">
            <text:p>890</text:p>
          </table:table-cell>
          <table:table-cell office:value-type="float" office:value="1402" calcext:value-type="float">
            <text:p>1402</text:p>
          </table:table-cell>
          <table:table-cell office:value-type="float" office:value="2090" calcext:value-type="float">
            <text:p>2090</text:p>
          </table:table-cell>
          <table:table-cell office:value-type="float" office:value="900" calcext:value-type="float">
            <text:p>900</text:p>
          </table:table-cell>
          <table:table-cell office:value-type="float" office:value="0.887847463694915" calcext:value-type="float">
            <text:p>0.887847463694915</text:p>
          </table:table-cell>
          <table:table-cell table:formula="of:=[.F92]*[.$H$1]" office:value-type="float" office:value="1331.77119554237" calcext:value-type="float">
            <text:p>1331.771195542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1401" calcext:value-type="float">
            <text:p>1401</text:p>
          </table:table-cell>
          <table:table-cell office:value-type="float" office:value="2072" calcext:value-type="float">
            <text:p>2072</text:p>
          </table:table-cell>
          <table:table-cell office:value-type="float" office:value="910" calcext:value-type="float">
            <text:p>910</text:p>
          </table:table-cell>
          <table:table-cell office:value-type="float" office:value="0.843444029453887" calcext:value-type="float">
            <text:p>0.843444029453887</text:p>
          </table:table-cell>
          <table:table-cell table:formula="of:=[.F93]*[.$H$1]" office:value-type="float" office:value="1265.16604418083" calcext:value-type="float">
            <text:p>1265.166044180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910" calcext:value-type="float">
            <text:p>910</text:p>
          </table:table-cell>
          <table:table-cell office:value-type="float" office:value="1190" calcext:value-type="float">
            <text:p>1190</text:p>
          </table:table-cell>
          <table:table-cell office:value-type="float" office:value="1951" calcext:value-type="float">
            <text:p>1951</text:p>
          </table:table-cell>
          <table:table-cell office:value-type="float" office:value="920" calcext:value-type="float">
            <text:p>920</text:p>
          </table:table-cell>
          <table:table-cell office:value-type="float" office:value="0.779948310410551" calcext:value-type="float">
            <text:p>0.779948310410551</text:p>
          </table:table-cell>
          <table:table-cell table:formula="of:=[.F94]*[.$H$1]" office:value-type="float" office:value="1169.92246561583" calcext:value-type="float">
            <text:p>1169.922465615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office:value-type="float" office:value="1185" calcext:value-type="float">
            <text:p>1185</text:p>
          </table:table-cell>
          <table:table-cell office:value-type="float" office:value="1845" calcext:value-type="float">
            <text:p>1845</text:p>
          </table:table-cell>
          <table:table-cell office:value-type="float" office:value="930" calcext:value-type="float">
            <text:p>930</text:p>
          </table:table-cell>
          <table:table-cell office:value-type="float" office:value="0.699940985771687" calcext:value-type="float">
            <text:p>0.699940985771687</text:p>
          </table:table-cell>
          <table:table-cell table:formula="of:=[.F95]*[.$H$1]" office:value-type="float" office:value="1049.91147865753" calcext:value-type="float">
            <text:p>1049.911478657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office:value-type="float" office:value="1009" calcext:value-type="float">
            <text:p>1009</text:p>
          </table:table-cell>
          <table:table-cell office:value-type="float" office:value="1673" calcext:value-type="float">
            <text:p>1673</text:p>
          </table:table-cell>
          <table:table-cell office:value-type="float" office:value="940" calcext:value-type="float">
            <text:p>940</text:p>
          </table:table-cell>
          <table:table-cell office:value-type="float" office:value="0.612934412445238" calcext:value-type="float">
            <text:p>0.612934412445238</text:p>
          </table:table-cell>
          <table:table-cell table:formula="of:=[.F96]*[.$H$1]" office:value-type="float" office:value="919.401618667858" calcext:value-type="float">
            <text:p>919.401618667858</text:p>
          </table:table-cell>
          <table:table-cell table:number-columns-repeated="5"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float" office:value="875" calcext:value-type="float">
            <text:p>875</text:p>
          </table:table-cell>
          <table:table-cell office:value-type="float" office:value="1591" calcext:value-type="float">
            <text:p>1591</text:p>
          </table:table-cell>
          <table:table-cell office:value-type="float" office:value="950" calcext:value-type="float">
            <text:p>950</text:p>
          </table:table-cell>
          <table:table-cell office:value-type="float" office:value="0.53327177361648" calcext:value-type="float">
            <text:p>0.53327177361648</text:p>
          </table:table-cell>
          <table:table-cell table:formula="of:=[.F97]*[.$H$1]" office:value-type="float" office:value="799.90766042472" calcext:value-type="float">
            <text:p>799.907660424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816" calcext:value-type="float">
            <text:p>816</text:p>
          </table:table-cell>
          <table:table-cell office:value-type="float" office:value="1428" calcext:value-type="float">
            <text:p>1428</text:p>
          </table:table-cell>
          <table:table-cell office:value-type="float" office:value="960" calcext:value-type="float">
            <text:p>960</text:p>
          </table:table-cell>
          <table:table-cell office:value-type="float" office:value="0.444055730841142" calcext:value-type="float">
            <text:p>0.444055730841142</text:p>
          </table:table-cell>
          <table:table-cell table:formula="of:=[.F98]*[.$H$1]" office:value-type="float" office:value="666.083596261713" calcext:value-type="float">
            <text:p>666.0835962617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748" calcext:value-type="float">
            <text:p>748</text:p>
          </table:table-cell>
          <table:table-cell office:value-type="float" office:value="1294" calcext:value-type="float">
            <text:p>1294</text:p>
          </table:table-cell>
          <table:table-cell office:value-type="float" office:value="970" calcext:value-type="float">
            <text:p>970</text:p>
          </table:table-cell>
          <table:table-cell office:value-type="float" office:value="0.365120840397678" calcext:value-type="float">
            <text:p>0.365120840397678</text:p>
          </table:table-cell>
          <table:table-cell table:formula="of:=[.F99]*[.$H$1]" office:value-type="float" office:value="547.681260596517" calcext:value-type="float">
            <text:p>547.6812605965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970" calcext:value-type="float">
            <text:p>970</text:p>
          </table:table-cell>
          <table:table-cell office:value-type="float" office:value="627" calcext:value-type="float">
            <text:p>627</text:p>
          </table:table-cell>
          <table:table-cell office:value-type="float" office:value="1105" calcext:value-type="float">
            <text:p>1105</text:p>
          </table:table-cell>
          <table:table-cell office:value-type="float" office:value="980" calcext:value-type="float">
            <text:p>980</text:p>
          </table:table-cell>
          <table:table-cell office:value-type="float" office:value="0.292375423491423" calcext:value-type="float">
            <text:p>0.292375423491423</text:p>
          </table:table-cell>
          <table:table-cell table:formula="of:=[.F100]*[.$H$1]" office:value-type="float" office:value="438.563135237134" calcext:value-type="float">
            <text:p>438.5631352371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office:value-type="float" office:value="575" calcext:value-type="float">
            <text:p>575</text:p>
          </table:table-cell>
          <table:table-cell office:value-type="float" office:value="967" calcext:value-type="float">
            <text:p>967</text:p>
          </table:table-cell>
          <table:table-cell office:value-type="float" office:value="990" calcext:value-type="float">
            <text:p>990</text:p>
          </table:table-cell>
          <table:table-cell office:value-type="float" office:value="0.222572394887804" calcext:value-type="float">
            <text:p>0.222572394887804</text:p>
          </table:table-cell>
          <table:table-cell table:formula="of:=[.F101]*[.$H$1]" office:value-type="float" office:value="333.858592331706" calcext:value-type="float">
            <text:p>333.8585923317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office:value-type="float" office:value="450" calcext:value-type="float">
            <text:p>450</text:p>
          </table:table-cell>
          <table:table-cell office:value-type="float" office:value="819" calcext:value-type="float">
            <text:p>819</text:p>
          </table:table-cell>
          <table:table-cell office:value-type="float" office:value="1000" calcext:value-type="float">
            <text:p>1000</text:p>
          </table:table-cell>
          <table:table-cell office:value-type="float" office:value="0.165155332329309" calcext:value-type="float">
            <text:p>0.165155332329309</text:p>
          </table:table-cell>
          <table:table-cell table:formula="of:=[.F102]*[.$H$1]" office:value-type="float" office:value="247.732998493963" calcext:value-type="float">
            <text:p>247.7329984939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69" calcext:value-type="float">
            <text:p>369</text:p>
          </table:table-cell>
          <table:table-cell office:value-type="float" office:value="753" calcext:value-type="float">
            <text:p>753</text:p>
          </table:table-cell>
          <table:table-cell office:value-type="float" office:value="1010" calcext:value-type="float">
            <text:p>1010</text:p>
          </table:table-cell>
          <table:table-cell office:value-type="float" office:value="0.118313584517106" calcext:value-type="float">
            <text:p>0.118313584517106</text:p>
          </table:table-cell>
          <table:table-cell table:formula="of:=[.F103]*[.$H$1]" office:value-type="float" office:value="177.470376775659" calcext:value-type="float">
            <text:p>177.4703767756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10" calcext:value-type="float">
            <text:p>1010</text:p>
          </table:table-cell>
          <table:table-cell office:value-type="float" office:value="355" calcext:value-type="float">
            <text:p>355</text:p>
          </table:table-cell>
          <table:table-cell office:value-type="float" office:value="610" calcext:value-type="float">
            <text:p>610</text:p>
          </table:table-cell>
          <table:table-cell office:value-type="float" office:value="1020" calcext:value-type="float">
            <text:p>1020</text:p>
          </table:table-cell>
          <table:table-cell office:value-type="float" office:value="0.0809063263979037" calcext:value-type="float">
            <text:p>0.0809063263979037</text:p>
          </table:table-cell>
          <table:table-cell table:formula="of:=[.F104]*[.$H$1]" office:value-type="float" office:value="121.359489596855" calcext:value-type="float">
            <text:p>121.3594895968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20" calcext:value-type="float">
            <text:p>1020</text:p>
          </table:table-cell>
          <table:table-cell office:value-type="float" office:value="242" calcext:value-type="float">
            <text:p>242</text:p>
          </table:table-cell>
          <table:table-cell office:value-type="float" office:value="552" calcext:value-type="float">
            <text:p>552</text:p>
          </table:table-cell>
          <table:table-cell office:value-type="float" office:value="1030" calcext:value-type="float">
            <text:p>1030</text:p>
          </table:table-cell>
          <table:table-cell office:value-type="float" office:value="0.0535894542421018" calcext:value-type="float">
            <text:p>0.0535894542421018</text:p>
          </table:table-cell>
          <table:table-cell table:formula="of:=[.F105]*[.$H$1]" office:value-type="float" office:value="80.3841813631527" calcext:value-type="float">
            <text:p>80.38418136315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30" calcext:value-type="float">
            <text:p>1030</text:p>
          </table:table-cell>
          <table:table-cell office:value-type="float" office:value="213" calcext:value-type="float">
            <text:p>213</text:p>
          </table:table-cell>
          <table:table-cell office:value-type="float" office:value="435" calcext:value-type="float">
            <text:p>435</text:p>
          </table:table-cell>
          <table:table-cell office:value-type="float" office:value="1040" calcext:value-type="float">
            <text:p>1040</text:p>
          </table:table-cell>
          <table:table-cell office:value-type="float" office:value="0.0346173988651027" calcext:value-type="float">
            <text:p>0.0346173988651027</text:p>
          </table:table-cell>
          <table:table-cell table:formula="of:=[.F106]*[.$H$1]" office:value-type="float" office:value="51.926098297654" calcext:value-type="float">
            <text:p>51.9260982976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40" calcext:value-type="float">
            <text:p>1040</text:p>
          </table:table-cell>
          <table:table-cell office:value-type="float" office:value="164" calcext:value-type="float">
            <text:p>164</text:p>
          </table:table-cell>
          <table:table-cell office:value-type="float" office:value="350" calcext:value-type="float">
            <text:p>350</text:p>
          </table:table-cell>
          <table:table-cell office:value-type="float" office:value="1050" calcext:value-type="float">
            <text:p>1050</text:p>
          </table:table-cell>
          <table:table-cell office:value-type="float" office:value="0.021243386740725" calcext:value-type="float">
            <text:p>0.021243386740725</text:p>
          </table:table-cell>
          <table:table-cell table:formula="of:=[.F107]*[.$H$1]" office:value-type="float" office:value="31.8650801110874" calcext:value-type="float">
            <text:p>31.86508011108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164" calcext:value-type="float">
            <text:p>164</text:p>
          </table:table-cell>
          <table:table-cell office:value-type="float" office:value="276" calcext:value-type="float">
            <text:p>276</text:p>
          </table:table-cell>
          <table:table-cell office:value-type="float" office:value="1060" calcext:value-type="float">
            <text:p>1060</text:p>
          </table:table-cell>
          <table:table-cell office:value-type="float" office:value="0.0131304912687171" calcext:value-type="float">
            <text:p>0.0131304912687171</text:p>
          </table:table-cell>
          <table:table-cell table:formula="of:=[.F108]*[.$H$1]" office:value-type="float" office:value="19.6957369030756" calcext:value-type="float">
            <text:p>19.69573690307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60" calcext:value-type="float">
            <text:p>1060</text:p>
          </table:table-cell>
          <table:table-cell office:value-type="float" office:value="101" calcext:value-type="float">
            <text:p>101</text:p>
          </table:table-cell>
          <table:table-cell office:value-type="float" office:value="217" calcext:value-type="float">
            <text:p>217</text:p>
          </table:table-cell>
          <table:table-cell office:value-type="float" office:value="1070" calcext:value-type="float">
            <text:p>1070</text:p>
          </table:table-cell>
          <table:table-cell office:value-type="float" office:value="0.00828117257613542" calcext:value-type="float">
            <text:p>0.00828117257613542</text:p>
          </table:table-cell>
          <table:table-cell table:formula="of:=[.F109]*[.$H$1]" office:value-type="float" office:value="12.4217588642031" calcext:value-type="float">
            <text:p>12.42175886420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70" calcext:value-type="float">
            <text:p>1070</text:p>
          </table:table-cell>
          <table:table-cell office:value-type="float" office:value="75" calcext:value-type="float">
            <text:p>75</text:p>
          </table:table-cell>
          <table:table-cell office:value-type="float" office:value="148" calcext:value-type="float">
            <text:p>148</text:p>
          </table:table-cell>
          <table:table-cell office:value-type="float" office:value="1080" calcext:value-type="float">
            <text:p>1080</text:p>
          </table:table-cell>
          <table:table-cell office:value-type="float" office:value="0.0050918685802585" calcext:value-type="float">
            <text:p>0.0050918685802585</text:p>
          </table:table-cell>
          <table:table-cell table:formula="of:=[.F110]*[.$H$1]" office:value-type="float" office:value="7.63780287038774" calcext:value-type="float">
            <text:p>7.637802870387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 office:value-type="float" office:value="48" calcext:value-type="float">
            <text:p>48</text:p>
          </table:table-cell>
          <table:table-cell office:value-type="float" office:value="118" calcext:value-type="float">
            <text:p>118</text:p>
          </table:table-cell>
          <table:table-cell office:value-type="float" office:value="1090" calcext:value-type="float">
            <text:p>1090</text:p>
          </table:table-cell>
          <table:table-cell office:value-type="float" office:value="0.00289721761908629" calcext:value-type="float">
            <text:p>0.00289721761908629</text:p>
          </table:table-cell>
          <table:table-cell table:formula="of:=[.F111]*[.$H$1]" office:value-type="float" office:value="4.34582642862944" calcext:value-type="float">
            <text:p>4.345826428629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90" calcext:value-type="float">
            <text:p>1090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1100" calcext:value-type="float">
            <text:p>1100</text:p>
          </table:table-cell>
          <table:table-cell office:value-type="float" office:value="0.00208022401181251" calcext:value-type="float">
            <text:p>0.00208022401181251</text:p>
          </table:table-cell>
          <table:table-cell table:formula="of:=[.F112]*[.$H$1]" office:value-type="float" office:value="3.12033601771877" calcext:value-type="float">
            <text:p>3.120336017718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1110" calcext:value-type="float">
            <text:p>1110</text:p>
          </table:table-cell>
          <table:table-cell office:value-type="float" office:value="0.00144002369911122" calcext:value-type="float">
            <text:p>0.00144002369911122</text:p>
          </table:table-cell>
          <table:table-cell table:formula="of:=[.F113]*[.$H$1]" office:value-type="float" office:value="2.16003554866683" calcext:value-type="float">
            <text:p>2.160035548666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10" calcext:value-type="float">
            <text:p>1110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1120" calcext:value-type="float">
            <text:p>1120</text:p>
          </table:table-cell>
          <table:table-cell office:value-type="float" office:value="0.00116073732716929" calcext:value-type="float">
            <text:p>0.00116073732716929</text:p>
          </table:table-cell>
          <table:table-cell table:formula="of:=[.F114]*[.$H$1]" office:value-type="float" office:value="1.74110599075393" calcext:value-type="float">
            <text:p>1.741105990753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20" calcext:value-type="float">
            <text:p>1120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130" calcext:value-type="float">
            <text:p>1130</text:p>
          </table:table-cell>
          <table:table-cell office:value-type="float" office:value="0.000884838492292731" calcext:value-type="float">
            <text:p>0.000884838492292731</text:p>
          </table:table-cell>
          <table:table-cell table:formula="of:=[.F115]*[.$H$1]" office:value-type="float" office:value="1.3272577384391" calcext:value-type="float">
            <text:p>1.32725773843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30" calcext:value-type="float">
            <text:p>113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140" calcext:value-type="float">
            <text:p>1140</text:p>
          </table:table-cell>
          <table:table-cell office:value-type="float" office:value="0.000589606060733591" calcext:value-type="float">
            <text:p>0.000589606060733591</text:p>
          </table:table-cell>
          <table:table-cell table:formula="of:=[.F116]*[.$H$1]" office:value-type="float" office:value="0.884409091100386" calcext:value-type="float">
            <text:p>0.8844090911003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40" calcext:value-type="float">
            <text:p>114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office:value-type="float" office:value="0.000545672344639459" calcext:value-type="float">
            <text:p>0.000545672344639459</text:p>
          </table:table-cell>
          <table:table-cell table:formula="of:=[.F117]*[.$H$1]" office:value-type="float" office:value="0.818508516959188" calcext:value-type="float">
            <text:p>0.8185085169591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160" calcext:value-type="float">
            <text:p>1160</text:p>
          </table:table-cell>
          <table:table-cell office:value-type="float" office:value="0.000459441234742852" calcext:value-type="float">
            <text:p>0.000459441234742852</text:p>
          </table:table-cell>
          <table:table-cell table:formula="of:=[.F118]*[.$H$1]" office:value-type="float" office:value="0.689161852114278" calcext:value-type="float">
            <text:p>0.6891618521142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60" calcext:value-type="float">
            <text:p>11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70" calcext:value-type="float">
            <text:p>1170</text:p>
          </table:table-cell>
          <table:table-cell office:value-type="float" office:value="0.000329866859130724" calcext:value-type="float">
            <text:p>0.000329866859130724</text:p>
          </table:table-cell>
          <table:table-cell table:formula="of:=[.F119]*[.$H$1]" office:value-type="float" office:value="0.494800288696087" calcext:value-type="float">
            <text:p>0.4948002886960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70" calcext:value-type="float">
            <text:p>117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80" calcext:value-type="float">
            <text:p>1180</text:p>
          </table:table-cell>
          <table:table-cell office:value-type="float" office:value="0.000380345623906446" calcext:value-type="float">
            <text:p>0.000380345623906446</text:p>
          </table:table-cell>
          <table:table-cell table:formula="of:=[.F120]*[.$H$1]" office:value-type="float" office:value="0.570518435859669" calcext:value-type="float">
            <text:p>0.5705184358596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90" calcext:value-type="float">
            <text:p>1190</text:p>
          </table:table-cell>
          <table:table-cell office:value-type="float" office:value="0.000282315451808262" calcext:value-type="float">
            <text:p>0.000282315451808262</text:p>
          </table:table-cell>
          <table:table-cell table:formula="of:=[.F121]*[.$H$1]" office:value-type="float" office:value="0.423473177712394" calcext:value-type="float">
            <text:p>0.4234731777123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0.000207583411810475" calcext:value-type="float">
            <text:p>0.000207583411810475</text:p>
          </table:table-cell>
          <table:table-cell table:formula="of:=[.F122]*[.$H$1]" office:value-type="float" office:value="0.311375117715713" calcext:value-type="float">
            <text:p>0.3113751177157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0" calcext:value-type="float">
            <text:p>1210</text:p>
          </table:table-cell>
          <table:table-cell office:value-type="float" office:value="0.000215555224591759" calcext:value-type="float">
            <text:p>0.000215555224591759</text:p>
          </table:table-cell>
          <table:table-cell table:formula="of:=[.F123]*[.$H$1]" office:value-type="float" office:value="0.323332836887639" calcext:value-type="float">
            <text:p>0.3233328368876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20" calcext:value-type="float">
            <text:p>1220</text:p>
          </table:table-cell>
          <table:table-cell office:value-type="float" office:value="0.00028335235775661" calcext:value-type="float">
            <text:p>0.00028335235775661</text:p>
          </table:table-cell>
          <table:table-cell table:formula="of:=[.F124]*[.$H$1]" office:value-type="float" office:value="0.425028536634914" calcext:value-type="float">
            <text:p>0.4250285366349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30" calcext:value-type="float">
            <text:p>1230</text:p>
          </table:table-cell>
          <table:table-cell office:value-type="float" office:value="0.000240198737454641" calcext:value-type="float">
            <text:p>0.000240198737454641</text:p>
          </table:table-cell>
          <table:table-cell table:formula="of:=[.F125]*[.$H$1]" office:value-type="float" office:value="0.360298106181961" calcext:value-type="float">
            <text:p>0.3602981061819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office:value-type="float" office:value="0.00017794477847605" calcext:value-type="float">
            <text:p>0.00017794477847605</text:p>
          </table:table-cell>
          <table:table-cell table:formula="of:=[.F126]*[.$H$1]" office:value-type="float" office:value="0.266917167714075" calcext:value-type="float">
            <text:p>0.2669171677140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40" calcext:value-type="float">
            <text:p>1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0.00014360103079855" calcext:value-type="float">
            <text:p>0.00014360103079855</text:p>
          </table:table-cell>
          <table:table-cell table:formula="of:=[.F127]*[.$H$1]" office:value-type="float" office:value="0.215401546197825" calcext:value-type="float">
            <text:p>0.2154015461978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office:value-type="float" office:value="0.000138802058911091" calcext:value-type="float">
            <text:p>0.000138802058911091</text:p>
          </table:table-cell>
          <table:table-cell table:formula="of:=[.F128]*[.$H$1]" office:value-type="float" office:value="0.208203088366636" calcext:value-type="float">
            <text:p>0.2082030883666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60" calcext:value-type="float">
            <text:p>1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 office:value-type="float" office:value="0.000152521929443837" calcext:value-type="float">
            <text:p>0.000152521929443837</text:p>
          </table:table-cell>
          <table:table-cell table:formula="of:=[.F129]*[.$H$1]" office:value-type="float" office:value="0.228782894165756" calcext:value-type="float">
            <text:p>0.2287828941657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70" calcext:value-type="float">
            <text:p>1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office:value-type="float" office:value="0.000158377769933468" calcext:value-type="float">
            <text:p>0.000158377769933468</text:p>
          </table:table-cell>
          <table:table-cell table:formula="of:=[.F130]*[.$H$1]" office:value-type="float" office:value="0.237566654900202" calcext:value-type="float">
            <text:p>0.2375666549002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80" calcext:value-type="float">
            <text:p>1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0" calcext:value-type="float">
            <text:p>1290</text:p>
          </table:table-cell>
          <table:table-cell office:value-type="float" office:value="0.000103951915975922" calcext:value-type="float">
            <text:p>0.000103951915975922</text:p>
          </table:table-cell>
          <table:table-cell table:formula="of:=[.F131]*[.$H$1]" office:value-type="float" office:value="0.155927873963884" calcext:value-type="float">
            <text:p>0.1559278739638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90" calcext:value-type="float">
            <text:p>1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.000123916287858393" calcext:value-type="float">
            <text:p>0.000123916287858393</text:p>
          </table:table-cell>
          <table:table-cell table:formula="of:=[.F132]*[.$H$1]" office:value-type="float" office:value="0.18587443178759" calcext:value-type="float">
            <text:p>0.185874431787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office:value-type="float" office:value="0.000147597739987047" calcext:value-type="float">
            <text:p>0.000147597739987047</text:p>
          </table:table-cell>
          <table:table-cell table:formula="of:=[.F133]*[.$H$1]" office:value-type="float" office:value="0.22139660998057" calcext:value-type="float">
            <text:p>0.221396609980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10" calcext:value-type="float">
            <text:p>1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0" calcext:value-type="float">
            <text:p>1320</text:p>
          </table:table-cell>
          <table:table-cell office:value-type="float" office:value="0.000117312956233876" calcext:value-type="float">
            <text:p>0.000117312956233876</text:p>
          </table:table-cell>
          <table:table-cell table:formula="of:=[.F134]*[.$H$1]" office:value-type="float" office:value="0.175969434350814" calcext:value-type="float">
            <text:p>0.1759694343508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20" calcext:value-type="float">
            <text:p>1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 office:value-type="float" office:value="0.000156126674318009" calcext:value-type="float">
            <text:p>0.000156126674318009</text:p>
          </table:table-cell>
          <table:table-cell table:formula="of:=[.F135]*[.$H$1]" office:value-type="float" office:value="0.234190011477013" calcext:value-type="float">
            <text:p>0.2341900114770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30" calcext:value-type="float">
            <text:p>1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0" calcext:value-type="float">
            <text:p>1340</text:p>
          </table:table-cell>
          <table:table-cell office:value-type="float" office:value="0.000125778996734013" calcext:value-type="float">
            <text:p>0.000125778996734013</text:p>
          </table:table-cell>
          <table:table-cell table:formula="of:=[.F136]*[.$H$1]" office:value-type="float" office:value="0.18866849510102" calcext:value-type="float">
            <text:p>0.188668495101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40" calcext:value-type="float">
            <text:p>1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table:style-name="ce10" office:value-type="float" office:value="0.0000934760421419973" calcext:value-type="float">
            <text:p>9.35E-05</text:p>
          </table:table-cell>
          <table:table-cell table:formula="of:=[.F137]*[.$H$1]" office:value-type="float" office:value="0.140214063212996" calcext:value-type="float">
            <text:p>0.1402140632129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0" calcext:value-type="float">
            <text:p>1360</text:p>
          </table:table-cell>
          <table:table-cell table:style-name="ce10" office:value-type="float" office:value="0.0000787895646358116" calcext:value-type="float">
            <text:p>7.88E-05</text:p>
          </table:table-cell>
          <table:table-cell table:formula="of:=[.F138]*[.$H$1]" office:value-type="float" office:value="0.118184346953717" calcext:value-type="float">
            <text:p>0.1181843469537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60" calcext:value-type="float">
            <text:p>1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0" calcext:value-type="float">
            <text:p>1370</text:p>
          </table:table-cell>
          <table:table-cell table:style-name="ce10" office:value-type="float" office:value="0.0000675631158389215" calcext:value-type="float">
            <text:p>6.76E-05</text:p>
          </table:table-cell>
          <table:table-cell table:formula="of:=[.F139]*[.$H$1]" office:value-type="float" office:value="0.101344673758382" calcext:value-type="float">
            <text:p>0.1013446737583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70" calcext:value-type="float">
            <text:p>1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0" calcext:value-type="float">
            <text:p>1380</text:p>
          </table:table-cell>
          <table:table-cell table:style-name="ce10" office:value-type="float" office:value="0.0000922926295031369" calcext:value-type="float">
            <text:p>9.23E-05</text:p>
          </table:table-cell>
          <table:table-cell table:formula="of:=[.F140]*[.$H$1]" office:value-type="float" office:value="0.138438944254705" calcext:value-type="float">
            <text:p>0.1384389442547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80" calcext:value-type="float">
            <text:p>1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0" calcext:value-type="float">
            <text:p>1390</text:p>
          </table:table-cell>
          <table:table-cell table:style-name="ce10" office:value-type="float" office:value="0.0000942056106433411" calcext:value-type="float">
            <text:p>9.42E-05</text:p>
          </table:table-cell>
          <table:table-cell table:formula="of:=[.F141]*[.$H$1]" office:value-type="float" office:value="0.141308415965012" calcext:value-type="float">
            <text:p>0.1413084159650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90" calcext:value-type="float">
            <text:p>13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table:style-name="ce10" office:value-type="float" office:value="0.000058013188358387" calcext:value-type="float">
            <text:p>5.80E-05</text:p>
          </table:table-cell>
          <table:table-cell table:formula="of:=[.F142]*[.$H$1]" office:value-type="float" office:value="0.0870197825375805" calcext:value-type="float">
            <text:p>0.08701978253758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0" calcext:value-type="float">
            <text:p>1410</text:p>
          </table:table-cell>
          <table:table-cell table:style-name="ce10" office:value-type="float" office:value="0.0000672017056081101" calcext:value-type="float">
            <text:p>6.72E-05</text:p>
          </table:table-cell>
          <table:table-cell table:formula="of:=[.F143]*[.$H$1]" office:value-type="float" office:value="0.100802558412165" calcext:value-type="float">
            <text:p>0.1008025584121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10" calcext:value-type="float">
            <text:p>14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0" calcext:value-type="float">
            <text:p>1420</text:p>
          </table:table-cell>
          <table:table-cell table:style-name="ce10" office:value-type="float" office:value="0.0000643246142839622" calcext:value-type="float">
            <text:p>6.43E-05</text:p>
          </table:table-cell>
          <table:table-cell table:formula="of:=[.F144]*[.$H$1]" office:value-type="float" office:value="0.0964869214259433" calcext:value-type="float">
            <text:p>0.09648692142594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20" calcext:value-type="float">
            <text:p>1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0" calcext:value-type="float">
            <text:p>1430</text:p>
          </table:table-cell>
          <table:table-cell table:style-name="ce10" office:value-type="float" office:value="0.0000595883218779149" calcext:value-type="float">
            <text:p>5.96E-05</text:p>
          </table:table-cell>
          <table:table-cell table:formula="of:=[.F145]*[.$H$1]" office:value-type="float" office:value="0.0893824828168724" calcext:value-type="float">
            <text:p>0.08938248281687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30" calcext:value-type="float">
            <text:p>14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table:style-name="ce10" office:value-type="float" office:value="0.0000585776285608842" calcext:value-type="float">
            <text:p>5.86E-05</text:p>
          </table:table-cell>
          <table:table-cell table:formula="of:=[.F146]*[.$H$1]" office:value-type="float" office:value="0.0878664428413264" calcext:value-type="float">
            <text:p>0.08786644284132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40" calcext:value-type="float">
            <text:p>1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 table:style-name="ce10" office:value-type="float" office:value="0.0000729709582350468" calcext:value-type="float">
            <text:p>7.30E-05</text:p>
          </table:table-cell>
          <table:table-cell table:formula="of:=[.F147]*[.$H$1]" office:value-type="float" office:value="0.10945643735257" calcext:value-type="float">
            <text:p>0.109456437352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0" calcext:value-type="float">
            <text:p>1460</text:p>
          </table:table-cell>
          <table:table-cell table:style-name="ce10" office:value-type="float" office:value="0.0000643421071272573" calcext:value-type="float">
            <text:p>6.43E-05</text:p>
          </table:table-cell>
          <table:table-cell table:formula="of:=[.F148]*[.$H$1]" office:value-type="float" office:value="0.096513160690886" calcext:value-type="float">
            <text:p>0.0965131606908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60" calcext:value-type="float">
            <text:p>1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 table:style-name="ce10" office:value-type="float" office:value="0.0000542370338029005" calcext:value-type="float">
            <text:p>5.42E-05</text:p>
          </table:table-cell>
          <table:table-cell table:formula="of:=[.F149]*[.$H$1]" office:value-type="float" office:value="0.0813555507043508" calcext:value-type="float">
            <text:p>0.08135555070435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70" calcext:value-type="float">
            <text:p>14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0" calcext:value-type="float">
            <text:p>1480</text:p>
          </table:table-cell>
          <table:table-cell table:style-name="ce10" office:value-type="float" office:value="0.0000382712363744311" calcext:value-type="float">
            <text:p>3.83E-05</text:p>
          </table:table-cell>
          <table:table-cell table:formula="of:=[.F150]*[.$H$1]" office:value-type="float" office:value="0.0574068545616467" calcext:value-type="float">
            <text:p>0.05740685456164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80" calcext:value-type="float">
            <text:p>14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90" calcext:value-type="float">
            <text:p>14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25" calcext:value-type="float">
            <text:p>1125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32.5" calcext:value-type="float">
            <text:p>1132.5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40" calcext:value-type="float">
            <text:p>1140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47.5" calcext:value-type="float">
            <text:p>1147.5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55" calcext:value-type="float">
            <text:p>1155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62.5" calcext:value-type="float">
            <text:p>1162.5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77.5" calcext:value-type="float">
            <text:p>1177.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92.5" calcext:value-type="float">
            <text:p>1192.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07.5" calcext:value-type="float">
            <text:p>1207.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15" calcext:value-type="float">
            <text:p>121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22.5" calcext:value-type="float">
            <text:p>1222.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37.5" calcext:value-type="float">
            <text:p>1237.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52.5" calcext:value-type="float">
            <text:p>1252.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67.5" calcext:value-type="float">
            <text:p>1267.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82.5" calcext:value-type="float">
            <text:p>1282.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97.5" calcext:value-type="float">
            <text:p>1297.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12.5" calcext:value-type="float">
            <text:p>1312.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27.5" calcext:value-type="float">
            <text:p>1327.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42.5" calcext:value-type="float">
            <text:p>1342.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57.5" calcext:value-type="float">
            <text:p>1357.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72.5" calcext:value-type="float">
            <text:p>1372.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87.5" calcext:value-type="float">
            <text:p>1387.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402.5" calcext:value-type="float">
            <text:p>1402.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410" calcext:value-type="float">
            <text:p>141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417.5" calcext:value-type="float">
            <text:p>1417.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432.5" calcext:value-type="float">
            <text:p>1432.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447.5" calcext:value-type="float">
            <text:p>1447.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462.5" calcext:value-type="float">
            <text:p>1462.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477.5" calcext:value-type="float">
            <text:p>1477.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485" calcext:value-type="float">
            <text:p>148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492.5" calcext:value-type="float">
            <text:p>1492.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5:26:32.548927098</meta:creation-date>
    <meta:generator>LibreOffice/7.3.7.2$Linux_X86_64 LibreOffice_project/30$Build-2</meta:generator>
    <dc:date>2024-09-25T14:41:35.432584520</dc:date>
    <meta:editing-duration>P7DT21H31M31S</meta:editing-duration>
    <meta:editing-cycles>255</meta:editing-cycles>
    <meta:document-statistic meta:table-count="2" meta:cell-count="156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760" chart:maximum="89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F4:Sheet1.F15" chart:error-lower-range="Sheet1.F4:Sheet1.F15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chart-properties chart:error-upper-indicator="true" chart:error-lower-indicator="true" chart:error-category="cell-range" chart:error-upper-range="Sheet1.F4:Sheet1.F15" chart:error-lower-range="Sheet1.F4:Sheet1.F15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 chart:error-category="cell-range" chart:error-upper-range="Sheet1.F17:Sheet1.F22" chart:error-lower-range="Sheet1.F17:Sheet1.F22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7e0021"/>
    </style:style>
    <style:style style:name="ch14" style:family="chart">
      <style:chart-properties chart:error-upper-indicator="true" chart:error-lower-indicator="true" chart:error-category="cell-range" chart:error-upper-range="Sheet1.F17:Sheet1.F22" chart:error-lower-range="Sheet1.F17:Sheet1.F22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Sheet1.F30:Sheet1.F35" chart:error-lower-range="Sheet1.F30:Sheet1.F35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8" style:family="chart">
      <style:chart-properties chart:error-upper-indicator="true" chart:error-lower-indicator="true" chart:error-category="cell-range" chart:error-upper-range="Sheet1.F30:Sheet1.F35" chart:error-lower-range="Sheet1.F30:Sheet1.F35" loext:std-weight="1"/>
      <style:graphic-properties draw:stroke="solid" svg:stroke-width="0cm" svg:stroke-color="#000000" svg:stroke-opacity="100%" draw:stroke-linejoin="round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1.543cm" svg:height="12.118cm" xlink:href=".." xlink:type="simple" chart:class="chart:scatter" chart:style-name="ch1">
        <chart:plot-area chart:style-name="ch2" table:cell-range-address="Sheet1.D4:Sheet1.E15 Sheet1.E3:Sheet1.E3 Sheet1.G3:Sheet1.G22 Sheet1.E16:Sheet1.E22 Sheet1.E29:Sheet1.E35 Sheet1.G29:Sheet1.G35" chart:data-source-has-labels="row" svg:x="1.217cm" svg:y="0.507cm" svg:width="19.709cm" svg:height="10.294cm">
          <chart:coordinate-region svg:x="2.5cm" svg:y="0.507cm" svg:width="18.186cm" svg:height="9.647cm"/>
          <chart:axis chart:dimension="x" chart:name="primary-x" chart:style-name="ch3">
            <chart:title svg:x="9.664cm" svg:y="11.043cm" chart:style-name="ch4">
              <text:p>Charge cloud (um)</text:p>
            </chart:title>
          </chart:axis>
          <chart:axis chart:dimension="y" chart:name="primary-y" chart:style-name="ch5">
            <chart:title svg:x="0.227cm" svg:y="7.034cm" chart:style-name="ch6">
              <text:p>Peak position (eV)</text:p>
            </chart:title>
            <chart:grid chart:style-name="ch7" chart:class="major"/>
          </chart:axis>
          <chart:series chart:style-name="ch8" chart:values-cell-range-address="Sheet1.E4:Sheet1.E15" chart:label-cell-address="Sheet1.E3:Sheet1.E3" chart:class="chart:scatter">
            <chart:domain table:cell-range-address="Sheet1.D4:Sheet1.D15"/>
            <chart:regression-curve chart:style-name="ch9">
              <chart:equation chart:display-equation="true" chart:display-r-square="false" svg:x="9.323cm" svg:y="0.556cm"/>
            </chart:regression-curve>
            <chart:error-indicator chart:style-name="ch10" chart:dimension="y"/>
            <chart:data-point chart:repeated="12"/>
          </chart:series>
          <chart:series chart:style-name="ch11" chart:values-cell-range-address="Sheet1.G4:Sheet1.G15" chart:label-cell-address="Sheet1.G3:Sheet1.G3" chart:class="chart:scatter">
            <chart:data-point chart:repeated="12"/>
          </chart:series>
          <chart:series chart:style-name="ch12" chart:values-cell-range-address="Sheet1.E17:Sheet1.E22" chart:label-cell-address="Sheet1.E16:Sheet1.E16" chart:class="chart:scatter">
            <chart:domain table:cell-range-address="Sheet1.D17:Sheet1.D22"/>
            <chart:regression-curve chart:style-name="ch13">
              <chart:equation chart:display-equation="true" chart:display-r-square="false" svg:x="11.133cm" svg:y="4.088cm"/>
            </chart:regression-curve>
            <chart:error-indicator chart:style-name="ch14" chart:dimension="y"/>
            <chart:data-point chart:repeated="6"/>
          </chart:series>
          <chart:series chart:style-name="ch15" chart:values-cell-range-address="Sheet1.G17:Sheet1.G22" chart:label-cell-address="Sheet1.G16:Sheet1.G16" chart:class="chart:scatter">
            <chart:domain table:cell-range-address="Sheet1.D17:Sheet1.D22"/>
            <chart:data-point chart:repeated="6"/>
          </chart:series>
          <chart:series chart:style-name="ch16" chart:values-cell-range-address="Sheet1.E30:Sheet1.E35" chart:label-cell-address="Sheet1.E29:Sheet1.E29" chart:class="chart:scatter">
            <chart:domain table:cell-range-address="Sheet1.D30:Sheet1.D35"/>
            <chart:regression-curve chart:style-name="ch17">
              <chart:equation chart:display-equation="true" chart:display-r-square="false" svg:x="11.215cm" svg:y="7.111cm"/>
            </chart:regression-curve>
            <chart:error-indicator chart:style-name="ch18" chart:dimension="y"/>
            <chart:data-point chart:repeated="6"/>
          </chart:series>
          <chart:series chart:style-name="ch19" chart:values-cell-range-address="Sheet1.G30:Sheet1.G35" chart:label-cell-address="Sheet1.G29:Sheet1.G29" chart:class="chart:scatter">
            <chart:domain table:cell-range-address="Sheet1.D30:Sheet1.D35"/>
            <chart:data-point chart:repeated="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eak 900eV MC (eV)</text:p>
                <draw:g>
                  <svg:desc>Sheet1.E3:Sheet1.E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Peak 900eV data (eV)</text:p>
                <draw:g>
                  <svg:desc>Sheet1.G3:Sheet1.G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eak 850eV MC (eV)</text:p>
                <draw:g>
                  <svg:desc>Sheet1.E16:Sheet1.E16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D</text:p>
              </table:table-cell>
              <table:table-cell office:value-type="string">
                <text:p>Peak 850eV data (eV)</text:p>
                <draw:g>
                  <svg:desc>Sheet1.G16:Sheet1.G16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eak 800eV MC (eV)</text:p>
                <draw:g>
                  <svg:desc>Sheet1.E29:Sheet1.E29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D</text:p>
              </table:table-cell>
              <table:table-cell office:value-type="string">
                <text:p>Peak 800eV data (eV)</text:p>
                <draw:g>
                  <svg:desc>Sheet1.G29:Sheet1.G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5">
                <text:p>3.5</text:p>
                <draw:g>
                  <svg:desc>Sheet1.D4:Sheet1.D15</svg:desc>
                </draw:g>
              </table:table-cell>
              <table:table-cell office:value-type="float" office:value="880.454787850197">
                <text:p>880.454787850197</text:p>
                <draw:g>
                  <svg:desc>Sheet1.E4:Sheet1.E15</svg:desc>
                </draw:g>
              </table:table-cell>
              <table:table-cell office:value-type="float" office:value="1.56899257166953">
                <text:p>1.56899257166953</text:p>
                <draw:g>
                  <svg:desc>Sheet1.F4:Sheet1.F15</svg:desc>
                </draw:g>
              </table:table-cell>
              <table:table-cell office:value-type="float" office:value="1.56899257166953">
                <text:p>1.56899257166953</text:p>
                <draw:g>
                  <svg:desc>Sheet1.F4:Sheet1.F15</svg:desc>
                </draw:g>
              </table:table-cell>
              <table:table-cell office:value-type="float" office:value="875.549384338452">
                <text:p>875.549384338452</text:p>
                <draw:g>
                  <svg:desc>Sheet1.G4:Sheet1.G15</svg:desc>
                </draw:g>
              </table:table-cell>
              <table:table-cell office:value-type="float" office:value="3.5">
                <text:p>3.5</text:p>
                <draw:g>
                  <svg:desc>Sheet1.D17:Sheet1.D22</svg:desc>
                </draw:g>
              </table:table-cell>
              <table:table-cell office:value-type="float" office:value="829.801336284408">
                <text:p>829.801336284408</text:p>
                <draw:g>
                  <svg:desc>Sheet1.E17:Sheet1.E22</svg:desc>
                </draw:g>
              </table:table-cell>
              <table:table-cell office:value-type="float" office:value="1.22845743156711">
                <text:p>1.22845743156711</text:p>
                <draw:g>
                  <svg:desc>Sheet1.F17:Sheet1.F22</svg:desc>
                </draw:g>
              </table:table-cell>
              <table:table-cell office:value-type="float" office:value="1.22845743156711">
                <text:p>1.22845743156711</text:p>
                <draw:g>
                  <svg:desc>Sheet1.F17:Sheet1.F22</svg:desc>
                </draw:g>
              </table:table-cell>
              <table:table-cell office:value-type="float" office:value="3.5">
                <text:p>3.5</text:p>
                <draw:g>
                  <svg:desc>Sheet1.D17:Sheet1.D22</svg:desc>
                </draw:g>
              </table:table-cell>
              <table:table-cell office:value-type="float" office:value="827.004922862072">
                <text:p>827.004922862072</text:p>
                <draw:g>
                  <svg:desc>Sheet1.G17:Sheet1.G22</svg:desc>
                </draw:g>
              </table:table-cell>
              <table:table-cell office:value-type="float" office:value="3.5">
                <text:p>3.5</text:p>
                <draw:g>
                  <svg:desc>Sheet1.D30:Sheet1.D35</svg:desc>
                </draw:g>
              </table:table-cell>
              <table:table-cell office:value-type="float" office:value="780.271631651897">
                <text:p>780.271631651897</text:p>
                <draw:g>
                  <svg:desc>Sheet1.E30:Sheet1.E35</svg:desc>
                </draw:g>
              </table:table-cell>
              <table:table-cell office:value-type="float" office:value="0.606439644954695">
                <text:p>0.606439644954695</text:p>
                <draw:g>
                  <svg:desc>Sheet1.F30:Sheet1.F35</svg:desc>
                </draw:g>
              </table:table-cell>
              <table:table-cell office:value-type="float" office:value="0.606439644954695">
                <text:p>0.606439644954695</text:p>
                <draw:g>
                  <svg:desc>Sheet1.F30:Sheet1.F35</svg:desc>
                </draw:g>
              </table:table-cell>
              <table:table-cell office:value-type="float" office:value="3.5">
                <text:p>3.5</text:p>
                <draw:g>
                  <svg:desc>Sheet1.D30:Sheet1.D35</svg:desc>
                </draw:g>
              </table:table-cell>
              <table:table-cell office:value-type="float" office:value="771.25934478632">
                <text:p>771.25934478632</text:p>
                <draw:g>
                  <svg:desc>Sheet1.G30:Sheet1.G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78.311074600555">
                <text:p>878.311074600555</text:p>
              </table:table-cell>
              <table:table-cell office:value-type="float" office:value="1.71206264228612">
                <text:p>1.71206264228612</text:p>
              </table:table-cell>
              <table:table-cell office:value-type="float" office:value="1.71206264228612">
                <text:p>1.71206264228612</text:p>
              </table:table-cell>
              <table:table-cell office:value-type="float" office:value="875.549386037236">
                <text:p>875.549386037236</text:p>
              </table:table-cell>
              <table:table-cell office:value-type="float" office:value="4">
                <text:p>4</text:p>
              </table:table-cell>
              <table:table-cell office:value-type="float" office:value="827.958737946981">
                <text:p>827.958737946981</text:p>
              </table:table-cell>
              <table:table-cell office:value-type="float" office:value="0.616315238641017">
                <text:p>0.616315238641017</text:p>
              </table:table-cell>
              <table:table-cell office:value-type="float" office:value="0.616315238641017">
                <text:p>0.616315238641017</text:p>
              </table:table-cell>
              <table:table-cell office:value-type="float" office:value="4">
                <text:p>4</text:p>
              </table:table-cell>
              <table:table-cell office:value-type="float" office:value="827.00492291078">
                <text:p>827.00492291078</text:p>
              </table:table-cell>
              <table:table-cell office:value-type="float" office:value="4">
                <text:p>4</text:p>
              </table:table-cell>
              <table:table-cell office:value-type="float" office:value="778.687142143813">
                <text:p>778.687142143813</text:p>
              </table:table-cell>
              <table:table-cell office:value-type="float" office:value="1.07909260195823">
                <text:p>1.07909260195823</text:p>
              </table:table-cell>
              <table:table-cell office:value-type="float" office:value="1.07909260195823">
                <text:p>1.07909260195823</text:p>
              </table:table-cell>
              <table:table-cell office:value-type="float" office:value="4">
                <text:p>4</text:p>
              </table:table-cell>
              <table:table-cell office:value-type="float" office:value="771.25934478632">
                <text:p>771.259344786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68">
                <text:p>4.68</text:p>
              </table:table-cell>
              <table:table-cell office:value-type="float" office:value="872.173487653329">
                <text:p>872.173487653329</text:p>
              </table:table-cell>
              <table:table-cell office:value-type="float" office:value="1.24328615900132">
                <text:p>1.24328615900132</text:p>
              </table:table-cell>
              <table:table-cell office:value-type="float" office:value="1.24328615900132">
                <text:p>1.24328615900132</text:p>
              </table:table-cell>
              <table:table-cell office:value-type="float" office:value="875.549383829826">
                <text:p>875.549383829826</text:p>
              </table:table-cell>
              <table:table-cell office:value-type="float" office:value="4.68">
                <text:p>4.68</text:p>
              </table:table-cell>
              <table:table-cell office:value-type="float" office:value="823.661968992148">
                <text:p>823.661968992148</text:p>
              </table:table-cell>
              <table:table-cell office:value-type="float" office:value="2.40176853568738">
                <text:p>2.40176853568738</text:p>
              </table:table-cell>
              <table:table-cell office:value-type="float" office:value="2.40176853568738">
                <text:p>2.40176853568738</text:p>
              </table:table-cell>
              <table:table-cell office:value-type="float" office:value="4.68">
                <text:p>4.68</text:p>
              </table:table-cell>
              <table:table-cell office:value-type="float" office:value="827.004922911751">
                <text:p>827.004922911751</text:p>
              </table:table-cell>
              <table:table-cell office:value-type="float" office:value="4.68">
                <text:p>4.68</text:p>
              </table:table-cell>
              <table:table-cell office:value-type="float" office:value="773.640839640089">
                <text:p>773.640839640089</text:p>
              </table:table-cell>
              <table:table-cell office:value-type="float" office:value="1.73372369621307">
                <text:p>1.73372369621307</text:p>
              </table:table-cell>
              <table:table-cell office:value-type="float" office:value="1.73372369621307">
                <text:p>1.73372369621307</text:p>
              </table:table-cell>
              <table:table-cell office:value-type="float" office:value="4.68">
                <text:p>4.68</text:p>
              </table:table-cell>
              <table:table-cell office:value-type="float" office:value="771.25934478632">
                <text:p>771.259344786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64.051416792416">
                <text:p>864.051416792416</text:p>
              </table:table-cell>
              <table:table-cell office:value-type="float" office:value="1.72277824759339">
                <text:p>1.72277824759339</text:p>
              </table:table-cell>
              <table:table-cell office:value-type="float" office:value="1.72277824759339">
                <text:p>1.72277824759339</text:p>
              </table:table-cell>
              <table:table-cell office:value-type="float" office:value="875.549401898899">
                <text:p>875.549401898899</text:p>
              </table:table-cell>
              <table:table-cell office:value-type="float" office:value="6">
                <text:p>6</text:p>
              </table:table-cell>
              <table:table-cell office:value-type="float" office:value="814.561234262389">
                <text:p>814.561234262389</text:p>
              </table:table-cell>
              <table:table-cell office:value-type="float" office:value="1.70581069857213">
                <text:p>1.70581069857213</text:p>
              </table:table-cell>
              <table:table-cell office:value-type="float" office:value="1.70581069857213">
                <text:p>1.70581069857213</text:p>
              </table:table-cell>
              <table:table-cell office:value-type="float" office:value="6">
                <text:p>6</text:p>
              </table:table-cell>
              <table:table-cell office:value-type="float" office:value="827.0049229112">
                <text:p>827.0049229112</text:p>
              </table:table-cell>
              <table:table-cell office:value-type="float" office:value="6">
                <text:p>6</text:p>
              </table:table-cell>
              <table:table-cell office:value-type="float" office:value="766.299663357977">
                <text:p>766.299663357977</text:p>
              </table:table-cell>
              <table:table-cell office:value-type="float" office:value="1.81233980660391">
                <text:p>1.81233980660391</text:p>
              </table:table-cell>
              <table:table-cell office:value-type="float" office:value="1.81233980660391">
                <text:p>1.81233980660391</text:p>
              </table:table-cell>
              <table:table-cell office:value-type="float" office:value="6">
                <text:p>6</text:p>
              </table:table-cell>
              <table:table-cell office:value-type="float" office:value="771.25934478632">
                <text:p>771.259344786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68.884127579966">
                <text:p>868.884127579966</text:p>
              </table:table-cell>
              <table:table-cell office:value-type="float" office:value="2.53001775340147">
                <text:p>2.53001775340147</text:p>
              </table:table-cell>
              <table:table-cell office:value-type="float" office:value="2.53001775340147">
                <text:p>2.53001775340147</text:p>
              </table:table-cell>
              <table:table-cell office:value-type="float" office:value="875.549381016315">
                <text:p>875.549381016315</text:p>
              </table:table-cell>
              <table:table-cell office:value-type="float" office:value="5.5">
                <text:p>5.5</text:p>
              </table:table-cell>
              <table:table-cell office:value-type="float" office:value="818.65293123793">
                <text:p>818.65293123793</text:p>
              </table:table-cell>
              <table:table-cell office:value-type="float" office:value="0.993681496077721">
                <text:p>0.993681496077721</text:p>
              </table:table-cell>
              <table:table-cell office:value-type="float" office:value="0.993681496077721">
                <text:p>0.993681496077721</text:p>
              </table:table-cell>
              <table:table-cell office:value-type="float" office:value="5.5">
                <text:p>5.5</text:p>
              </table:table-cell>
              <table:table-cell office:value-type="float" office:value="827.004922911294">
                <text:p>827.004922911294</text:p>
              </table:table-cell>
              <table:table-cell office:value-type="float" office:value="5.5">
                <text:p>5.5</text:p>
              </table:table-cell>
              <table:table-cell office:value-type="float" office:value="767.294370421022">
                <text:p>767.294370421022</text:p>
              </table:table-cell>
              <table:table-cell office:value-type="float" office:value="2.07104317819824">
                <text:p>2.07104317819824</text:p>
              </table:table-cell>
              <table:table-cell office:value-type="float" office:value="2.07104317819824">
                <text:p>2.07104317819824</text:p>
              </table:table-cell>
              <table:table-cell office:value-type="float" office:value="5.5">
                <text:p>5.5</text:p>
              </table:table-cell>
              <table:table-cell office:value-type="float" office:value="771.25934478632">
                <text:p>771.25934478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882.176651382823">
                <text:p>882.176651382823</text:p>
              </table:table-cell>
              <table:table-cell office:value-type="float" office:value="0.649370658485669">
                <text:p>0.649370658485669</text:p>
              </table:table-cell>
              <table:table-cell office:value-type="float" office:value="0.649370658485669">
                <text:p>0.649370658485669</text:p>
              </table:table-cell>
              <table:table-cell office:value-type="float" office:value="875.549381016315">
                <text:p>875.549381016315</text:p>
              </table:table-cell>
              <table:table-cell office:value-type="float" office:value="3">
                <text:p>3</text:p>
              </table:table-cell>
              <table:table-cell office:value-type="float" office:value="832.702344040373">
                <text:p>832.702344040373</text:p>
              </table:table-cell>
              <table:table-cell office:value-type="float" office:value="0.815700344203902">
                <text:p>0.815700344203902</text:p>
              </table:table-cell>
              <table:table-cell office:value-type="float" office:value="0.815700344203902">
                <text:p>0.815700344203902</text:p>
              </table:table-cell>
              <table:table-cell office:value-type="float" office:value="3">
                <text:p>3</text:p>
              </table:table-cell>
              <table:table-cell office:value-type="float" office:value="827.004922909756">
                <text:p>827.004922909756</text:p>
              </table:table-cell>
              <table:table-cell office:value-type="float" office:value="3">
                <text:p>3</text:p>
              </table:table-cell>
              <table:table-cell office:value-type="float" office:value="782.02969894335">
                <text:p>782.02969894335</text:p>
              </table:table-cell>
              <table:table-cell office:value-type="float" office:value="0.953508124547599">
                <text:p>0.953508124547599</text:p>
              </table:table-cell>
              <table:table-cell office:value-type="float" office:value="0.953508124547599">
                <text:p>0.953508124547599</text:p>
              </table:table-cell>
              <table:table-cell office:value-type="float" office:value="3">
                <text:p>3</text:p>
              </table:table-cell>
              <table:table-cell office:value-type="float" office:value="771.25934478632">
                <text:p>771.259344786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-6.08002">
                <text:p>-6.08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01.377">
                <text:p>901.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4794879685036">
                <text:p>4.24794879685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F45:Sheet1.F54" chart:error-lower-range="Sheet1.F45:Sheet1.F54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chart-properties chart:error-upper-indicator="true" chart:error-lower-indicator="true" chart:error-category="cell-range" chart:error-upper-range="Sheet1.F45:Sheet1.F54" chart:error-lower-range="Sheet1.F45:Sheet1.F54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Sheet1.F62:Sheet1.F71" chart:error-lower-range="Sheet1.F62:Sheet1.F71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4" style:family="chart">
      <style:chart-properties chart:error-upper-indicator="true" chart:error-lower-indicator="true" chart:error-category="cell-range" chart:error-upper-range="Sheet1.F62:Sheet1.F71" chart:error-lower-range="Sheet1.F62:Sheet1.F71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 chart:error-category="cell-range" chart:error-upper-range="Sheet1.F79:Sheet1.F88" chart:error-lower-range="Sheet1.F79:Sheet1.F88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7e0021"/>
    </style:style>
    <style:style style:name="ch18" style:family="chart">
      <style:chart-properties chart:error-upper-indicator="true" chart:error-lower-indicator="true" chart:error-category="cell-range" chart:error-upper-range="Sheet1.F79:Sheet1.F88" chart:error-lower-range="Sheet1.F79:Sheet1.F88" loext:std-weight="1"/>
      <style:graphic-properties draw:stroke="solid" svg:stroke-width="0cm" svg:stroke-color="#000000" svg:stroke-opacity="100%" draw:stroke-linejoin="round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1.516cm" svg:height="12.103cm" xlink:href=".." xlink:type="simple" chart:class="chart:scatter" chart:style-name="ch1">
        <chart:plot-area chart:style-name="ch2" table:cell-range-address="Sheet1.D45:Sheet1.E54 Sheet1.E44:Sheet1.E44 Sheet1.G44:Sheet1.G54 Sheet1.E61:Sheet1.E71 Sheet1.G61:Sheet1.G71 Sheet1.E78:Sheet1.E88 Sheet1.G78:Sheet1.G88" chart:data-source-has-labels="row" svg:x="1.121cm" svg:y="0.309cm" svg:width="19.586cm" svg:height="11.327cm">
          <chart:coordinate-region svg:x="2.404cm" svg:y="0.508cm" svg:width="18.116cm" svg:height="10.481cm"/>
          <chart:axis chart:dimension="x" chart:name="primary-x" chart:style-name="ch3">
            <chart:title svg:x="9.507cm" svg:y="11.543cm" chart:style-name="ch4">
              <text:p>Charge cloud (um)</text:p>
            </chart:title>
          </chart:axis>
          <chart:axis chart:dimension="y" chart:name="primary-y" chart:style-name="ch5">
            <chart:title svg:x="0.131cm" svg:y="7.352cm" chart:style-name="ch6">
              <text:p>Peak position (eV)</text:p>
            </chart:title>
            <chart:grid chart:style-name="ch7" chart:class="major"/>
          </chart:axis>
          <chart:series chart:style-name="ch8" chart:values-cell-range-address="Sheet1.E45:Sheet1.E54" chart:label-cell-address="Sheet1.E44:Sheet1.E44" chart:class="chart:scatter">
            <chart:domain table:cell-range-address="Sheet1.D45:Sheet1.D54"/>
            <chart:regression-curve chart:style-name="ch9">
              <chart:equation chart:display-equation="true" chart:display-r-square="false" svg:x="11.407cm" svg:y="0.774cm"/>
            </chart:regression-curve>
            <chart:error-indicator chart:style-name="ch10" chart:dimension="y"/>
            <chart:data-point chart:repeated="10"/>
          </chart:series>
          <chart:series chart:style-name="ch11" chart:values-cell-range-address="Sheet1.G45:Sheet1.G54" chart:label-cell-address="Sheet1.G44:Sheet1.G44" chart:class="chart:scatter">
            <chart:data-point chart:repeated="10"/>
          </chart:series>
          <chart:series chart:style-name="ch12" chart:values-cell-range-address="Sheet1.E62:Sheet1.E71" chart:label-cell-address="Sheet1.E61:Sheet1.E61" chart:class="chart:scatter">
            <chart:domain table:cell-range-address="Sheet1.D62:Sheet1.D71"/>
            <chart:regression-curve chart:style-name="ch13">
              <chart:equation chart:display-equation="true" chart:display-r-square="false" svg:x="10.995cm" svg:y="5.076cm"/>
            </chart:regression-curve>
            <chart:error-indicator chart:style-name="ch14" chart:dimension="y"/>
            <chart:data-point chart:repeated="10"/>
          </chart:series>
          <chart:series chart:style-name="ch15" chart:values-cell-range-address="Sheet1.G62:Sheet1.G71" chart:label-cell-address="Sheet1.G61:Sheet1.G61" chart:class="chart:scatter">
            <chart:domain table:cell-range-address="Sheet1.D62:Sheet1.D71"/>
            <chart:data-point chart:repeated="10"/>
          </chart:series>
          <chart:series chart:style-name="ch16" chart:values-cell-range-address="Sheet1.E79:Sheet1.E88" chart:label-cell-address="Sheet1.E78:Sheet1.E78" chart:class="chart:scatter">
            <chart:domain table:cell-range-address="Sheet1.D79:Sheet1.D88"/>
            <chart:regression-curve chart:style-name="ch17"/>
            <chart:regression-curve chart:style-name="ch17">
              <chart:equation chart:display-equation="true" chart:display-r-square="false" svg:x="14.281cm" svg:y="6.636cm"/>
            </chart:regression-curve>
            <chart:error-indicator chart:style-name="ch18" chart:dimension="y"/>
            <chart:data-point chart:repeated="10"/>
          </chart:series>
          <chart:series chart:style-name="ch19" chart:values-cell-range-address="Sheet1.G79:Sheet1.G88" chart:label-cell-address="Sheet1.G78:Sheet1.G78" chart:class="chart:scatter">
            <chart:domain table:cell-range-address="Sheet1.D79:Sheet1.D88"/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eak 900eV MC (eV)</text:p>
                <draw:g>
                  <svg:desc>Sheet1.E44:Sheet1.E44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Peak 900eV data (eV)</text:p>
                <draw:g>
                  <svg:desc>Sheet1.G44:Sheet1.G4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eak 850eV MC (eV)</text:p>
                <draw:g>
                  <svg:desc>Sheet1.E61:Sheet1.E6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D</text:p>
              </table:table-cell>
              <table:table-cell office:value-type="string">
                <text:p>Peak 850eV data (eV)</text:p>
                <draw:g>
                  <svg:desc>Sheet1.G61:Sheet1.G6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eak 800eV MC (eV)</text:p>
                <draw:g>
                  <svg:desc>Sheet1.E78:Sheet1.E78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D</text:p>
              </table:table-cell>
              <table:table-cell office:value-type="string">
                <text:p>Peak 800eV data (eV)</text:p>
                <draw:g>
                  <svg:desc>Sheet1.G78:Sheet1.G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1.D45:Sheet1.D54</svg:desc>
                </draw:g>
              </table:table-cell>
              <table:table-cell office:value-type="float" office:value="852.712476186235">
                <text:p>852.712476186235</text:p>
                <draw:g>
                  <svg:desc>Sheet1.E45:Sheet1.E54</svg:desc>
                </draw:g>
              </table:table-cell>
              <table:table-cell office:value-type="float" office:value="2.3695107405743">
                <text:p>2.3695107405743</text:p>
                <draw:g>
                  <svg:desc>Sheet1.F45:Sheet1.F54</svg:desc>
                </draw:g>
              </table:table-cell>
              <table:table-cell office:value-type="float" office:value="2.3695107405743">
                <text:p>2.3695107405743</text:p>
                <draw:g>
                  <svg:desc>Sheet1.F45:Sheet1.F54</svg:desc>
                </draw:g>
              </table:table-cell>
              <table:table-cell office:value-type="float" office:value="850.055588160531">
                <text:p>850.055588160531</text:p>
                <draw:g>
                  <svg:desc>Sheet1.G45:Sheet1.G54</svg:desc>
                </draw:g>
              </table:table-cell>
              <table:table-cell office:value-type="float" office:value="7">
                <text:p>7</text:p>
                <draw:g>
                  <svg:desc>Sheet1.D62:Sheet1.D71</svg:desc>
                </draw:g>
              </table:table-cell>
              <table:table-cell office:value-type="float" office:value="803.244486464504">
                <text:p>803.244486464504</text:p>
                <draw:g>
                  <svg:desc>Sheet1.E62:Sheet1.E71</svg:desc>
                </draw:g>
              </table:table-cell>
              <table:table-cell office:value-type="float" office:value="3.77992350881767">
                <text:p>3.77992350881767</text:p>
                <draw:g>
                  <svg:desc>Sheet1.F62:Sheet1.F71</svg:desc>
                </draw:g>
              </table:table-cell>
              <table:table-cell office:value-type="float" office:value="3.77992350881767">
                <text:p>3.77992350881767</text:p>
                <draw:g>
                  <svg:desc>Sheet1.F62:Sheet1.F71</svg:desc>
                </draw:g>
              </table:table-cell>
              <table:table-cell office:value-type="float" office:value="7">
                <text:p>7</text:p>
                <draw:g>
                  <svg:desc>Sheet1.D62:Sheet1.D71</svg:desc>
                </draw:g>
              </table:table-cell>
              <table:table-cell office:value-type="float" office:value="795.377773852431">
                <text:p>795.377773852431</text:p>
                <draw:g>
                  <svg:desc>Sheet1.G62:Sheet1.G71</svg:desc>
                </draw:g>
              </table:table-cell>
              <table:table-cell office:value-type="float" office:value="7">
                <text:p>7</text:p>
                <draw:g>
                  <svg:desc>Sheet1.D79:Sheet1.D88</svg:desc>
                </draw:g>
              </table:table-cell>
              <table:table-cell office:value-type="float" office:value="754.347118276472">
                <text:p>754.347118276472</text:p>
                <draw:g>
                  <svg:desc>Sheet1.E79:Sheet1.E88</svg:desc>
                </draw:g>
              </table:table-cell>
              <table:table-cell office:value-type="float" office:value="0.559609257231281">
                <text:p>0.559609257231281</text:p>
                <draw:g>
                  <svg:desc>Sheet1.F79:Sheet1.F88</svg:desc>
                </draw:g>
              </table:table-cell>
              <table:table-cell office:value-type="float" office:value="0.559609257231281">
                <text:p>0.559609257231281</text:p>
                <draw:g>
                  <svg:desc>Sheet1.F79:Sheet1.F88</svg:desc>
                </draw:g>
              </table:table-cell>
              <table:table-cell office:value-type="float" office:value="7">
                <text:p>7</text:p>
                <draw:g>
                  <svg:desc>Sheet1.D79:Sheet1.D88</svg:desc>
                </draw:g>
              </table:table-cell>
              <table:table-cell office:value-type="float" office:value="741.745518260383">
                <text:p>741.745518260383</text:p>
                <draw:g>
                  <svg:desc>Sheet1.G79:Sheet1.G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859.866465336689">
                <text:p>859.866465336689</text:p>
              </table:table-cell>
              <table:table-cell office:value-type="float" office:value="2.80293912530414">
                <text:p>2.80293912530414</text:p>
              </table:table-cell>
              <table:table-cell office:value-type="float" office:value="2.80293912530414">
                <text:p>2.80293912530414</text:p>
              </table:table-cell>
              <table:table-cell office:value-type="float" office:value="850.055588160531">
                <text:p>850.055588160531</text:p>
              </table:table-cell>
              <table:table-cell office:value-type="float" office:value="6">
                <text:p>6</text:p>
              </table:table-cell>
              <table:table-cell office:value-type="float" office:value="810.914237431111">
                <text:p>810.914237431111</text:p>
              </table:table-cell>
              <table:table-cell office:value-type="float" office:value="2.91122090968284">
                <text:p>2.91122090968284</text:p>
              </table:table-cell>
              <table:table-cell office:value-type="float" office:value="2.91122090968284">
                <text:p>2.91122090968284</text:p>
              </table:table-cell>
              <table:table-cell office:value-type="float" office:value="6">
                <text:p>6</text:p>
              </table:table-cell>
              <table:table-cell office:value-type="float" office:value="795.377773852431">
                <text:p>795.377773852431</text:p>
              </table:table-cell>
              <table:table-cell office:value-type="float" office:value="6">
                <text:p>6</text:p>
              </table:table-cell>
              <table:table-cell office:value-type="float" office:value="762.81508431403">
                <text:p>762.81508431403</text:p>
              </table:table-cell>
              <table:table-cell office:value-type="float" office:value="3.11739852297283">
                <text:p>3.11739852297283</text:p>
              </table:table-cell>
              <table:table-cell office:value-type="float" office:value="3.11739852297283">
                <text:p>3.11739852297283</text:p>
              </table:table-cell>
              <table:table-cell office:value-type="float" office:value="6">
                <text:p>6</text:p>
              </table:table-cell>
              <table:table-cell office:value-type="float" office:value="741.745518260383">
                <text:p>741.7455182603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">
                <text:p>5.5</text:p>
              </table:table-cell>
              <table:table-cell office:value-type="float" office:value="863.302225294852">
                <text:p>863.302225294852</text:p>
              </table:table-cell>
              <table:table-cell office:value-type="float" office:value="1.35924328923714">
                <text:p>1.35924328923714</text:p>
              </table:table-cell>
              <table:table-cell office:value-type="float" office:value="1.35924328923714">
                <text:p>1.35924328923714</text:p>
              </table:table-cell>
              <table:table-cell office:value-type="float" office:value="850.055588160531">
                <text:p>850.055588160531</text:p>
              </table:table-cell>
              <table:table-cell office:value-type="float" office:value="5.5">
                <text:p>5.5</text:p>
              </table:table-cell>
              <table:table-cell office:value-type="float" office:value="816.338271443646">
                <text:p>816.338271443646</text:p>
              </table:table-cell>
              <table:table-cell office:value-type="float" office:value="3.45667672975164">
                <text:p>3.45667672975164</text:p>
              </table:table-cell>
              <table:table-cell office:value-type="float" office:value="3.45667672975164">
                <text:p>3.45667672975164</text:p>
              </table:table-cell>
              <table:table-cell office:value-type="float" office:value="5.5">
                <text:p>5.5</text:p>
              </table:table-cell>
              <table:table-cell office:value-type="float" office:value="795.377773852431">
                <text:p>795.377773852431</text:p>
              </table:table-cell>
              <table:table-cell office:value-type="float" office:value="5.5">
                <text:p>5.5</text:p>
              </table:table-cell>
              <table:table-cell office:value-type="float" office:value="765.189263526741">
                <text:p>765.189263526741</text:p>
              </table:table-cell>
              <table:table-cell office:value-type="float" office:value="1.7478789781508">
                <text:p>1.7478789781508</text:p>
              </table:table-cell>
              <table:table-cell office:value-type="float" office:value="1.7478789781508">
                <text:p>1.7478789781508</text:p>
              </table:table-cell>
              <table:table-cell office:value-type="float" office:value="5.5">
                <text:p>5.5</text:p>
              </table:table-cell>
              <table:table-cell office:value-type="float" office:value="741.745518260383">
                <text:p>741.7455182603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45.256588862924">
                <text:p>845.256588862924</text:p>
              </table:table-cell>
              <table:table-cell office:value-type="float" office:value="1.64283682241005">
                <text:p>1.64283682241005</text:p>
              </table:table-cell>
              <table:table-cell office:value-type="float" office:value="1.64283682241005">
                <text:p>1.64283682241005</text:p>
              </table:table-cell>
              <table:table-cell office:value-type="float" office:value="850.055588160531">
                <text:p>850.055588160531</text:p>
              </table:table-cell>
              <table:table-cell office:value-type="float" office:value="8">
                <text:p>8</text:p>
              </table:table-cell>
              <table:table-cell office:value-type="float" office:value="795.940478783298">
                <text:p>795.940478783298</text:p>
              </table:table-cell>
              <table:table-cell office:value-type="float" office:value="1.19792915744487">
                <text:p>1.19792915744487</text:p>
              </table:table-cell>
              <table:table-cell office:value-type="float" office:value="1.19792915744487">
                <text:p>1.19792915744487</text:p>
              </table:table-cell>
              <table:table-cell office:value-type="float" office:value="8">
                <text:p>8</text:p>
              </table:table-cell>
              <table:table-cell office:value-type="float" office:value="795.377773182142">
                <text:p>795.377773182142</text:p>
              </table:table-cell>
              <table:table-cell office:value-type="float" office:value="8">
                <text:p>8</text:p>
              </table:table-cell>
              <table:table-cell office:value-type="float" office:value="748.781930998129">
                <text:p>748.781930998129</text:p>
              </table:table-cell>
              <table:table-cell office:value-type="float" office:value="3.32889370664514">
                <text:p>3.32889370664514</text:p>
              </table:table-cell>
              <table:table-cell office:value-type="float" office:value="3.32889370664514">
                <text:p>3.32889370664514</text:p>
              </table:table-cell>
              <table:table-cell office:value-type="float" office:value="8">
                <text:p>8</text:p>
              </table:table-cell>
              <table:table-cell office:value-type="float" office:value="741.745517978557">
                <text:p>741.7455179785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858.678157752431">
                <text:p>858.678157752431</text:p>
              </table:table-cell>
              <table:table-cell office:value-type="float" office:value="2.09917424327238">
                <text:p>2.09917424327238</text:p>
              </table:table-cell>
              <table:table-cell office:value-type="float" office:value="2.09917424327238">
                <text:p>2.09917424327238</text:p>
              </table:table-cell>
              <table:table-cell office:value-type="float" office:value="850.055588160531">
                <text:p>850.055588160531</text:p>
              </table:table-cell>
              <table:table-cell office:value-type="float" office:value="6.5">
                <text:p>6.5</text:p>
              </table:table-cell>
              <table:table-cell office:value-type="float" office:value="807.725418546407">
                <text:p>807.725418546407</text:p>
              </table:table-cell>
              <table:table-cell office:value-type="float" office:value="4.61690436536185">
                <text:p>4.61690436536185</text:p>
              </table:table-cell>
              <table:table-cell office:value-type="float" office:value="4.61690436536185">
                <text:p>4.61690436536185</text:p>
              </table:table-cell>
              <table:table-cell office:value-type="float" office:value="6.5">
                <text:p>6.5</text:p>
              </table:table-cell>
              <table:table-cell office:value-type="float" office:value="795.377773852431">
                <text:p>795.377773852431</text:p>
              </table:table-cell>
              <table:table-cell office:value-type="float" office:value="6.5">
                <text:p>6.5</text:p>
              </table:table-cell>
              <table:table-cell office:value-type="float" office:value="758.489640623993">
                <text:p>758.489640623993</text:p>
              </table:table-cell>
              <table:table-cell office:value-type="float" office:value="2.37786371938205">
                <text:p>2.37786371938205</text:p>
              </table:table-cell>
              <table:table-cell office:value-type="float" office:value="2.37786371938205">
                <text:p>2.37786371938205</text:p>
              </table:table-cell>
              <table:table-cell office:value-type="float" office:value="6.5">
                <text:p>6.5</text:p>
              </table:table-cell>
              <table:table-cell office:value-type="float" office:value="741.745519943117">
                <text:p>741.745519943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37.808760847904">
                <text:p>837.808760847904</text:p>
              </table:table-cell>
              <table:table-cell office:value-type="float" office:value="4.33140701637574">
                <text:p>4.33140701637574</text:p>
              </table:table-cell>
              <table:table-cell office:value-type="float" office:value="4.33140701637574">
                <text:p>4.33140701637574</text:p>
              </table:table-cell>
              <table:table-cell office:value-type="float" office:value="850.055588160531">
                <text:p>850.055588160531</text:p>
              </table:table-cell>
              <table:table-cell office:value-type="float" office:value="9">
                <text:p>9</text:p>
              </table:table-cell>
              <table:table-cell office:value-type="float" office:value="786.922714610958">
                <text:p>786.922714610958</text:p>
              </table:table-cell>
              <table:table-cell office:value-type="float" office:value="3.05897242338936">
                <text:p>3.05897242338936</text:p>
              </table:table-cell>
              <table:table-cell office:value-type="float" office:value="3.05897242338936">
                <text:p>3.05897242338936</text:p>
              </table:table-cell>
              <table:table-cell office:value-type="float" office:value="9">
                <text:p>9</text:p>
              </table:table-cell>
              <table:table-cell office:value-type="float" office:value="795.377775110254">
                <text:p>795.377775110254</text:p>
              </table:table-cell>
              <table:table-cell office:value-type="float" office:value="9">
                <text:p>9</text:p>
              </table:table-cell>
              <table:table-cell office:value-type="float" office:value="736.305844456191">
                <text:p>736.305844456191</text:p>
              </table:table-cell>
              <table:table-cell office:value-type="float" office:value="3.13897626450742">
                <text:p>3.13897626450742</text:p>
              </table:table-cell>
              <table:table-cell office:value-type="float" office:value="3.13897626450742">
                <text:p>3.13897626450742</text:p>
              </table:table-cell>
              <table:table-cell office:value-type="float" office:value="9">
                <text:p>9</text:p>
              </table:table-cell>
              <table:table-cell office:value-type="float" office:value="741.745518034929">
                <text:p>741.7455180349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48.146988586878">
                <text:p>848.146988586878</text:p>
              </table:table-cell>
              <table:table-cell office:value-type="float" office:value="2.00008033129318">
                <text:p>2.00008033129318</text:p>
              </table:table-cell>
              <table:table-cell office:value-type="float" office:value="2.00008033129318">
                <text:p>2.00008033129318</text:p>
              </table:table-cell>
              <table:table-cell office:value-type="float" office:value="850.055588160531">
                <text:p>850.055588160531</text:p>
              </table:table-cell>
              <table:table-cell office:value-type="float" office:value="7.5">
                <text:p>7.5</text:p>
              </table:table-cell>
              <table:table-cell office:value-type="float" office:value="799.30779900092">
                <text:p>799.30779900092</text:p>
              </table:table-cell>
              <table:table-cell office:value-type="float" office:value="4.45928892486942">
                <text:p>4.45928892486942</text:p>
              </table:table-cell>
              <table:table-cell office:value-type="float" office:value="4.45928892486942">
                <text:p>4.45928892486942</text:p>
              </table:table-cell>
              <table:table-cell office:value-type="float" office:value="7.5">
                <text:p>7.5</text:p>
              </table:table-cell>
              <table:table-cell office:value-type="float" office:value="795.377773436896">
                <text:p>795.377773436896</text:p>
              </table:table-cell>
              <table:table-cell office:value-type="float" office:value="7.5">
                <text:p>7.5</text:p>
              </table:table-cell>
              <table:table-cell office:value-type="float" office:value="750.908464654271">
                <text:p>750.908464654271</text:p>
              </table:table-cell>
              <table:table-cell office:value-type="float" office:value="4.20382959289768">
                <text:p>4.20382959289768</text:p>
              </table:table-cell>
              <table:table-cell office:value-type="float" office:value="4.20382959289768">
                <text:p>4.20382959289768</text:p>
              </table:table-cell>
              <table:table-cell office:value-type="float" office:value="7.5">
                <text:p>7.5</text:p>
              </table:table-cell>
              <table:table-cell office:value-type="float" office:value="741.745518221861">
                <text:p>741.7455182218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829.37360559487">
                <text:p>829.37360559487</text:p>
              </table:table-cell>
              <table:table-cell office:value-type="float" office:value="2.02937715518498">
                <text:p>2.02937715518498</text:p>
              </table:table-cell>
              <table:table-cell office:value-type="float" office:value="2.02937715518498">
                <text:p>2.02937715518498</text:p>
              </table:table-cell>
              <table:table-cell office:value-type="float" office:value="850.055588160531">
                <text:p>850.055588160531</text:p>
              </table:table-cell>
              <table:table-cell office:value-type="float" office:value="9.5">
                <text:p>9.5</text:p>
              </table:table-cell>
              <table:table-cell office:value-type="float" office:value="779.00023862045">
                <text:p>779.00023862045</text:p>
              </table:table-cell>
              <table:table-cell office:value-type="float" office:value="3.24279158044587">
                <text:p>3.24279158044587</text:p>
              </table:table-cell>
              <table:table-cell office:value-type="float" office:value="3.24279158044587">
                <text:p>3.24279158044587</text:p>
              </table:table-cell>
              <table:table-cell office:value-type="float" office:value="9.5">
                <text:p>9.5</text:p>
              </table:table-cell>
              <table:table-cell office:value-type="float" office:value="795.377773436896">
                <text:p>795.377773436896</text:p>
              </table:table-cell>
              <table:table-cell office:value-type="float" office:value="9.5">
                <text:p>9.5</text:p>
              </table:table-cell>
              <table:table-cell office:value-type="float" office:value="730.631595588667">
                <text:p>730.631595588667</text:p>
              </table:table-cell>
              <table:table-cell office:value-type="float" office:value="5.40360885676725">
                <text:p>5.40360885676725</text:p>
              </table:table-cell>
              <table:table-cell office:value-type="float" office:value="5.40360885676725">
                <text:p>5.40360885676725</text:p>
              </table:table-cell>
              <table:table-cell office:value-type="float" office:value="9.5">
                <text:p>9.5</text:p>
              </table:table-cell>
              <table:table-cell office:value-type="float" office:value="741.745518221861">
                <text:p>741.7455182218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25.686126491077">
                <text:p>825.686126491077</text:p>
              </table:table-cell>
              <table:table-cell office:value-type="float" office:value="5.03199471075612">
                <text:p>5.03199471075612</text:p>
              </table:table-cell>
              <table:table-cell office:value-type="float" office:value="5.03199471075612">
                <text:p>5.03199471075612</text:p>
              </table:table-cell>
              <table:table-cell office:value-type="float" office:value="850.055588160531">
                <text:p>850.055588160531</text:p>
              </table:table-cell>
              <table:table-cell office:value-type="float" office:value="10">
                <text:p>10</text:p>
              </table:table-cell>
              <table:table-cell office:value-type="float" office:value="773.2768294112">
                <text:p>773.2768294112</text:p>
              </table:table-cell>
              <table:table-cell office:value-type="float" office:value="1.47618878081709">
                <text:p>1.47618878081709</text:p>
              </table:table-cell>
              <table:table-cell office:value-type="float" office:value="1.47618878081709">
                <text:p>1.47618878081709</text:p>
              </table:table-cell>
              <table:table-cell office:value-type="float" office:value="10">
                <text:p>10</text:p>
              </table:table-cell>
              <table:table-cell office:value-type="float" office:value="795.377773436896">
                <text:p>795.377773436896</text:p>
              </table:table-cell>
              <table:table-cell office:value-type="float" office:value="10">
                <text:p>10</text:p>
              </table:table-cell>
              <table:table-cell office:value-type="float" office:value="726.284353376016">
                <text:p>726.284353376016</text:p>
              </table:table-cell>
              <table:table-cell office:value-type="float" office:value="3.22904843860273">
                <text:p>3.22904843860273</text:p>
              </table:table-cell>
              <table:table-cell office:value-type="float" office:value="3.22904843860273">
                <text:p>3.22904843860273</text:p>
              </table:table-cell>
              <table:table-cell office:value-type="float" office:value="10">
                <text:p>10</text:p>
              </table:table-cell>
              <table:table-cell office:value-type="float" office:value="741.745518221861">
                <text:p>741.7455182218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841.295535058057">
                <text:p>841.295535058057</text:p>
              </table:table-cell>
              <table:table-cell office:value-type="float" office:value="4.24978645445573">
                <text:p>4.24978645445573</text:p>
              </table:table-cell>
              <table:table-cell office:value-type="float" office:value="4.24978645445573">
                <text:p>4.24978645445573</text:p>
              </table:table-cell>
              <table:table-cell office:value-type="float" office:value="850.055588160531">
                <text:p>850.055588160531</text:p>
              </table:table-cell>
              <table:table-cell office:value-type="float" office:value="8.5">
                <text:p>8.5</text:p>
              </table:table-cell>
              <table:table-cell office:value-type="float" office:value="791.612968382388">
                <text:p>791.612968382388</text:p>
              </table:table-cell>
              <table:table-cell office:value-type="float" office:value="3.32292640343433">
                <text:p>3.32292640343433</text:p>
              </table:table-cell>
              <table:table-cell office:value-type="float" office:value="3.32292640343433">
                <text:p>3.32292640343433</text:p>
              </table:table-cell>
              <table:table-cell office:value-type="float" office:value="8.5">
                <text:p>8.5</text:p>
              </table:table-cell>
              <table:table-cell office:value-type="float" office:value="795.377773714103">
                <text:p>795.377773714103</text:p>
              </table:table-cell>
              <table:table-cell office:value-type="float" office:value="8.5">
                <text:p>8.5</text:p>
              </table:table-cell>
              <table:table-cell office:value-type="float" office:value="742.463750033885">
                <text:p>742.463750033885</text:p>
              </table:table-cell>
              <table:table-cell office:value-type="float" office:value="3.57233971161588">
                <text:p>3.57233971161588</text:p>
              </table:table-cell>
              <table:table-cell office:value-type="float" office:value="3.57233971161588">
                <text:p>3.57233971161588</text:p>
              </table:table-cell>
              <table:table-cell office:value-type="float" office:value="8.5">
                <text:p>8.5</text:p>
              </table:table-cell>
              <table:table-cell office:value-type="float" office:value="741.745518184787">
                <text:p>741.7455181847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3.703cm" style:legend-expansion="high" chart:style-name="ch2"/>
        <chart:plot-area chart:style-name="ch3" table:cell-range-address="plot.B3:plot.D202 plot.G2:plot.G150" svg:x="0.32cm" svg:y="0.18cm" svg:width="12.481cm" svg:height="8.64cm">
          <chart:coordinate-region svg:x="1.312cm" svg:y="0.379cm" svg:width="11.11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ot.C3:plot.C202" chart:class="chart:scatter">
            <chart:domain table:cell-range-address="plot.B3:plot.B202"/>
            <chart:data-point chart:repeated="200"/>
          </chart:series>
          <chart:series chart:style-name="ch8" chart:values-cell-range-address="plot.D3:plot.D202" chart:class="chart:scatter">
            <chart:data-point chart:repeated="200"/>
          </chart:series>
          <chart:series chart:style-name="ch9" chart:values-cell-range-address="plot.G2:plot.G150" chart:class="chart:scatter">
            <chart:domain table:cell-range-address="plot.E2:plot.E150"/>
            <chart:data-point chart:repeated="1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ot.B3:plot.B202</svg:desc>
                </draw:g>
              </table:table-cell>
              <table:table-cell office:value-type="float" office:value="65">
                <text:p>65</text:p>
                <draw:g>
                  <svg:desc>plot.C3:plot.C202</svg:desc>
                </draw:g>
              </table:table-cell>
              <table:table-cell office:value-type="float" office:value="48">
                <text:p>48</text:p>
                <draw:g>
                  <svg:desc>plot.D3:plot.D202</svg:desc>
                </draw:g>
              </table:table-cell>
              <table:table-cell office:value-type="float" office:value="0">
                <text:p>0</text:p>
                <draw:g>
                  <svg:desc>plot.E2:plot.E150</svg:desc>
                </draw:g>
              </table:table-cell>
              <table:table-cell office:value-type="float" office:value="0">
                <text:p>0</text:p>
                <draw:g>
                  <svg:desc>plot.G2:plot.G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73">
                <text:p>73</text:p>
              </table:table-cell>
              <table:table-cell office:value-type="float" office:value="43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85">
                <text:p>85</text:p>
              </table:table-cell>
              <table:table-cell office:value-type="float" office:value="49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10">
                <text:p>110</text:p>
              </table:table-cell>
              <table:table-cell office:value-type="float" office:value="86">
                <text:p>86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12">
                <text:p>112</text:p>
              </table:table-cell>
              <table:table-cell office:value-type="float" office:value="96">
                <text:p>96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44">
                <text:p>144</text:p>
              </table:table-cell>
              <table:table-cell office:value-type="float" office:value="107">
                <text:p>10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78">
                <text:p>178</text:p>
              </table:table-cell>
              <table:table-cell office:value-type="float" office:value="126">
                <text:p>126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69">
                <text:p>169</text:p>
              </table:table-cell>
              <table:table-cell office:value-type="float" office:value="134">
                <text:p>134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216">
                <text:p>216</text:p>
              </table:table-cell>
              <table:table-cell office:value-type="float" office:value="158">
                <text:p>158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203">
                <text:p>203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306">
                <text:p>306</text:p>
              </table:table-cell>
              <table:table-cell office:value-type="float" office:value="222">
                <text:p>22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332">
                <text:p>332</text:p>
              </table:table-cell>
              <table:table-cell office:value-type="float" office:value="264">
                <text:p>264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319">
                <text:p>319</text:p>
              </table:table-cell>
              <table:table-cell office:value-type="float" office:value="267">
                <text:p>267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375">
                <text:p>375</text:p>
              </table:table-cell>
              <table:table-cell office:value-type="float" office:value="305">
                <text:p>305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413">
                <text:p>413</text:p>
              </table:table-cell>
              <table:table-cell office:value-type="float" office:value="313">
                <text:p>313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446">
                <text:p>446</text:p>
              </table:table-cell>
              <table:table-cell office:value-type="float" office:value="337">
                <text:p>337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502">
                <text:p>502</text:p>
              </table:table-cell>
              <table:table-cell office:value-type="float" office:value="361">
                <text:p>361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465">
                <text:p>465</text:p>
              </table:table-cell>
              <table:table-cell office:value-type="float" office:value="393">
                <text:p>393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507">
                <text:p>507</text:p>
              </table:table-cell>
              <table:table-cell office:value-type="float" office:value="397">
                <text:p>397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530">
                <text:p>530</text:p>
              </table:table-cell>
              <table:table-cell office:value-type="float" office:value="434">
                <text:p>434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525">
                <text:p>525</text:p>
              </table:table-cell>
              <table:table-cell office:value-type="float" office:value="451">
                <text:p>45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535">
                <text:p>535</text:p>
              </table:table-cell>
              <table:table-cell office:value-type="float" office:value="465">
                <text:p>465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563">
                <text:p>563</text:p>
              </table:table-cell>
              <table:table-cell office:value-type="float" office:value="500">
                <text:p>500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602">
                <text:p>602</text:p>
              </table:table-cell>
              <table:table-cell office:value-type="float" office:value="518">
                <text:p>518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559">
                <text:p>559</text:p>
              </table:table-cell>
              <table:table-cell office:value-type="float" office:value="541">
                <text:p>541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580">
                <text:p>580</text:p>
              </table:table-cell>
              <table:table-cell office:value-type="float" office:value="539">
                <text:p>539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634">
                <text:p>634</text:p>
              </table:table-cell>
              <table:table-cell office:value-type="float" office:value="558">
                <text:p>558</text:p>
              </table:table-cell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616">
                <text:p>616</text:p>
              </table:table-cell>
              <table:table-cell office:value-type="float" office:value="532">
                <text:p>532</text:p>
              </table:table-cell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652">
                <text:p>652</text:p>
              </table:table-cell>
              <table:table-cell office:value-type="float" office:value="498">
                <text:p>498</text:p>
              </table:table-cell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641">
                <text:p>641</text:p>
              </table:table-cell>
              <table:table-cell office:value-type="float" office:value="561">
                <text:p>561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665">
                <text:p>665</text:p>
              </table:table-cell>
              <table:table-cell office:value-type="float" office:value="558">
                <text:p>558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682">
                <text:p>682</text:p>
              </table:table-cell>
              <table:table-cell office:value-type="float" office:value="559">
                <text:p>559</text:p>
              </table:table-cell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700">
                <text:p>700</text:p>
              </table:table-cell>
              <table:table-cell office:value-type="float" office:value="586">
                <text:p>586</text:p>
              </table:table-cell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725">
                <text:p>725</text:p>
              </table:table-cell>
              <table:table-cell office:value-type="float" office:value="586">
                <text:p>586</text:p>
              </table:table-cell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711">
                <text:p>711</text:p>
              </table:table-cell>
              <table:table-cell office:value-type="float" office:value="588">
                <text:p>588</text:p>
              </table:table-cell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760">
                <text:p>760</text:p>
              </table:table-cell>
              <table:table-cell office:value-type="float" office:value="594">
                <text:p>594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742">
                <text:p>742</text:p>
              </table:table-cell>
              <table:table-cell office:value-type="float" office:value="580">
                <text:p>580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809">
                <text:p>809</text:p>
              </table:table-cell>
              <table:table-cell office:value-type="float" office:value="612">
                <text:p>612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819">
                <text:p>819</text:p>
              </table:table-cell>
              <table:table-cell office:value-type="float" office:value="660">
                <text:p>660</text:p>
              </table:table-cell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">
                <text:p>390</text:p>
              </table:table-cell>
              <table:table-cell office:value-type="float" office:value="797">
                <text:p>797</text:p>
              </table:table-cell>
              <table:table-cell office:value-type="float" office:value="667">
                <text:p>667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893">
                <text:p>893</text:p>
              </table:table-cell>
              <table:table-cell office:value-type="float" office:value="644">
                <text:p>644</text:p>
              </table:table-cell>
              <table:table-cell office:value-type="float" office:value="400">
                <text:p>400</text:p>
              </table:table-cell>
              <table:table-cell office:value-type="float" office:value="453.298305430357">
                <text:p>453.2983054303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913">
                <text:p>913</text:p>
              </table:table-cell>
              <table:table-cell office:value-type="float" office:value="683">
                <text:p>683</text:p>
              </table:table-cell>
              <table:table-cell office:value-type="float" office:value="410">
                <text:p>410</text:p>
              </table:table-cell>
              <table:table-cell office:value-type="float" office:value="210.098140108246">
                <text:p>210.0981401082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">
                <text:p>420</text:p>
              </table:table-cell>
              <table:table-cell office:value-type="float" office:value="963">
                <text:p>963</text:p>
              </table:table-cell>
              <table:table-cell office:value-type="float" office:value="733">
                <text:p>733</text:p>
              </table:table-cell>
              <table:table-cell office:value-type="float" office:value="420">
                <text:p>420</text:p>
              </table:table-cell>
              <table:table-cell office:value-type="float" office:value="396.416427624171">
                <text:p>396.4164276241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">
                <text:p>430</text:p>
              </table:table-cell>
              <table:table-cell office:value-type="float" office:value="928">
                <text:p>928</text:p>
              </table:table-cell>
              <table:table-cell office:value-type="float" office:value="682">
                <text:p>682</text:p>
              </table:table-cell>
              <table:table-cell office:value-type="float" office:value="430">
                <text:p>430</text:p>
              </table:table-cell>
              <table:table-cell office:value-type="float" office:value="434.316886411417">
                <text:p>434.3168864114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">
                <text:p>440</text:p>
              </table:table-cell>
              <table:table-cell office:value-type="float" office:value="1019">
                <text:p>1019</text:p>
              </table:table-cell>
              <table:table-cell office:value-type="float" office:value="712">
                <text:p>712</text:p>
              </table:table-cell>
              <table:table-cell office:value-type="float" office:value="440">
                <text:p>440</text:p>
              </table:table-cell>
              <table:table-cell office:value-type="float" office:value="531.034361600764">
                <text:p>531.0343616007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">
                <text:p>450</text:p>
              </table:table-cell>
              <table:table-cell office:value-type="float" office:value="1053">
                <text:p>1053</text:p>
              </table:table-cell>
              <table:table-cell office:value-type="float" office:value="673">
                <text:p>673</text:p>
              </table:table-cell>
              <table:table-cell office:value-type="float" office:value="450">
                <text:p>450</text:p>
              </table:table-cell>
              <table:table-cell office:value-type="float" office:value="583.387279814511">
                <text:p>583.3872798145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">
                <text:p>460</text:p>
              </table:table-cell>
              <table:table-cell office:value-type="float" office:value="1061">
                <text:p>1061</text:p>
              </table:table-cell>
              <table:table-cell office:value-type="float" office:value="713">
                <text:p>713</text:p>
              </table:table-cell>
              <table:table-cell office:value-type="float" office:value="460">
                <text:p>460</text:p>
              </table:table-cell>
              <table:table-cell office:value-type="float" office:value="569.849672258597">
                <text:p>569.8496722585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">
                <text:p>470</text:p>
              </table:table-cell>
              <table:table-cell office:value-type="float" office:value="1053">
                <text:p>1053</text:p>
              </table:table-cell>
              <table:table-cell office:value-type="float" office:value="828">
                <text:p>828</text:p>
              </table:table-cell>
              <table:table-cell office:value-type="float" office:value="470">
                <text:p>470</text:p>
              </table:table-cell>
              <table:table-cell office:value-type="float" office:value="624.873268975367">
                <text:p>624.8732689753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  <table:table-cell office:value-type="float" office:value="1099">
                <text:p>1099</text:p>
              </table:table-cell>
              <table:table-cell office:value-type="float" office:value="746">
                <text:p>746</text:p>
              </table:table-cell>
              <table:table-cell office:value-type="float" office:value="480">
                <text:p>480</text:p>
              </table:table-cell>
              <table:table-cell office:value-type="float" office:value="644.894666076696">
                <text:p>644.8946660766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">
                <text:p>490</text:p>
              </table:table-cell>
              <table:table-cell office:value-type="float" office:value="1073">
                <text:p>1073</text:p>
              </table:table-cell>
              <table:table-cell office:value-type="float" office:value="836">
                <text:p>836</text:p>
              </table:table-cell>
              <table:table-cell office:value-type="float" office:value="490">
                <text:p>490</text:p>
              </table:table-cell>
              <table:table-cell office:value-type="float" office:value="618.960938287387">
                <text:p>618.9609382873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1076">
                <text:p>1076</text:p>
              </table:table-cell>
              <table:table-cell office:value-type="float" office:value="863">
                <text:p>863</text:p>
              </table:table-cell>
              <table:table-cell office:value-type="float" office:value="500">
                <text:p>500</text:p>
              </table:table-cell>
              <table:table-cell office:value-type="float" office:value="662.915200573696">
                <text:p>662.9152005736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">
                <text:p>510</text:p>
              </table:table-cell>
              <table:table-cell office:value-type="float" office:value="1133">
                <text:p>1133</text:p>
              </table:table-cell>
              <table:table-cell office:value-type="float" office:value="868">
                <text:p>868</text:p>
              </table:table-cell>
              <table:table-cell office:value-type="float" office:value="510">
                <text:p>510</text:p>
              </table:table-cell>
              <table:table-cell office:value-type="float" office:value="657.256010136905">
                <text:p>657.2560101369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">
                <text:p>520</text:p>
              </table:table-cell>
              <table:table-cell office:value-type="float" office:value="1104">
                <text:p>1104</text:p>
              </table:table-cell>
              <table:table-cell office:value-type="float" office:value="838">
                <text:p>838</text:p>
              </table:table-cell>
              <table:table-cell office:value-type="float" office:value="520">
                <text:p>520</text:p>
              </table:table-cell>
              <table:table-cell office:value-type="float" office:value="668.199150822083">
                <text:p>668.1991508220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">
                <text:p>530</text:p>
              </table:table-cell>
              <table:table-cell office:value-type="float" office:value="1120">
                <text:p>1120</text:p>
              </table:table-cell>
              <table:table-cell office:value-type="float" office:value="823">
                <text:p>823</text:p>
              </table:table-cell>
              <table:table-cell office:value-type="float" office:value="530">
                <text:p>530</text:p>
              </table:table-cell>
              <table:table-cell office:value-type="float" office:value="626.720945098808">
                <text:p>626.7209450988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">
                <text:p>540</text:p>
              </table:table-cell>
              <table:table-cell office:value-type="float" office:value="1116">
                <text:p>1116</text:p>
              </table:table-cell>
              <table:table-cell office:value-type="float" office:value="841">
                <text:p>841</text:p>
              </table:table-cell>
              <table:table-cell office:value-type="float" office:value="540">
                <text:p>540</text:p>
              </table:table-cell>
              <table:table-cell office:value-type="float" office:value="653.669241844008">
                <text:p>653.6692418440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">
                <text:p>550</text:p>
              </table:table-cell>
              <table:table-cell office:value-type="float" office:value="1162">
                <text:p>1162</text:p>
              </table:table-cell>
              <table:table-cell office:value-type="float" office:value="859">
                <text:p>859</text:p>
              </table:table-cell>
              <table:table-cell office:value-type="float" office:value="550">
                <text:p>550</text:p>
              </table:table-cell>
              <table:table-cell office:value-type="float" office:value="645.910420870664">
                <text:p>645.9104208706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">
                <text:p>560</text:p>
              </table:table-cell>
              <table:table-cell office:value-type="float" office:value="1166">
                <text:p>1166</text:p>
              </table:table-cell>
              <table:table-cell office:value-type="float" office:value="821">
                <text:p>821</text:p>
              </table:table-cell>
              <table:table-cell office:value-type="float" office:value="560">
                <text:p>560</text:p>
              </table:table-cell>
              <table:table-cell office:value-type="float" office:value="622.613502795138">
                <text:p>622.6135027951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">
                <text:p>570</text:p>
              </table:table-cell>
              <table:table-cell office:value-type="float" office:value="1176">
                <text:p>1176</text:p>
              </table:table-cell>
              <table:table-cell office:value-type="float" office:value="865">
                <text:p>865</text:p>
              </table:table-cell>
              <table:table-cell office:value-type="float" office:value="570">
                <text:p>570</text:p>
              </table:table-cell>
              <table:table-cell office:value-type="float" office:value="676.94594215932">
                <text:p>676.945942159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">
                <text:p>580</text:p>
              </table:table-cell>
              <table:table-cell office:value-type="float" office:value="1165">
                <text:p>1165</text:p>
              </table:table-cell>
              <table:table-cell office:value-type="float" office:value="850">
                <text:p>850</text:p>
              </table:table-cell>
              <table:table-cell office:value-type="float" office:value="580">
                <text:p>580</text:p>
              </table:table-cell>
              <table:table-cell office:value-type="float" office:value="657.721878099084">
                <text:p>657.7218780990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">
                <text:p>590</text:p>
              </table:table-cell>
              <table:table-cell office:value-type="float" office:value="1219">
                <text:p>1219</text:p>
              </table:table-cell>
              <table:table-cell office:value-type="float" office:value="867">
                <text:p>867</text:p>
              </table:table-cell>
              <table:table-cell office:value-type="float" office:value="590">
                <text:p>590</text:p>
              </table:table-cell>
              <table:table-cell office:value-type="float" office:value="650.620067317434">
                <text:p>650.6200673174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">
                <text:p>600</text:p>
              </table:table-cell>
              <table:table-cell office:value-type="float" office:value="1157">
                <text:p>1157</text:p>
              </table:table-cell>
              <table:table-cell office:value-type="float" office:value="868">
                <text:p>868</text:p>
              </table:table-cell>
              <table:table-cell office:value-type="float" office:value="600">
                <text:p>600</text:p>
              </table:table-cell>
              <table:table-cell office:value-type="float" office:value="682.952137123837">
                <text:p>682.9521371238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">
                <text:p>610</text:p>
              </table:table-cell>
              <table:table-cell office:value-type="float" office:value="1154">
                <text:p>1154</text:p>
              </table:table-cell>
              <table:table-cell office:value-type="float" office:value="868">
                <text:p>868</text:p>
              </table:table-cell>
              <table:table-cell office:value-type="float" office:value="610">
                <text:p>610</text:p>
              </table:table-cell>
              <table:table-cell office:value-type="float" office:value="679.373757716048">
                <text:p>679.3737577160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">
                <text:p>620</text:p>
              </table:table-cell>
              <table:table-cell office:value-type="float" office:value="1204">
                <text:p>1204</text:p>
              </table:table-cell>
              <table:table-cell office:value-type="float" office:value="865">
                <text:p>865</text:p>
              </table:table-cell>
              <table:table-cell office:value-type="float" office:value="620">
                <text:p>620</text:p>
              </table:table-cell>
              <table:table-cell office:value-type="float" office:value="683.609910154944">
                <text:p>683.6099101549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">
                <text:p>630</text:p>
              </table:table-cell>
              <table:table-cell office:value-type="float" office:value="1189">
                <text:p>1189</text:p>
              </table:table-cell>
              <table:table-cell office:value-type="float" office:value="872">
                <text:p>872</text:p>
              </table:table-cell>
              <table:table-cell office:value-type="float" office:value="630">
                <text:p>630</text:p>
              </table:table-cell>
              <table:table-cell office:value-type="float" office:value="660.330344654124">
                <text:p>660.3303446541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">
                <text:p>640</text:p>
              </table:table-cell>
              <table:table-cell office:value-type="float" office:value="1157">
                <text:p>1157</text:p>
              </table:table-cell>
              <table:table-cell office:value-type="float" office:value="862">
                <text:p>862</text:p>
              </table:table-cell>
              <table:table-cell office:value-type="float" office:value="640">
                <text:p>640</text:p>
              </table:table-cell>
              <table:table-cell office:value-type="float" office:value="726.032614206527">
                <text:p>726.0326142065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">
                <text:p>650</text:p>
              </table:table-cell>
              <table:table-cell office:value-type="float" office:value="1250">
                <text:p>1250</text:p>
              </table:table-cell>
              <table:table-cell office:value-type="float" office:value="982">
                <text:p>982</text:p>
              </table:table-cell>
              <table:table-cell office:value-type="float" office:value="650">
                <text:p>650</text:p>
              </table:table-cell>
              <table:table-cell office:value-type="float" office:value="677.488598259023">
                <text:p>677.4885982590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">
                <text:p>660</text:p>
              </table:table-cell>
              <table:table-cell office:value-type="float" office:value="1178">
                <text:p>1178</text:p>
              </table:table-cell>
              <table:table-cell office:value-type="float" office:value="961">
                <text:p>961</text:p>
              </table:table-cell>
              <table:table-cell office:value-type="float" office:value="660">
                <text:p>660</text:p>
              </table:table-cell>
              <table:table-cell office:value-type="float" office:value="738.728131010947">
                <text:p>738.7281310109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">
                <text:p>670</text:p>
              </table:table-cell>
              <table:table-cell office:value-type="float" office:value="1196">
                <text:p>1196</text:p>
              </table:table-cell>
              <table:table-cell office:value-type="float" office:value="1043">
                <text:p>1043</text:p>
              </table:table-cell>
              <table:table-cell office:value-type="float" office:value="670">
                <text:p>670</text:p>
              </table:table-cell>
              <table:table-cell office:value-type="float" office:value="730.622388078483">
                <text:p>730.6223880784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">
                <text:p>680</text:p>
              </table:table-cell>
              <table:table-cell office:value-type="float" office:value="1239">
                <text:p>1239</text:p>
              </table:table-cell>
              <table:table-cell office:value-type="float" office:value="982">
                <text:p>982</text:p>
              </table:table-cell>
              <table:table-cell office:value-type="float" office:value="680">
                <text:p>680</text:p>
              </table:table-cell>
              <table:table-cell office:value-type="float" office:value="736.015895594909">
                <text:p>736.0158955949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">
                <text:p>690</text:p>
              </table:table-cell>
              <table:table-cell office:value-type="float" office:value="1240">
                <text:p>1240</text:p>
              </table:table-cell>
              <table:table-cell office:value-type="float" office:value="1029">
                <text:p>1029</text:p>
              </table:table-cell>
              <table:table-cell office:value-type="float" office:value="690">
                <text:p>690</text:p>
              </table:table-cell>
              <table:table-cell office:value-type="float" office:value="760.255653655029">
                <text:p>760.2556536550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">
                <text:p>700</text:p>
              </table:table-cell>
              <table:table-cell office:value-type="float" office:value="1189">
                <text:p>1189</text:p>
              </table:table-cell>
              <table:table-cell office:value-type="float" office:value="1013">
                <text:p>1013</text:p>
              </table:table-cell>
              <table:table-cell office:value-type="float" office:value="700">
                <text:p>700</text:p>
              </table:table-cell>
              <table:table-cell office:value-type="float" office:value="783.091143437108">
                <text:p>783.0911434371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">
                <text:p>710</text:p>
              </table:table-cell>
              <table:table-cell office:value-type="float" office:value="1299">
                <text:p>1299</text:p>
              </table:table-cell>
              <table:table-cell office:value-type="float" office:value="1147">
                <text:p>1147</text:p>
              </table:table-cell>
              <table:table-cell office:value-type="float" office:value="710">
                <text:p>710</text:p>
              </table:table-cell>
              <table:table-cell office:value-type="float" office:value="808.350900531112">
                <text:p>808.3509005311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">
                <text:p>720</text:p>
              </table:table-cell>
              <table:table-cell office:value-type="float" office:value="1273">
                <text:p>1273</text:p>
              </table:table-cell>
              <table:table-cell office:value-type="float" office:value="1181">
                <text:p>1181</text:p>
              </table:table-cell>
              <table:table-cell office:value-type="float" office:value="720">
                <text:p>720</text:p>
              </table:table-cell>
              <table:table-cell office:value-type="float" office:value="831.20458114183">
                <text:p>831.204581141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">
                <text:p>730</text:p>
              </table:table-cell>
              <table:table-cell office:value-type="float" office:value="1396">
                <text:p>1396</text:p>
              </table:table-cell>
              <table:table-cell office:value-type="float" office:value="1229">
                <text:p>1229</text:p>
              </table:table-cell>
              <table:table-cell office:value-type="float" office:value="730">
                <text:p>730</text:p>
              </table:table-cell>
              <table:table-cell office:value-type="float" office:value="884.456541515845">
                <text:p>884.4565415158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">
                <text:p>740</text:p>
              </table:table-cell>
              <table:table-cell office:value-type="float" office:value="1477">
                <text:p>1477</text:p>
              </table:table-cell>
              <table:table-cell office:value-type="float" office:value="1249">
                <text:p>1249</text:p>
              </table:table-cell>
              <table:table-cell office:value-type="float" office:value="740">
                <text:p>740</text:p>
              </table:table-cell>
              <table:table-cell office:value-type="float" office:value="915.516906450584">
                <text:p>915.5169064505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">
                <text:p>750</text:p>
              </table:table-cell>
              <table:table-cell office:value-type="float" office:value="1396">
                <text:p>1396</text:p>
              </table:table-cell>
              <table:table-cell office:value-type="float" office:value="1333">
                <text:p>1333</text:p>
              </table:table-cell>
              <table:table-cell office:value-type="float" office:value="750">
                <text:p>750</text:p>
              </table:table-cell>
              <table:table-cell office:value-type="float" office:value="967.741740498618">
                <text:p>967.7417404986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">
                <text:p>760</text:p>
              </table:table-cell>
              <table:table-cell office:value-type="float" office:value="1478">
                <text:p>1478</text:p>
              </table:table-cell>
              <table:table-cell office:value-type="float" office:value="1407">
                <text:p>1407</text:p>
              </table:table-cell>
              <table:table-cell office:value-type="float" office:value="760">
                <text:p>760</text:p>
              </table:table-cell>
              <table:table-cell office:value-type="float" office:value="1004.20982456764">
                <text:p>1004.209824567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">
                <text:p>770</text:p>
              </table:table-cell>
              <table:table-cell office:value-type="float" office:value="1487">
                <text:p>1487</text:p>
              </table:table-cell>
              <table:table-cell office:value-type="float" office:value="1577">
                <text:p>1577</text:p>
              </table:table-cell>
              <table:table-cell office:value-type="float" office:value="770">
                <text:p>770</text:p>
              </table:table-cell>
              <table:table-cell office:value-type="float" office:value="1064.05773691686">
                <text:p>1064.057736916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">
                <text:p>780</text:p>
              </table:table-cell>
              <table:table-cell office:value-type="float" office:value="1591">
                <text:p>1591</text:p>
              </table:table-cell>
              <table:table-cell office:value-type="float" office:value="1577">
                <text:p>1577</text:p>
              </table:table-cell>
              <table:table-cell office:value-type="float" office:value="780">
                <text:p>780</text:p>
              </table:table-cell>
              <table:table-cell office:value-type="float" office:value="1125.71757334179">
                <text:p>1125.717573341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">
                <text:p>790</text:p>
              </table:table-cell>
              <table:table-cell office:value-type="float" office:value="1533">
                <text:p>1533</text:p>
              </table:table-cell>
              <table:table-cell office:value-type="float" office:value="1685">
                <text:p>1685</text:p>
              </table:table-cell>
              <table:table-cell office:value-type="float" office:value="790">
                <text:p>790</text:p>
              </table:table-cell>
              <table:table-cell office:value-type="float" office:value="1159.45068694881">
                <text:p>1159.450686948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">
                <text:p>800</text:p>
              </table:table-cell>
              <table:table-cell office:value-type="float" office:value="1655">
                <text:p>1655</text:p>
              </table:table-cell>
              <table:table-cell office:value-type="float" office:value="1813">
                <text:p>1813</text:p>
              </table:table-cell>
              <table:table-cell office:value-type="float" office:value="800">
                <text:p>800</text:p>
              </table:table-cell>
              <table:table-cell office:value-type="float" office:value="1239.10456325052">
                <text:p>1239.104563250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">
                <text:p>810</text:p>
              </table:table-cell>
              <table:table-cell office:value-type="float" office:value="1668">
                <text:p>1668</text:p>
              </table:table-cell>
              <table:table-cell office:value-type="float" office:value="1879">
                <text:p>1879</text:p>
              </table:table-cell>
              <table:table-cell office:value-type="float" office:value="810">
                <text:p>810</text:p>
              </table:table-cell>
              <table:table-cell office:value-type="float" office:value="1290.69411861171">
                <text:p>1290.694118611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">
                <text:p>820</text:p>
              </table:table-cell>
              <table:table-cell office:value-type="float" office:value="1551">
                <text:p>1551</text:p>
              </table:table-cell>
              <table:table-cell office:value-type="float" office:value="1909">
                <text:p>1909</text:p>
              </table:table-cell>
              <table:table-cell office:value-type="float" office:value="820">
                <text:p>820</text:p>
              </table:table-cell>
              <table:table-cell office:value-type="float" office:value="1342.679159545">
                <text:p>1342.6791595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">
                <text:p>830</text:p>
              </table:table-cell>
              <table:table-cell office:value-type="float" office:value="1605">
                <text:p>1605</text:p>
              </table:table-cell>
              <table:table-cell office:value-type="float" office:value="2066">
                <text:p>2066</text:p>
              </table:table-cell>
              <table:table-cell office:value-type="float" office:value="830">
                <text:p>830</text:p>
              </table:table-cell>
              <table:table-cell office:value-type="float" office:value="1372.75583579438">
                <text:p>1372.755835794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">
                <text:p>840</text:p>
              </table:table-cell>
              <table:table-cell office:value-type="float" office:value="1625">
                <text:p>1625</text:p>
              </table:table-cell>
              <table:table-cell office:value-type="float" office:value="2162">
                <text:p>2162</text:p>
              </table:table-cell>
              <table:table-cell office:value-type="float" office:value="840">
                <text:p>840</text:p>
              </table:table-cell>
              <table:table-cell office:value-type="float" office:value="1414.87995343554">
                <text:p>1414.879953435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">
                <text:p>850</text:p>
              </table:table-cell>
              <table:table-cell office:value-type="float" office:value="1587">
                <text:p>1587</text:p>
              </table:table-cell>
              <table:table-cell office:value-type="float" office:value="2146">
                <text:p>2146</text:p>
              </table:table-cell>
              <table:table-cell office:value-type="float" office:value="850">
                <text:p>850</text:p>
              </table:table-cell>
              <table:table-cell office:value-type="float" office:value="1430.3526264733">
                <text:p>1430.35262647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">
                <text:p>860</text:p>
              </table:table-cell>
              <table:table-cell office:value-type="float" office:value="1566">
                <text:p>1566</text:p>
              </table:table-cell>
              <table:table-cell office:value-type="float" office:value="2154">
                <text:p>2154</text:p>
              </table:table-cell>
              <table:table-cell office:value-type="float" office:value="860">
                <text:p>860</text:p>
              </table:table-cell>
              <table:table-cell office:value-type="float" office:value="1453.58221994253">
                <text:p>1453.582219942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">
                <text:p>870</text:p>
              </table:table-cell>
              <table:table-cell office:value-type="float" office:value="1551">
                <text:p>1551</text:p>
              </table:table-cell>
              <table:table-cell office:value-type="float" office:value="2201">
                <text:p>2201</text:p>
              </table:table-cell>
              <table:table-cell office:value-type="float" office:value="870">
                <text:p>870</text:p>
              </table:table-cell>
              <table:table-cell office:value-type="float" office:value="1458.03422236453">
                <text:p>1458.034222364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">
                <text:p>880</text:p>
              </table:table-cell>
              <table:table-cell office:value-type="float" office:value="1531">
                <text:p>1531</text:p>
              </table:table-cell>
              <table:table-cell office:value-type="float" office:value="2114">
                <text:p>2114</text:p>
              </table:table-cell>
              <table:table-cell office:value-type="float" office:value="880">
                <text:p>880</text:p>
              </table:table-cell>
              <table:table-cell office:value-type="float" office:value="1431.93300144622">
                <text:p>1431.933001446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">
                <text:p>890</text:p>
              </table:table-cell>
              <table:table-cell office:value-type="float" office:value="1402">
                <text:p>1402</text:p>
              </table:table-cell>
              <table:table-cell office:value-type="float" office:value="2090">
                <text:p>2090</text:p>
              </table:table-cell>
              <table:table-cell office:value-type="float" office:value="890">
                <text:p>890</text:p>
              </table:table-cell>
              <table:table-cell office:value-type="float" office:value="1401.59750293998">
                <text:p>1401.597502939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">
                <text:p>900</text:p>
              </table:table-cell>
              <table:table-cell office:value-type="float" office:value="1401">
                <text:p>1401</text:p>
              </table:table-cell>
              <table:table-cell office:value-type="float" office:value="2072">
                <text:p>2072</text:p>
              </table:table-cell>
              <table:table-cell office:value-type="float" office:value="900">
                <text:p>900</text:p>
              </table:table-cell>
              <table:table-cell office:value-type="float" office:value="1331.77119554237">
                <text:p>1331.771195542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">
                <text:p>910</text:p>
              </table:table-cell>
              <table:table-cell office:value-type="float" office:value="1190">
                <text:p>1190</text:p>
              </table:table-cell>
              <table:table-cell office:value-type="float" office:value="1951">
                <text:p>1951</text:p>
              </table:table-cell>
              <table:table-cell office:value-type="float" office:value="910">
                <text:p>910</text:p>
              </table:table-cell>
              <table:table-cell office:value-type="float" office:value="1265.16604418083">
                <text:p>1265.166044180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">
                <text:p>920</text:p>
              </table:table-cell>
              <table:table-cell office:value-type="float" office:value="1185">
                <text:p>1185</text:p>
              </table:table-cell>
              <table:table-cell office:value-type="float" office:value="1845">
                <text:p>1845</text:p>
              </table:table-cell>
              <table:table-cell office:value-type="float" office:value="920">
                <text:p>920</text:p>
              </table:table-cell>
              <table:table-cell office:value-type="float" office:value="1169.92246561583">
                <text:p>1169.922465615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">
                <text:p>930</text:p>
              </table:table-cell>
              <table:table-cell office:value-type="float" office:value="1009">
                <text:p>1009</text:p>
              </table:table-cell>
              <table:table-cell office:value-type="float" office:value="1673">
                <text:p>1673</text:p>
              </table:table-cell>
              <table:table-cell office:value-type="float" office:value="930">
                <text:p>930</text:p>
              </table:table-cell>
              <table:table-cell office:value-type="float" office:value="1049.91147865753">
                <text:p>1049.911478657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">
                <text:p>940</text:p>
              </table:table-cell>
              <table:table-cell office:value-type="float" office:value="875">
                <text:p>875</text:p>
              </table:table-cell>
              <table:table-cell office:value-type="float" office:value="1591">
                <text:p>1591</text:p>
              </table:table-cell>
              <table:table-cell office:value-type="float" office:value="940">
                <text:p>940</text:p>
              </table:table-cell>
              <table:table-cell office:value-type="float" office:value="919.401618667858">
                <text:p>919.4016186678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">
                <text:p>950</text:p>
              </table:table-cell>
              <table:table-cell office:value-type="float" office:value="816">
                <text:p>816</text:p>
              </table:table-cell>
              <table:table-cell office:value-type="float" office:value="1428">
                <text:p>1428</text:p>
              </table:table-cell>
              <table:table-cell office:value-type="float" office:value="950">
                <text:p>950</text:p>
              </table:table-cell>
              <table:table-cell office:value-type="float" office:value="799.90766042472">
                <text:p>799.907660424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">
                <text:p>960</text:p>
              </table:table-cell>
              <table:table-cell office:value-type="float" office:value="748">
                <text:p>748</text:p>
              </table:table-cell>
              <table:table-cell office:value-type="float" office:value="1294">
                <text:p>1294</text:p>
              </table:table-cell>
              <table:table-cell office:value-type="float" office:value="960">
                <text:p>960</text:p>
              </table:table-cell>
              <table:table-cell office:value-type="float" office:value="666.083596261713">
                <text:p>666.0835962617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">
                <text:p>970</text:p>
              </table:table-cell>
              <table:table-cell office:value-type="float" office:value="627">
                <text:p>627</text:p>
              </table:table-cell>
              <table:table-cell office:value-type="float" office:value="1105">
                <text:p>1105</text:p>
              </table:table-cell>
              <table:table-cell office:value-type="float" office:value="970">
                <text:p>970</text:p>
              </table:table-cell>
              <table:table-cell office:value-type="float" office:value="547.681260596517">
                <text:p>547.6812605965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">
                <text:p>980</text:p>
              </table:table-cell>
              <table:table-cell office:value-type="float" office:value="575">
                <text:p>575</text:p>
              </table:table-cell>
              <table:table-cell office:value-type="float" office:value="967">
                <text:p>967</text:p>
              </table:table-cell>
              <table:table-cell office:value-type="float" office:value="980">
                <text:p>980</text:p>
              </table:table-cell>
              <table:table-cell office:value-type="float" office:value="438.563135237134">
                <text:p>438.5631352371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">
                <text:p>990</text:p>
              </table:table-cell>
              <table:table-cell office:value-type="float" office:value="450">
                <text:p>450</text:p>
              </table:table-cell>
              <table:table-cell office:value-type="float" office:value="819">
                <text:p>819</text:p>
              </table:table-cell>
              <table:table-cell office:value-type="float" office:value="990">
                <text:p>990</text:p>
              </table:table-cell>
              <table:table-cell office:value-type="float" office:value="333.858592331706">
                <text:p>333.8585923317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">
                <text:p>1000</text:p>
              </table:table-cell>
              <table:table-cell office:value-type="float" office:value="369">
                <text:p>369</text:p>
              </table:table-cell>
              <table:table-cell office:value-type="float" office:value="753">
                <text:p>753</text:p>
              </table:table-cell>
              <table:table-cell office:value-type="float" office:value="1000">
                <text:p>1000</text:p>
              </table:table-cell>
              <table:table-cell office:value-type="float" office:value="247.732998493963">
                <text:p>247.7329984939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">
                <text:p>1010</text:p>
              </table:table-cell>
              <table:table-cell office:value-type="float" office:value="355">
                <text:p>355</text:p>
              </table:table-cell>
              <table:table-cell office:value-type="float" office:value="610">
                <text:p>610</text:p>
              </table:table-cell>
              <table:table-cell office:value-type="float" office:value="1010">
                <text:p>1010</text:p>
              </table:table-cell>
              <table:table-cell office:value-type="float" office:value="177.470376775659">
                <text:p>177.4703767756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">
                <text:p>1020</text:p>
              </table:table-cell>
              <table:table-cell office:value-type="float" office:value="242">
                <text:p>242</text:p>
              </table:table-cell>
              <table:table-cell office:value-type="float" office:value="552">
                <text:p>552</text:p>
              </table:table-cell>
              <table:table-cell office:value-type="float" office:value="1020">
                <text:p>1020</text:p>
              </table:table-cell>
              <table:table-cell office:value-type="float" office:value="121.359489596855">
                <text:p>121.3594895968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">
                <text:p>1030</text:p>
              </table:table-cell>
              <table:table-cell office:value-type="float" office:value="213">
                <text:p>213</text:p>
              </table:table-cell>
              <table:table-cell office:value-type="float" office:value="435">
                <text:p>435</text:p>
              </table:table-cell>
              <table:table-cell office:value-type="float" office:value="1030">
                <text:p>1030</text:p>
              </table:table-cell>
              <table:table-cell office:value-type="float" office:value="80.3841813631527">
                <text:p>80.38418136315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">
                <text:p>1040</text:p>
              </table:table-cell>
              <table:table-cell office:value-type="float" office:value="164">
                <text:p>164</text:p>
              </table:table-cell>
              <table:table-cell office:value-type="float" office:value="350">
                <text:p>350</text:p>
              </table:table-cell>
              <table:table-cell office:value-type="float" office:value="1040">
                <text:p>1040</text:p>
              </table:table-cell>
              <table:table-cell office:value-type="float" office:value="51.926098297654">
                <text:p>51.9260982976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">
                <text:p>1050</text:p>
              </table:table-cell>
              <table:table-cell office:value-type="float" office:value="164">
                <text:p>164</text:p>
              </table:table-cell>
              <table:table-cell office:value-type="float" office:value="276">
                <text:p>276</text:p>
              </table:table-cell>
              <table:table-cell office:value-type="float" office:value="1050">
                <text:p>1050</text:p>
              </table:table-cell>
              <table:table-cell office:value-type="float" office:value="31.8650801110874">
                <text:p>31.86508011108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">
                <text:p>1060</text:p>
              </table:table-cell>
              <table:table-cell office:value-type="float" office:value="101">
                <text:p>101</text:p>
              </table:table-cell>
              <table:table-cell office:value-type="float" office:value="217">
                <text:p>217</text:p>
              </table:table-cell>
              <table:table-cell office:value-type="float" office:value="1060">
                <text:p>1060</text:p>
              </table:table-cell>
              <table:table-cell office:value-type="float" office:value="19.6957369030756">
                <text:p>19.69573690307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">
                <text:p>1070</text:p>
              </table:table-cell>
              <table:table-cell office:value-type="float" office:value="75">
                <text:p>75</text:p>
              </table:table-cell>
              <table:table-cell office:value-type="float" office:value="148">
                <text:p>148</text:p>
              </table:table-cell>
              <table:table-cell office:value-type="float" office:value="1070">
                <text:p>1070</text:p>
              </table:table-cell>
              <table:table-cell office:value-type="float" office:value="12.4217588642031">
                <text:p>12.42175886420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">
                <text:p>1080</text:p>
              </table:table-cell>
              <table:table-cell office:value-type="float" office:value="48">
                <text:p>48</text:p>
              </table:table-cell>
              <table:table-cell office:value-type="float" office:value="118">
                <text:p>118</text:p>
              </table:table-cell>
              <table:table-cell office:value-type="float" office:value="1080">
                <text:p>1080</text:p>
              </table:table-cell>
              <table:table-cell office:value-type="float" office:value="7.63780287038774">
                <text:p>7.637802870387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">
                <text:p>1090</text:p>
              </table:table-cell>
              <table:table-cell office:value-type="float" office:value="43">
                <text:p>43</text:p>
              </table:table-cell>
              <table:table-cell office:value-type="float" office:value="79">
                <text:p>79</text:p>
              </table:table-cell>
              <table:table-cell office:value-type="float" office:value="1090">
                <text:p>1090</text:p>
              </table:table-cell>
              <table:table-cell office:value-type="float" office:value="4.34582642862944">
                <text:p>4.345826428629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">
                <text:p>1100</text:p>
              </table:table-cell>
              <table:table-cell office:value-type="float" office:value="28">
                <text:p>28</text:p>
              </table:table-cell>
              <table:table-cell office:value-type="float" office:value="67">
                <text:p>67</text:p>
              </table:table-cell>
              <table:table-cell office:value-type="float" office:value="1100">
                <text:p>1100</text:p>
              </table:table-cell>
              <table:table-cell office:value-type="float" office:value="3.12033601771877">
                <text:p>3.120336017718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">
                <text:p>1110</text:p>
              </table:table-cell>
              <table:table-cell office:value-type="float" office:value="21">
                <text:p>21</text:p>
              </table:table-cell>
              <table:table-cell office:value-type="float" office:value="62">
                <text:p>62</text:p>
              </table:table-cell>
              <table:table-cell office:value-type="float" office:value="1110">
                <text:p>1110</text:p>
              </table:table-cell>
              <table:table-cell office:value-type="float" office:value="2.16003554866683">
                <text:p>2.160035548666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">
                <text:p>1120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1120">
                <text:p>1120</text:p>
              </table:table-cell>
              <table:table-cell office:value-type="float" office:value="1.74110599075393">
                <text:p>1.741105990753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">
                <text:p>1130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1130">
                <text:p>1130</text:p>
              </table:table-cell>
              <table:table-cell office:value-type="float" office:value="1.3272577384391">
                <text:p>1.32725773843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">
                <text:p>114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140">
                <text:p>1140</text:p>
              </table:table-cell>
              <table:table-cell office:value-type="float" office:value="0.884409091100386">
                <text:p>0.8844090911003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">
                <text:p>115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150">
                <text:p>1150</text:p>
              </table:table-cell>
              <table:table-cell office:value-type="float" office:value="0.818508516959188">
                <text:p>0.8185085169591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">
                <text:p>116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160">
                <text:p>1160</text:p>
              </table:table-cell>
              <table:table-cell office:value-type="float" office:value="0.689161852114278">
                <text:p>0.6891618521142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">
                <text:p>117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170">
                <text:p>1170</text:p>
              </table:table-cell>
              <table:table-cell office:value-type="float" office:value="0.494800288696087">
                <text:p>0.4948002886960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">
                <text:p>118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180">
                <text:p>1180</text:p>
              </table:table-cell>
              <table:table-cell office:value-type="float" office:value="0.570518435859669">
                <text:p>0.5705184358596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90">
                <text:p>1190</text:p>
              </table:table-cell>
              <table:table-cell office:value-type="float" office:value="0.423473177712394">
                <text:p>0.4234731777123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0">
                <text:p>1200</text:p>
              </table:table-cell>
              <table:table-cell office:value-type="float" office:value="0.311375117715713">
                <text:p>0.3113751177157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">
                <text:p>12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210">
                <text:p>1210</text:p>
              </table:table-cell>
              <table:table-cell office:value-type="float" office:value="0.323332836887639">
                <text:p>0.3233328368876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">
                <text:p>12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220">
                <text:p>1220</text:p>
              </table:table-cell>
              <table:table-cell office:value-type="float" office:value="0.425028536634914">
                <text:p>0.4250285366349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">
                <text:p>12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230">
                <text:p>1230</text:p>
              </table:table-cell>
              <table:table-cell office:value-type="float" office:value="0.360298106181961">
                <text:p>0.3602981061819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">
                <text:p>1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40">
                <text:p>1240</text:p>
              </table:table-cell>
              <table:table-cell office:value-type="float" office:value="0.266917167714075">
                <text:p>0.2669171677140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50">
                <text:p>1250</text:p>
              </table:table-cell>
              <table:table-cell office:value-type="float" office:value="0.215401546197825">
                <text:p>0.2154015461978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">
                <text:p>1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60">
                <text:p>1260</text:p>
              </table:table-cell>
              <table:table-cell office:value-type="float" office:value="0.208203088366636">
                <text:p>0.2082030883666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">
                <text:p>1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70">
                <text:p>1270</text:p>
              </table:table-cell>
              <table:table-cell office:value-type="float" office:value="0.228782894165756">
                <text:p>0.2287828941657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">
                <text:p>1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80">
                <text:p>1280</text:p>
              </table:table-cell>
              <table:table-cell office:value-type="float" office:value="0.237566654900202">
                <text:p>0.2375666549002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">
                <text:p>1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90">
                <text:p>1290</text:p>
              </table:table-cell>
              <table:table-cell office:value-type="float" office:value="0.155927873963884">
                <text:p>0.1559278739638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00">
                <text:p>1300</text:p>
              </table:table-cell>
              <table:table-cell office:value-type="float" office:value="0.18587443178759">
                <text:p>0.185874431787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">
                <text:p>1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0">
                <text:p>1310</text:p>
              </table:table-cell>
              <table:table-cell office:value-type="float" office:value="0.22139660998057">
                <text:p>0.221396609980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">
                <text:p>1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20">
                <text:p>1320</text:p>
              </table:table-cell>
              <table:table-cell office:value-type="float" office:value="0.175969434350814">
                <text:p>0.1759694343508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">
                <text:p>1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30">
                <text:p>1330</text:p>
              </table:table-cell>
              <table:table-cell office:value-type="float" office:value="0.234190011477013">
                <text:p>0.2341900114770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">
                <text:p>1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40">
                <text:p>1340</text:p>
              </table:table-cell>
              <table:table-cell office:value-type="float" office:value="0.18866849510102">
                <text:p>0.188668495101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">
                <text:p>1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50">
                <text:p>1350</text:p>
              </table:table-cell>
              <table:table-cell office:value-type="float" office:value="0.140214063212996">
                <text:p>0.1402140632129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">
                <text:p>1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60">
                <text:p>1360</text:p>
              </table:table-cell>
              <table:table-cell office:value-type="float" office:value="0.118184346953717">
                <text:p>0.1181843469537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">
                <text:p>1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70">
                <text:p>1370</text:p>
              </table:table-cell>
              <table:table-cell office:value-type="float" office:value="0.101344673758382">
                <text:p>0.1013446737583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">
                <text:p>1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80">
                <text:p>1380</text:p>
              </table:table-cell>
              <table:table-cell office:value-type="float" office:value="0.138438944254705">
                <text:p>0.1384389442547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">
                <text:p>1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90">
                <text:p>1390</text:p>
              </table:table-cell>
              <table:table-cell office:value-type="float" office:value="0.141308415965012">
                <text:p>0.1413084159650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00">
                <text:p>1400</text:p>
              </table:table-cell>
              <table:table-cell office:value-type="float" office:value="0.0870197825375805">
                <text:p>0.08701978253758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">
                <text:p>1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10">
                <text:p>1410</text:p>
              </table:table-cell>
              <table:table-cell office:value-type="float" office:value="0.100802558412165">
                <text:p>0.1008025584121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">
                <text:p>1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0">
                <text:p>1420</text:p>
              </table:table-cell>
              <table:table-cell office:value-type="float" office:value="0.0964869214259433">
                <text:p>0.09648692142594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">
                <text:p>1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30">
                <text:p>1430</text:p>
              </table:table-cell>
              <table:table-cell office:value-type="float" office:value="0.0893824828168724">
                <text:p>0.08938248281687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0.0878664428413264">
                <text:p>0.08786644284132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">
                <text:p>1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50">
                <text:p>1450</text:p>
              </table:table-cell>
              <table:table-cell office:value-type="float" office:value="0.10945643735257">
                <text:p>0.109456437352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">
                <text:p>1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60">
                <text:p>1460</text:p>
              </table:table-cell>
              <table:table-cell office:value-type="float" office:value="0.096513160690886">
                <text:p>0.0965131606908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">
                <text:p>1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70">
                <text:p>1470</text:p>
              </table:table-cell>
              <table:table-cell office:value-type="float" office:value="0.0813555507043508">
                <text:p>0.08135555070435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">
                <text:p>1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0">
                <text:p>1480</text:p>
              </table:table-cell>
              <table:table-cell office:value-type="float" office:value="0.0574068545616467">
                <text:p>0.05740685456164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">
                <text:p>1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25">
                <text:p>112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32.5">
                <text:p>1132.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40">
                <text:p>114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47.5">
                <text:p>1147.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55">
                <text:p>115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62.5">
                <text:p>1162.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70">
                <text:p>117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77.5">
                <text:p>1177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85">
                <text:p>118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92.5">
                <text:p>1192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07.5">
                <text:p>120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15">
                <text:p>12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22.5">
                <text:p>122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30">
                <text:p>123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37.5">
                <text:p>123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45">
                <text:p>12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52.5">
                <text:p>125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60">
                <text:p>12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67.5">
                <text:p>126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75">
                <text:p>12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82.5">
                <text:p>128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90">
                <text:p>129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97.5">
                <text:p>129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05">
                <text:p>13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12.5">
                <text:p>131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20">
                <text:p>13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27.5">
                <text:p>132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35">
                <text:p>13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42.5">
                <text:p>134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50">
                <text:p>13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57.5">
                <text:p>135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65">
                <text:p>136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72.5">
                <text:p>137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80">
                <text:p>13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87.5">
                <text:p>138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95">
                <text:p>139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02.5">
                <text:p>140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10">
                <text:p>14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17.5">
                <text:p>141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25">
                <text:p>14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32.5">
                <text:p>143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47.5">
                <text:p>144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55">
                <text:p>14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62.5">
                <text:p>146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70">
                <text:p>14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77.5">
                <text:p>147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85">
                <text:p>14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92.5">
                <text:p>149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